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S25" table:end-x="1.195cm" table:end-y="0.047cm" draw:z-index="0" draw:style-name="gr1" draw:text-style-name="P1" svg:width="15.999cm" svg:height="8.999cm" svg:x="1.003cm" svg:y="0.081cm">
              <draw:object draw:notify-on-update-of-ranges="'DrawReset-SelectRandom'.C13:'DrawReset-SelectRandom'.C98 'DrawReset-SelectRandom'.D13:'DrawReset-SelectRandom'.D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DrawReset-SelectRandom'.S25" table:end-x="1.527cm" table:end-y="0.234cm" draw:z-index="1" draw:style-name="gr1" draw:text-style-name="P1" svg:width="16.331cm" svg:height="9.186cm" svg:x="1.003cm" svg:y="0.081cm">
              <draw:object draw:notify-on-update-of-ranges="'DrawReset-SelectRandom'.C13:'DrawReset-SelectRandom'.C98 'DrawReset-SelectRandom'.D13:'DrawReset-SelectRandom'.D9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'DrawReset-SelectRandom'.V32" table:end-x="0.516cm" table:end-y="0.315cm" draw:z-index="2" draw:style-name="gr1" draw:text-style-name="P1" svg:width="22.094cm" svg:height="12.428cm" svg:x="1.003cm" svg:y="0.081cm">
              <draw:object draw:notify-on-update-of-ranges="'DrawReset-SelectRandom'.C13:'DrawReset-SelectRandom'.C98 'DrawReset-SelectRandom'.D13:'DrawReset-SelectRandom'.D9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'DrawReset-SelectRandom'.V33" table:end-x="1.634cm" table:end-y="0.038cm" draw:z-index="3" draw:style-name="gr1" draw:text-style-name="P1" svg:width="22.094cm" svg:height="12.428cm" svg:x="2.121cm" svg:y="0.256cm">
              <draw:object draw:notify-on-update-of-ranges="'DrawReset-SelectRandom'.C13:'DrawReset-SelectRandom'.C33 'DrawReset-SelectRandom'.B13:'DrawReset-SelectRandom'.B13 'DrawReset-SelectRandom'.J13:'DrawReset-SelectRandom'.J33 'DrawReset-SelectRandom'.C35:'DrawReset-SelectRandom'.C44 'DrawReset-SelectRandom'.B35:'DrawReset-SelectRandom'.B35 'DrawReset-SelectRandom'.J35:'DrawReset-SelectRandom'.J44 'DrawReset-SelectRandom'.C46:'DrawReset-SelectRandom'.C54 'DrawReset-SelectRandom'.B46:'DrawReset-SelectRandom'.B46 'DrawReset-SelectRandom'.J46:'DrawReset-SelectRandom'.J54 'DrawReset-SelectRandom'.C56:'DrawReset-SelectRandom'.C63 'DrawReset-SelectRandom'.B56:'DrawReset-SelectRandom'.B56 'DrawReset-SelectRandom'.J56:'DrawReset-SelectRandom'.J63 'DrawReset-SelectRandom'.C65:'DrawReset-SelectRandom'.C71 'DrawReset-SelectRandom'.B65:'DrawReset-SelectRandom'.B65 'DrawReset-SelectRandom'.J65:'DrawReset-SelectRandom'.J71 'DrawReset-SelectRandom'.C73:'DrawReset-SelectRandom'.C78 'DrawReset-SelectRandom'.B73:'DrawReset-SelectRandom'.B73 'DrawReset-SelectRandom'.J73:'DrawReset-SelectRandom'.J78 'DrawReset-SelectRandom'.C80:'DrawReset-SelectRandom'.C84 'DrawReset-SelectRandom'.B80:'DrawReset-SelectRandom'.B80 'DrawReset-SelectRandom'.J80:'DrawReset-SelectRandom'.J84 'DrawReset-SelectRandom'.C86:'DrawReset-SelectRandom'.C89 'DrawReset-SelectRandom'.B86:'DrawReset-SelectRandom'.B86 'DrawReset-SelectRandom'.J86:'DrawReset-SelectRandom'.J89 'DrawReset-SelectRandom'.C91:'DrawReset-SelectRandom'.C93 'DrawReset-SelectRandom'.B91:'DrawReset-SelectRandom'.B91 'DrawReset-SelectRandom'.J91:'DrawReset-SelectRandom'.J93 'DrawReset-SelectRandom'.C95:'DrawReset-SelectRandom'.C96 'DrawReset-SelectRandom'.B95:'DrawReset-SelectRandom'.B95 'DrawReset-SelectRandom'.J95:'DrawReset-SelectRandom'.J96 'DrawReset-SelectRandom'.C98:'DrawReset-SelectRandom'.C98 'DrawReset-SelectRandom'.B98:'DrawReset-SelectRandom'.B98 'DrawReset-SelectRandom'.J98:'DrawReset-SelectRandom'.J9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436">
            <text:p>436,00</text:p>
          </table:table-cell>
          <table:table-cell office:value-type="float" office:value="408">
            <text:p>408,00</text:p>
          </table:table-cell>
          <table:table-cell office:value-type="float" office:value="156">
            <text:p>156,00</text:p>
          </table:table-cell>
          <table:table-cell table:formula="of:=100*[.F7]/([.F7]+[.G7])" office:value-type="float" office:value="51.6587677725119">
            <text:p>51,66</text:p>
          </table:table-cell>
          <table:table-cell table:formula="of:=100*[.G7]/([.F7]+[.G7])" office:value-type="float" office:value="48.3412322274882">
            <text:p>48,34</text:p>
          </table:table-cell>
          <table:table-cell table:formula="of:=100*[.H7]/([.F7]+[.G7]+[.H7])" office:value-type="float" office:value="15.6">
            <text:p>15,6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210">
            <text:p>210,00</text:p>
          </table:table-cell>
          <table:table-cell office:value-type="float" office:value="200">
            <text:p>200,00</text:p>
          </table:table-cell>
          <table:table-cell office:value-type="float" office:value="90">
            <text:p>90,00</text:p>
          </table:table-cell>
          <table:table-cell table:formula="of:=100*[.F8]/([.F8]+[.G8])" office:value-type="float" office:value="51.219512195122">
            <text:p>51,22</text:p>
          </table:table-cell>
          <table:table-cell table:formula="of:=100*[.G8]/([.F8]+[.G8])" office:value-type="float" office:value="48.7804878048781">
            <text:p>48,78</text:p>
          </table:table-cell>
          <table:table-cell table:formula="of:=100*[.H8]/([.F8]+[.G8]+[.H8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82">
            <text:p>82,00</text:p>
          </table:table-cell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table:formula="of:=100*[.F9]/([.F9]+[.G9])" office:value-type="float" office:value="48.8095238095238">
            <text:p>48,81</text:p>
          </table:table-cell>
          <table:table-cell table:formula="of:=100*[.G9]/([.F9]+[.G9])" office:value-type="float" office:value="51.1904761904762">
            <text:p>51,19</text:p>
          </table:table-cell>
          <table:table-cell table:formula="of:=100*[.H9]/([.F9]+[.G9]+[.H9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9">
            <text:p>39,00</text:p>
          </table:table-cell>
          <table:table-cell office:value-type="float" office:value="41">
            <text:p>41,00</text:p>
          </table:table-cell>
          <table:table-cell office:value-type="float" office:value="20">
            <text:p>20,00</text:p>
          </table:table-cell>
          <table:table-cell table:formula="of:=100*[.F10]/([.F10]+[.G10])" office:value-type="float" office:value="48.75">
            <text:p>48,75</text:p>
          </table:table-cell>
          <table:table-cell table:formula="of:=100*[.G10]/([.F10]+[.G10])" office:value-type="float" office:value="51.25">
            <text:p>51,25</text:p>
          </table:table-cell>
          <table:table-cell table:formula="of:=100*[.H10]/([.F10]+[.G10]+[.H10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7:.F10])" office:value-type="float" office:value="767">
            <text:p>767,00</text:p>
          </table:table-cell>
          <table:table-cell table:formula="of:=SUM([.G7:.G10])" office:value-type="float" office:value="735">
            <text:p>735,00</text:p>
          </table:table-cell>
          <table:table-cell table:formula="of:=SUM([.H7:.H10])" office:value-type="float" office:value="298">
            <text:p>298,00</text:p>
          </table:table-cell>
          <table:table-cell table:formula="of:=100*[.F11]/([.F11]+[.G11])" office:value-type="float" office:value="51.0652463382157">
            <text:p>51,07</text:p>
          </table:table-cell>
          <table:table-cell table:formula="of:=100*[.G11]/([.F11]+[.G11])" office:value-type="float" office:value="48.9347536617843">
            <text:p>48,93</text:p>
          </table:table-cell>
          <table:table-cell table:formula="of:=100*[.H11]/([.F11]+[.G11]+[.H11])" office:value-type="float" office:value="16.5555555555556">
            <text:p>16,5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95">
            <text:p>95,00</text:p>
          </table:table-cell>
          <table:table-cell office:value-type="float" office:value="5">
            <text:p>5,00</text:p>
          </table:table-cell>
          <table:table-cell office:value-type="float" office:value="0">
            <text:p>0,00</text:p>
          </table:table-cell>
          <table:table-cell table:formula="of:=100*[.F13]/([.F13]+[.G13])" office:value-type="float" office:value="95">
            <text:p>95,00</text:p>
          </table:table-cell>
          <table:table-cell table:formula="of:=100*[.G13]/([.F13]+[.G13])" office:value-type="float" office:value="5">
            <text:p>5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05">
            <text:p>0,05</text:p>
          </table:table-cell>
          <table:table-cell table:formula="of:=1-([.C14]+[.B14]+[.A14])" office:value-type="float" office:value="0.95">
            <text:p>0,95</text:p>
          </table:table-cell>
          <table:table-cell/>
          <table:table-cell office:value-type="float" office:value="92">
            <text:p>92,00</text:p>
          </table:table-cell>
          <table:table-cell office:value-type="float" office:value="6">
            <text:p>6,00</text:p>
          </table:table-cell>
          <table:table-cell office:value-type="float" office:value="2">
            <text:p>2,00</text:p>
          </table:table-cell>
          <table:table-cell table:formula="of:=100*[.F14]/([.F14]+[.G14])" office:value-type="float" office:value="93.8775510204082">
            <text:p>93,88</text:p>
          </table:table-cell>
          <table:table-cell table:formula="of:=100*[.G14]/([.F14]+[.G14])" office:value-type="float" office:value="6.12244897959184">
            <text:p>6,12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]+[.B15]+[.A15])" office:value-type="float" office:value="0.9">
            <text:p>0,90</text:p>
          </table:table-cell>
          <table:table-cell/>
          <table:table-cell office:value-type="float" office:value="94">
            <text:p>94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formula="of:=100*[.F15]/([.F15]+[.G15])" office:value-type="float" office:value="94.949494949495">
            <text:p>94,95</text:p>
          </table:table-cell>
          <table:table-cell table:formula="of:=100*[.G15]/([.F15]+[.G15])" office:value-type="float" office:value="5.05050505050505">
            <text:p>5,05</text:p>
          </table:table-cell>
          <table:table-cell table:formula="of:=100*[.H15]/([.F15]+[.G15]+[.H15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5">
            <text:p>0,15</text:p>
          </table:table-cell>
          <table:table-cell table:formula="of:=1-([.C16]+[.B16]+[.A16])" office:value-type="float" office:value="0.85">
            <text:p>0,85</text:p>
          </table:table-cell>
          <table:table-cell/>
          <table:table-cell office:value-type="float" office:value="86">
            <text:p>86,00</text:p>
          </table:table-cell>
          <table:table-cell office:value-type="float" office:value="12">
            <text:p>12,00</text:p>
          </table:table-cell>
          <table:table-cell office:value-type="float" office:value="2">
            <text:p>2,00</text:p>
          </table:table-cell>
          <table:table-cell table:formula="of:=100*[.F16]/([.F16]+[.G16])" office:value-type="float" office:value="87.7551020408163">
            <text:p>87,76</text:p>
          </table:table-cell>
          <table:table-cell table:formula="of:=100*[.G16]/([.F16]+[.G16])" office:value-type="float" office:value="12.2448979591837">
            <text:p>12,24</text:p>
          </table:table-cell>
          <table:table-cell table:formula="of:=100*[.H16]/([.F16]+[.G16]+[.H16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7]+[.B17]+[.A17])" office:value-type="float" office:value="0.8">
            <text:p>0,80</text:p>
          </table:table-cell>
          <table:table-cell/>
          <table:table-cell office:value-type="float" office:value="82">
            <text:p>82,00</text:p>
          </table:table-cell>
          <table:table-cell office:value-type="float" office:value="13">
            <text:p>13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86.3157894736842">
            <text:p>86,32</text:p>
          </table:table-cell>
          <table:table-cell table:formula="of:=100*[.G17]/([.F17]+[.G17])" office:value-type="float" office:value="13.6842105263158">
            <text:p>13,68</text:p>
          </table:table-cell>
          <table:table-cell table:formula="of:=100*[.H17]/([.F17]+[.G17]+[.H17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5">
            <text:p>0,25</text:p>
          </table:table-cell>
          <table:table-cell table:formula="of:=1-([.C18]+[.B18]+[.A18])" office:value-type="float" office:value="0.75">
            <text:p>0,75</text:p>
          </table:table-cell>
          <table:table-cell/>
          <table:table-cell office:value-type="float" office:value="77">
            <text:p>77,00</text:p>
          </table:table-cell>
          <table:table-cell office:value-type="float" office:value="19">
            <text:p>19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80.2083333333333">
            <text:p>80,21</text:p>
          </table:table-cell>
          <table:table-cell table:formula="of:=100*[.G18]/([.F18]+[.G18])" office:value-type="float" office:value="19.7916666666667">
            <text:p>19,79</text:p>
          </table:table-cell>
          <table:table-cell table:formula="of:=100*[.H18]/([.F18]+[.G18]+[.H18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9]+[.B19]+[.A19])" office:value-type="float" office:value="0.7">
            <text:p>0,70</text:p>
          </table:table-cell>
          <table:table-cell/>
          <table:table-cell office:value-type="float" office:value="78">
            <text:p>78,00</text:p>
          </table:table-cell>
          <table:table-cell office:value-type="float" office:value="18">
            <text:p>18,00</text:p>
          </table:table-cell>
          <table:table-cell office:value-type="float" office:value="4">
            <text:p>4,00</text:p>
          </table:table-cell>
          <table:table-cell table:formula="of:=100*[.F19]/([.F19]+[.G19])" office:value-type="float" office:value="81.25">
            <text:p>81,25</text:p>
          </table:table-cell>
          <table:table-cell table:formula="of:=100*[.G19]/([.F19]+[.G19])" office:value-type="float" office:value="18.75">
            <text:p>18,75</text:p>
          </table:table-cell>
          <table:table-cell table:formula="of:=100*[.H19]/([.F19]+[.G19]+[.H19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5">
            <text:p>0,35</text:p>
          </table:table-cell>
          <table:table-cell table:formula="of:=1-([.C20]+[.B20]+[.A20])" office:value-type="float" office:value="0.65">
            <text:p>0,65</text:p>
          </table:table-cell>
          <table:table-cell/>
          <table:table-cell office:value-type="float" office:value="86">
            <text:p>86,00</text:p>
          </table:table-cell>
          <table:table-cell office:value-type="float" office:value="12">
            <text:p>12,00</text:p>
          </table:table-cell>
          <table:table-cell office:value-type="float" office:value="2">
            <text:p>2,00</text:p>
          </table:table-cell>
          <table:table-cell table:formula="of:=100*[.F20]/([.F20]+[.G20])" office:value-type="float" office:value="87.7551020408163">
            <text:p>87,76</text:p>
          </table:table-cell>
          <table:table-cell table:formula="of:=100*[.G20]/([.F20]+[.G20])" office:value-type="float" office:value="12.2448979591837">
            <text:p>12,24</text:p>
          </table:table-cell>
          <table:table-cell table:formula="of:=100*[.H20]/([.F20]+[.G20]+[.H20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]+[.B21]+[.A21])" office:value-type="float" office:value="0.6">
            <text:p>0,60</text:p>
          </table:table-cell>
          <table:table-cell/>
          <table:table-cell office:value-type="float" office:value="80">
            <text:p>80,00</text:p>
          </table:table-cell>
          <table:table-cell office:value-type="float" office:value="18">
            <text:p>18,00</text:p>
          </table:table-cell>
          <table:table-cell office:value-type="float" office:value="2">
            <text:p>2,00</text:p>
          </table:table-cell>
          <table:table-cell table:formula="of:=100*[.F21]/([.F21]+[.G21])" office:value-type="float" office:value="81.6326530612245">
            <text:p>81,63</text:p>
          </table:table-cell>
          <table:table-cell table:formula="of:=100*[.G21]/([.F21]+[.G21])" office:value-type="float" office:value="18.3673469387755">
            <text:p>18,37</text:p>
          </table:table-cell>
          <table:table-cell table:formula="of:=100*[.H21]/([.F21]+[.G21]+[.H21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5">
            <text:p>0,45</text:p>
          </table:table-cell>
          <table:table-cell table:formula="of:=1-([.C22]+[.B22]+[.A22])" office:value-type="float" office:value="0.55">
            <text:p>0,55</text:p>
          </table:table-cell>
          <table:table-cell/>
          <table:table-cell office:value-type="float" office:value="77">
            <text:p>77,00</text:p>
          </table:table-cell>
          <table:table-cell office:value-type="float" office:value="17">
            <text:p>17,00</text:p>
          </table:table-cell>
          <table:table-cell office:value-type="float" office:value="6">
            <text:p>6,00</text:p>
          </table:table-cell>
          <table:table-cell table:formula="of:=100*[.F22]/([.F22]+[.G22])" office:value-type="float" office:value="81.9148936170213">
            <text:p>81,91</text:p>
          </table:table-cell>
          <table:table-cell table:formula="of:=100*[.G22]/([.F22]+[.G22])" office:value-type="float" office:value="18.0851063829787">
            <text:p>18,09</text:p>
          </table:table-cell>
          <table:table-cell table:formula="of:=100*[.H22]/([.F22]+[.G22]+[.H22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3]+[.B23]+[.A23])" office:value-type="float" office:value="0.5">
            <text:p>0,50</text:p>
          </table:table-cell>
          <table:table-cell/>
          <table:table-cell office:value-type="float" office:value="78">
            <text:p>78,00</text:p>
          </table:table-cell>
          <table:table-cell office:value-type="float" office:value="18">
            <text:p>18,00</text:p>
          </table:table-cell>
          <table:table-cell office:value-type="float" office:value="4">
            <text:p>4,00</text:p>
          </table:table-cell>
          <table:table-cell table:formula="of:=100*[.F23]/([.F23]+[.G23])" office:value-type="float" office:value="81.25">
            <text:p>81,25</text:p>
          </table:table-cell>
          <table:table-cell table:formula="of:=100*[.G23]/([.F23]+[.G23])" office:value-type="float" office:value="18.75">
            <text:p>18,75</text:p>
          </table:table-cell>
          <table:table-cell table:formula="of:=100*[.H23]/([.F23]+[.G23]+[.H23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5">
            <text:p>0,55</text:p>
          </table:table-cell>
          <table:table-cell table:formula="of:=1-([.C24]+[.B24]+[.A24])" office:value-type="float" office:value="0.45">
            <text:p>0,45</text:p>
          </table:table-cell>
          <table:table-cell/>
          <table:table-cell office:value-type="float" office:value="83">
            <text:p>83,00</text:p>
          </table:table-cell>
          <table:table-cell office:value-type="float" office:value="11">
            <text:p>11,00</text:p>
          </table:table-cell>
          <table:table-cell office:value-type="float" office:value="6">
            <text:p>6,00</text:p>
          </table:table-cell>
          <table:table-cell table:formula="of:=100*[.F24]/([.F24]+[.G24])" office:value-type="float" office:value="88.2978723404255">
            <text:p>88,30</text:p>
          </table:table-cell>
          <table:table-cell table:formula="of:=100*[.G24]/([.F24]+[.G24])" office:value-type="float" office:value="11.7021276595745">
            <text:p>11,70</text:p>
          </table:table-cell>
          <table:table-cell table:formula="of:=100*[.H24]/([.F24]+[.G24]+[.H24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5]+[.B25]+[.A25])" office:value-type="float" office:value="0.4">
            <text:p>0,40</text:p>
          </table:table-cell>
          <table:table-cell/>
          <table:table-cell office:value-type="float" office:value="83">
            <text:p>8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table:formula="of:=100*[.F25]/([.F25]+[.G25])" office:value-type="float" office:value="84.6938775510204">
            <text:p>84,69</text:p>
          </table:table-cell>
          <table:table-cell table:formula="of:=100*[.G25]/([.F25]+[.G25])" office:value-type="float" office:value="15.3061224489796">
            <text:p>15,31</text:p>
          </table:table-cell>
          <table:table-cell table:formula="of:=100*[.H25]/([.F25]+[.G25]+[.H25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5">
            <text:p>0,65</text:p>
          </table:table-cell>
          <table:table-cell table:formula="of:=1-([.C26]+[.B26]+[.A26])" office:value-type="float" office:value="0.35">
            <text:p>0,35</text:p>
          </table:table-cell>
          <table:table-cell/>
          <table:table-cell office:value-type="float" office:value="78">
            <text:p>7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formula="of:=100*[.F26]/([.F26]+[.G26])" office:value-type="float" office:value="79.5918367346939">
            <text:p>79,59</text:p>
          </table:table-cell>
          <table:table-cell table:formula="of:=100*[.G26]/([.F26]+[.G26])" office:value-type="float" office:value="20.4081632653061">
            <text:p>20,41</text:p>
          </table:table-cell>
          <table:table-cell table:formula="of:=100*[.H26]/([.F26]+[.G26]+[.H26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7]+[.B27]+[.A27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27">
            <text:p>27,00</text:p>
          </table:table-cell>
          <table:table-cell office:value-type="float" office:value="3">
            <text:p>3,00</text:p>
          </table:table-cell>
          <table:table-cell table:formula="of:=100*[.F27]/([.F27]+[.G27])" office:value-type="float" office:value="72.1649484536083">
            <text:p>72,16</text:p>
          </table:table-cell>
          <table:table-cell table:formula="of:=100*[.G27]/([.F27]+[.G27])" office:value-type="float" office:value="27.8350515463918">
            <text:p>27,84</text:p>
          </table:table-cell>
          <table:table-cell table:formula="of:=100*[.H27]/([.F27]+[.G27]+[.H27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5">
            <text:p>0,75</text:p>
          </table:table-cell>
          <table:table-cell table:formula="of:=1-([.C28]+[.B28]+[.A28])" office:value-type="float" office:value="0.25">
            <text:p>0,25</text:p>
          </table:table-cell>
          <table:table-cell/>
          <table:table-cell office:value-type="float" office:value="79">
            <text:p>79,00</text:p>
          </table:table-cell>
          <table:table-cell office:value-type="float" office:value="16">
            <text:p>16,00</text:p>
          </table:table-cell>
          <table:table-cell office:value-type="float" office:value="5">
            <text:p>5,00</text:p>
          </table:table-cell>
          <table:table-cell table:formula="of:=100*[.F28]/([.F28]+[.G28])" office:value-type="float" office:value="83.1578947368421">
            <text:p>83,16</text:p>
          </table:table-cell>
          <table:table-cell table:formula="of:=100*[.G28]/([.F28]+[.G28])" office:value-type="float" office:value="16.8421052631579">
            <text:p>16,84</text:p>
          </table:table-cell>
          <table:table-cell table:formula="of:=100*[.H28]/([.F28]+[.G28]+[.H28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9]+[.B29]+[.A29])" office:value-type="float" office:value="0.2">
            <text:p>0,20</text:p>
          </table:table-cell>
          <table:table-cell/>
          <table:table-cell office:value-type="float" office:value="72">
            <text:p>72,00</text:p>
          </table:table-cell>
          <table:table-cell office:value-type="float" office:value="24">
            <text:p>24,00</text:p>
          </table:table-cell>
          <table:table-cell office:value-type="float" office:value="4">
            <text:p>4,00</text:p>
          </table:table-cell>
          <table:table-cell table:formula="of:=100*[.F29]/([.F29]+[.G29])" office:value-type="float" office:value="75">
            <text:p>75,00</text:p>
          </table:table-cell>
          <table:table-cell table:formula="of:=100*[.G29]/([.F29]+[.G29])" office:value-type="float" office:value="25">
            <text:p>25,00</text:p>
          </table:table-cell>
          <table:table-cell table:formula="of:=100*[.H29]/([.F29]+[.G29]+[.H29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50000000000001">
            <text:p>0,85</text:p>
          </table:table-cell>
          <table:table-cell table:formula="of:=1-([.C30]+[.B30]+[.A30])" office:value-type="float" office:value="0.149999999999999">
            <text:p>0,15</text:p>
          </table:table-cell>
          <table:table-cell/>
          <table:table-cell office:value-type="float" office:value="73">
            <text:p>73,00</text:p>
          </table:table-cell>
          <table:table-cell office:value-type="float" office:value="19">
            <text:p>19,00</text:p>
          </table:table-cell>
          <table:table-cell office:value-type="float" office:value="8">
            <text:p>8,00</text:p>
          </table:table-cell>
          <table:table-cell table:formula="of:=100*[.F30]/([.F30]+[.G30])" office:value-type="float" office:value="79.3478260869565">
            <text:p>79,35</text:p>
          </table:table-cell>
          <table:table-cell table:formula="of:=100*[.G30]/([.F30]+[.G30])" office:value-type="float" office:value="20.6521739130435">
            <text:p>20,65</text:p>
          </table:table-cell>
          <table:table-cell table:formula="of:=100*[.H30]/([.F30]+[.G30]+[.H30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31]+[.B31]+[.A31])" office:value-type="float" office:value="0.099999999999999">
            <text:p>0,10</text:p>
          </table:table-cell>
          <table:table-cell/>
          <table:table-cell office:value-type="float" office:value="77">
            <text:p>77,00</text:p>
          </table:table-cell>
          <table:table-cell office:value-type="float" office:value="11">
            <text:p>11,00</text:p>
          </table:table-cell>
          <table:table-cell office:value-type="float" office:value="12">
            <text:p>12,00</text:p>
          </table:table-cell>
          <table:table-cell table:formula="of:=100*[.F31]/([.F31]+[.G31])" office:value-type="float" office:value="87.5">
            <text:p>87,50</text:p>
          </table:table-cell>
          <table:table-cell table:formula="of:=100*[.G31]/([.F31]+[.G31])" office:value-type="float" office:value="12.5">
            <text:p>12,50</text:p>
          </table:table-cell>
          <table:table-cell table:formula="of:=100*[.H31]/([.F31]+[.G31]+[.H31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50000000000001">
            <text:p>0,95</text:p>
          </table:table-cell>
          <table:table-cell table:formula="of:=1-([.C32]+[.B32]+[.A32])" office:value-type="float" office:value="0.0499999999999989">
            <text:p>0,05</text:p>
          </table:table-cell>
          <table:table-cell/>
          <table:table-cell office:value-type="float" office:value="89">
            <text:p>89,00</text:p>
          </table:table-cell>
          <table:table-cell office:value-type="float" office:value="8">
            <text:p>8,00</text:p>
          </table:table-cell>
          <table:table-cell office:value-type="float" office:value="3">
            <text:p>3,00</text:p>
          </table:table-cell>
          <table:table-cell table:formula="of:=100*[.F32]/([.F32]+[.G32])" office:value-type="float" office:value="91.7525773195876">
            <text:p>91,75</text:p>
          </table:table-cell>
          <table:table-cell table:formula="of:=100*[.G32]/([.F32]+[.G32])" office:value-type="float" office:value="8.24742268041237">
            <text:p>8,25</text:p>
          </table:table-cell>
          <table:table-cell table:formula="of:=100*[.H32]/([.F32]+[.G32]+[.H32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33]+[.B33]+[.A33])" office:value-type="float" office:value="0">
            <text:p>0,00</text:p>
          </table:table-cell>
          <table:table-cell/>
          <table:table-cell office:value-type="float" office:value="83">
            <text:p>83,00</text:p>
          </table:table-cell>
          <table:table-cell office:value-type="float" office:value="13">
            <text:p>13,00</text:p>
          </table:table-cell>
          <table:table-cell office:value-type="float" office:value="4">
            <text:p>4,00</text:p>
          </table:table-cell>
          <table:table-cell table:formula="of:=100*[.F33]/([.F33]+[.G33])" office:value-type="float" office:value="86.4583333333333">
            <text:p>86,46</text:p>
          </table:table-cell>
          <table:table-cell table:formula="of:=100*[.G33]/([.F33]+[.G33])" office:value-type="float" office:value="13.5416666666667">
            <text:p>13,54</text:p>
          </table:table-cell>
          <table:table-cell table:formula="of:=100*[.H33]/([.F33]+[.G33]+[.H33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5]+[.B35]+[.A35])" office:value-type="float" office:value="0.9">
            <text:p>0,90</text:p>
          </table:table-cell>
          <table:table-cell/>
          <table:table-cell office:value-type="float" office:value="87">
            <text:p>87,00</text:p>
          </table:table-cell>
          <table:table-cell office:value-type="float" office:value="10">
            <text:p>10,00</text:p>
          </table:table-cell>
          <table:table-cell office:value-type="float" office:value="3">
            <text:p>3,00</text:p>
          </table:table-cell>
          <table:table-cell table:formula="of:=100*[.F35]/([.F35]+[.G35])" office:value-type="float" office:value="89.6907216494845">
            <text:p>89,69</text:p>
          </table:table-cell>
          <table:table-cell table:formula="of:=100*[.G35]/([.F35]+[.G35])" office:value-type="float" office:value="10.3092783505155">
            <text:p>10,31</text:p>
          </table:table-cell>
          <table:table-cell table:formula="of:=100*[.H35]/([.F35]+[.G35]+[.H35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82">
            <text:p>82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table:formula="of:=100*[.F36]/([.F36]+[.G36])" office:value-type="float" office:value="83.6734693877551">
            <text:p>83,67</text:p>
          </table:table-cell>
          <table:table-cell table:formula="of:=100*[.G36]/([.F36]+[.G36])" office:value-type="float" office:value="16.3265306122449">
            <text:p>16,33</text:p>
          </table:table-cell>
          <table:table-cell table:formula="of:=100*[.H36]/([.F36]+[.G36]+[.H36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81">
            <text:p>81,00</text:p>
          </table:table-cell>
          <table:table-cell office:value-type="float" office:value="12">
            <text:p>12,00</text:p>
          </table:table-cell>
          <table:table-cell office:value-type="float" office:value="7">
            <text:p>7,00</text:p>
          </table:table-cell>
          <table:table-cell table:formula="of:=100*[.F37]/([.F37]+[.G37])" office:value-type="float" office:value="87.0967741935484">
            <text:p>87,10</text:p>
          </table:table-cell>
          <table:table-cell table:formula="of:=100*[.G37]/([.F37]+[.G37])" office:value-type="float" office:value="12.9032258064516">
            <text:p>12,90</text:p>
          </table:table-cell>
          <table:table-cell table:formula="of:=100*[.H37]/([.F37]+[.G37]+[.H37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76">
            <text:p>76,00</text:p>
          </table:table-cell>
          <table:table-cell office:value-type="float" office:value="15">
            <text:p>15,00</text:p>
          </table:table-cell>
          <table:table-cell office:value-type="float" office:value="9">
            <text:p>9,00</text:p>
          </table:table-cell>
          <table:table-cell table:formula="of:=100*[.F38]/([.F38]+[.G38])" office:value-type="float" office:value="83.5164835164835">
            <text:p>83,52</text:p>
          </table:table-cell>
          <table:table-cell table:formula="of:=100*[.G38]/([.F38]+[.G38])" office:value-type="float" office:value="16.4835164835165">
            <text:p>16,48</text:p>
          </table:table-cell>
          <table:table-cell table:formula="of:=100*[.H38]/([.F38]+[.G38]+[.H38])" office:value-type="float" office:value="9">
            <text:p>9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74">
            <text:p>74,00</text:p>
          </table:table-cell>
          <table:table-cell office:value-type="float" office:value="20">
            <text:p>20,00</text:p>
          </table:table-cell>
          <table:table-cell office:value-type="float" office:value="6">
            <text:p>6,00</text:p>
          </table:table-cell>
          <table:table-cell table:formula="of:=100*[.F39]/([.F39]+[.G39])" office:value-type="float" office:value="78.7234042553192">
            <text:p>78,72</text:p>
          </table:table-cell>
          <table:table-cell table:formula="of:=100*[.G39]/([.F39]+[.G39])" office:value-type="float" office:value="21.2765957446808">
            <text:p>21,28</text:p>
          </table:table-cell>
          <table:table-cell table:formula="of:=100*[.H39]/([.F39]+[.G39]+[.H39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68">
            <text:p>68,00</text:p>
          </table:table-cell>
          <table:table-cell office:value-type="float" office:value="26">
            <text:p>26,00</text:p>
          </table:table-cell>
          <table:table-cell office:value-type="float" office:value="6">
            <text:p>6,00</text:p>
          </table:table-cell>
          <table:table-cell table:formula="of:=100*[.F40]/([.F40]+[.G40])" office:value-type="float" office:value="72.3404255319149">
            <text:p>72,34</text:p>
          </table:table-cell>
          <table:table-cell table:formula="of:=100*[.G40]/([.F40]+[.G40])" office:value-type="float" office:value="27.6595744680851">
            <text:p>27,66</text:p>
          </table:table-cell>
          <table:table-cell table:formula="of:=100*[.H40]/([.F40]+[.G40]+[.H40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74">
            <text:p>74,00</text:p>
          </table:table-cell>
          <table:table-cell office:value-type="float" office:value="20">
            <text:p>20,00</text:p>
          </table:table-cell>
          <table:table-cell office:value-type="float" office:value="6">
            <text:p>6,00</text:p>
          </table:table-cell>
          <table:table-cell table:formula="of:=100*[.F41]/([.F41]+[.G41])" office:value-type="float" office:value="78.7234042553192">
            <text:p>78,72</text:p>
          </table:table-cell>
          <table:table-cell table:formula="of:=100*[.G41]/([.F41]+[.G41])" office:value-type="float" office:value="21.2765957446808">
            <text:p>21,28</text:p>
          </table:table-cell>
          <table:table-cell table:formula="of:=100*[.H41]/([.F41]+[.G41]+[.H41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75">
            <text:p>75,00</text:p>
          </table:table-cell>
          <table:table-cell office:value-type="float" office:value="21">
            <text:p>21,00</text:p>
          </table:table-cell>
          <table:table-cell office:value-type="float" office:value="4">
            <text:p>4,00</text:p>
          </table:table-cell>
          <table:table-cell table:formula="of:=100*[.F42]/([.F42]+[.G42])" office:value-type="float" office:value="78.125">
            <text:p>78,13</text:p>
          </table:table-cell>
          <table:table-cell table:formula="of:=100*[.G42]/([.F42]+[.G42])" office:value-type="float" office:value="21.875">
            <text:p>21,88</text:p>
          </table:table-cell>
          <table:table-cell table:formula="of:=100*[.H42]/([.F42]+[.G42]+[.H42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43]+[.B43]+[.A43])" office:value-type="float" office:value="0.1">
            <text:p>0,10</text:p>
          </table:table-cell>
          <table:table-cell/>
          <table:table-cell office:value-type="float" office:value="76">
            <text:p>76,00</text:p>
          </table:table-cell>
          <table:table-cell office:value-type="float" office:value="19">
            <text:p>19,00</text:p>
          </table:table-cell>
          <table:table-cell office:value-type="float" office:value="5">
            <text:p>5,00</text:p>
          </table:table-cell>
          <table:table-cell table:formula="of:=100*[.F43]/([.F43]+[.G43])" office:value-type="float" office:value="80">
            <text:p>80,00</text:p>
          </table:table-cell>
          <table:table-cell table:formula="of:=100*[.G43]/([.F43]+[.G43])" office:value-type="float" office:value="20">
            <text:p>20,00</text:p>
          </table:table-cell>
          <table:table-cell table:formula="of:=100*[.H43]/([.F43]+[.G43]+[.H43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81">
            <text:p>81,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table:formula="of:=100*[.F44]/([.F44]+[.G44])" office:value-type="float" office:value="85.2631578947368">
            <text:p>85,26</text:p>
          </table:table-cell>
          <table:table-cell table:formula="of:=100*[.G44]/([.F44]+[.G44])" office:value-type="float" office:value="14.7368421052632">
            <text:p>14,74</text:p>
          </table:table-cell>
          <table:table-cell table:formula="of:=100*[.H44]/([.F44]+[.G44]+[.H44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8">
            <text:p>0,80</text:p>
          </table:table-cell>
          <table:table-cell/>
          <table:table-cell office:value-type="float" office:value="82">
            <text:p>82,00</text:p>
          </table:table-cell>
          <table:table-cell office:value-type="float" office:value="11">
            <text:p>11,00</text:p>
          </table:table-cell>
          <table:table-cell office:value-type="float" office:value="7">
            <text:p>7,00</text:p>
          </table:table-cell>
          <table:table-cell table:formula="of:=100*[.F46]/([.F46]+[.G46])" office:value-type="float" office:value="88.1720430107527">
            <text:p>88,17</text:p>
          </table:table-cell>
          <table:table-cell table:formula="of:=100*[.G46]/([.F46]+[.G46])" office:value-type="float" office:value="11.8279569892473">
            <text:p>11,83</text:p>
          </table:table-cell>
          <table:table-cell table:formula="of:=100*[.H46]/([.F46]+[.G46]+[.H46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7">
            <text:p>0,70</text:p>
          </table:table-cell>
          <table:table-cell/>
          <table:table-cell office:value-type="float" office:value="73">
            <text:p>73,00</text:p>
          </table:table-cell>
          <table:table-cell office:value-type="float" office:value="22">
            <text:p>22,00</text:p>
          </table:table-cell>
          <table:table-cell office:value-type="float" office:value="5">
            <text:p>5,00</text:p>
          </table:table-cell>
          <table:table-cell table:formula="of:=100*[.F47]/([.F47]+[.G47])" office:value-type="float" office:value="76.8421052631579">
            <text:p>76,84</text:p>
          </table:table-cell>
          <table:table-cell table:formula="of:=100*[.G47]/([.F47]+[.G47])" office:value-type="float" office:value="23.1578947368421">
            <text:p>23,16</text:p>
          </table:table-cell>
          <table:table-cell table:formula="of:=100*[.H47]/([.F47]+[.G47]+[.H47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48]+[.B48]+[.A48])" office:value-type="float" office:value="0.6">
            <text:p>0,60</text:p>
          </table:table-cell>
          <table:table-cell/>
          <table:table-cell office:value-type="float" office:value="67">
            <text:p>67,00</text:p>
          </table:table-cell>
          <table:table-cell office:value-type="float" office:value="24">
            <text:p>24,00</text:p>
          </table:table-cell>
          <table:table-cell office:value-type="float" office:value="9">
            <text:p>9,00</text:p>
          </table:table-cell>
          <table:table-cell table:formula="of:=100*[.F48]/([.F48]+[.G48])" office:value-type="float" office:value="73.6263736263736">
            <text:p>73,63</text:p>
          </table:table-cell>
          <table:table-cell table:formula="of:=100*[.G48]/([.F48]+[.G48])" office:value-type="float" office:value="26.3736263736264">
            <text:p>26,37</text:p>
          </table:table-cell>
          <table:table-cell table:formula="of:=100*[.H48]/([.F48]+[.G48]+[.H48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49]+[.B49]+[.A49])" office:value-type="float" office:value="0.5">
            <text:p>0,50</text:p>
          </table:table-cell>
          <table:table-cell/>
          <table:table-cell office:value-type="float" office:value="66">
            <text:p>66,00</text:p>
          </table:table-cell>
          <table:table-cell office:value-type="float" office:value="21">
            <text:p>21,00</text:p>
          </table:table-cell>
          <table:table-cell office:value-type="float" office:value="13">
            <text:p>13,00</text:p>
          </table:table-cell>
          <table:table-cell table:formula="of:=100*[.F49]/([.F49]+[.G49])" office:value-type="float" office:value="75.8620689655172">
            <text:p>75,86</text:p>
          </table:table-cell>
          <table:table-cell table:formula="of:=100*[.G49]/([.F49]+[.G49])" office:value-type="float" office:value="24.1379310344828">
            <text:p>24,14</text:p>
          </table:table-cell>
          <table:table-cell table:formula="of:=100*[.H49]/([.F49]+[.G49]+[.H49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4">
            <text:p>0,40</text:p>
          </table:table-cell>
          <table:table-cell/>
          <table:table-cell office:value-type="float" office:value="60">
            <text:p>60,00</text:p>
          </table:table-cell>
          <table:table-cell office:value-type="float" office:value="27">
            <text:p>27,00</text:p>
          </table:table-cell>
          <table:table-cell office:value-type="float" office:value="13">
            <text:p>13,00</text:p>
          </table:table-cell>
          <table:table-cell table:formula="of:=100*[.F50]/([.F50]+[.G50])" office:value-type="float" office:value="68.9655172413793">
            <text:p>68,97</text:p>
          </table:table-cell>
          <table:table-cell table:formula="of:=100*[.G50]/([.F50]+[.G50])" office:value-type="float" office:value="31.0344827586207">
            <text:p>31,03</text:p>
          </table:table-cell>
          <table:table-cell table:formula="of:=100*[.H50]/([.F50]+[.G50]+[.H5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3">
            <text:p>0,30</text:p>
          </table:table-cell>
          <table:table-cell/>
          <table:table-cell office:value-type="float" office:value="65">
            <text:p>65,00</text:p>
          </table:table-cell>
          <table:table-cell office:value-type="float" office:value="27">
            <text:p>27,00</text:p>
          </table:table-cell>
          <table:table-cell office:value-type="float" office:value="8">
            <text:p>8,00</text:p>
          </table:table-cell>
          <table:table-cell table:formula="of:=100*[.F51]/([.F51]+[.G51])" office:value-type="float" office:value="70.6521739130435">
            <text:p>70,65</text:p>
          </table:table-cell>
          <table:table-cell table:formula="of:=100*[.G51]/([.F51]+[.G51])" office:value-type="float" office:value="29.3478260869565">
            <text:p>29,35</text:p>
          </table:table-cell>
          <table:table-cell table:formula="of:=100*[.H51]/([.F51]+[.G51]+[.H51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2">
            <text:p>0,20</text:p>
          </table:table-cell>
          <table:table-cell/>
          <table:table-cell office:value-type="float" office:value="69">
            <text:p>69,00</text:p>
          </table:table-cell>
          <table:table-cell office:value-type="float" office:value="20">
            <text:p>20,00</text:p>
          </table:table-cell>
          <table:table-cell office:value-type="float" office:value="11">
            <text:p>11,00</text:p>
          </table:table-cell>
          <table:table-cell table:formula="of:=100*[.F52]/([.F52]+[.G52])" office:value-type="float" office:value="77.5280898876405">
            <text:p>77,53</text:p>
          </table:table-cell>
          <table:table-cell table:formula="of:=100*[.G52]/([.F52]+[.G52])" office:value-type="float" office:value="22.4719101123596">
            <text:p>22,47</text:p>
          </table:table-cell>
          <table:table-cell table:formula="of:=100*[.H52]/([.F52]+[.G52]+[.H52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.0999999999999999">
            <text:p>0,10</text:p>
          </table:table-cell>
          <table:table-cell/>
          <table:table-cell office:value-type="float" office:value="68">
            <text:p>68,00</text:p>
          </table:table-cell>
          <table:table-cell office:value-type="float" office:value="21">
            <text:p>21,00</text:p>
          </table:table-cell>
          <table:table-cell office:value-type="float" office:value="11">
            <text:p>11,00</text:p>
          </table:table-cell>
          <table:table-cell table:formula="of:=100*[.F53]/([.F53]+[.G53])" office:value-type="float" office:value="76.4044943820225">
            <text:p>76,40</text:p>
          </table:table-cell>
          <table:table-cell table:formula="of:=100*[.G53]/([.F53]+[.G53])" office:value-type="float" office:value="23.5955056179775">
            <text:p>23,60</text:p>
          </table:table-cell>
          <table:table-cell table:formula="of:=100*[.H53]/([.F53]+[.G53]+[.H53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54]+[.B54]+[.A54])" office:value-type="float" office:value="0">
            <text:p>0,00</text:p>
          </table:table-cell>
          <table:table-cell/>
          <table:table-cell office:value-type="float" office:value="70">
            <text:p>70,00</text:p>
          </table:table-cell>
          <table:table-cell office:value-type="float" office:value="17">
            <text:p>17,00</text:p>
          </table:table-cell>
          <table:table-cell office:value-type="float" office:value="13">
            <text:p>13,00</text:p>
          </table:table-cell>
          <table:table-cell table:formula="of:=100*[.F54]/([.F54]+[.G54])" office:value-type="float" office:value="80.4597701149425">
            <text:p>80,46</text:p>
          </table:table-cell>
          <table:table-cell table:formula="of:=100*[.G54]/([.F54]+[.G54])" office:value-type="float" office:value="19.5402298850575">
            <text:p>19,54</text:p>
          </table:table-cell>
          <table:table-cell table:formula="of:=100*[.H54]/([.F54]+[.G54]+[.H54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56]+[.B56]+[.A56])" office:value-type="float" office:value="0.7">
            <text:p>0,70</text:p>
          </table:table-cell>
          <table:table-cell/>
          <table:table-cell office:value-type="float" office:value="79">
            <text:p>79,00</text:p>
          </table:table-cell>
          <table:table-cell office:value-type="float" office:value="6">
            <text:p>6,00</text:p>
          </table:table-cell>
          <table:table-cell office:value-type="float" office:value="15">
            <text:p>15,00</text:p>
          </table:table-cell>
          <table:table-cell table:formula="of:=100*[.F56]/([.F56]+[.G56])" office:value-type="float" office:value="92.9411764705882">
            <text:p>92,94</text:p>
          </table:table-cell>
          <table:table-cell table:formula="of:=100*[.G56]/([.F56]+[.G56])" office:value-type="float" office:value="7.05882352941176">
            <text:p>7,06</text:p>
          </table:table-cell>
          <table:table-cell table:formula="of:=100*[.H56]/([.F56]+[.G56]+[.H56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57]+[.B57]+[.A57])" office:value-type="float" office:value="0.6">
            <text:p>0,6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">
            <text:p>11,00</text:p>
          </table:table-cell>
          <table:table-cell table:formula="of:=100*[.F57]/([.F57]+[.G57])" office:value-type="float" office:value="75.2808988764045">
            <text:p>75,28</text:p>
          </table:table-cell>
          <table:table-cell table:formula="of:=100*[.G57]/([.F57]+[.G57])" office:value-type="float" office:value="24.7191011235955">
            <text:p>24,72</text:p>
          </table:table-cell>
          <table:table-cell table:formula="of:=100*[.H57]/([.F57]+[.G57]+[.H57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58]+[.B58]+[.A58])" office:value-type="float" office:value="0.5">
            <text:p>0,50</text:p>
          </table:table-cell>
          <table:table-cell/>
          <table:table-cell office:value-type="float" office:value="59">
            <text:p>59,00</text:p>
          </table:table-cell>
          <table:table-cell office:value-type="float" office:value="20">
            <text:p>20,00</text:p>
          </table:table-cell>
          <table:table-cell office:value-type="float" office:value="21">
            <text:p>21,00</text:p>
          </table:table-cell>
          <table:table-cell table:formula="of:=100*[.F58]/([.F58]+[.G58])" office:value-type="float" office:value="74.6835443037975">
            <text:p>74,68</text:p>
          </table:table-cell>
          <table:table-cell table:formula="of:=100*[.G58]/([.F58]+[.G58])" office:value-type="float" office:value="25.3164556962025">
            <text:p>25,32</text:p>
          </table:table-cell>
          <table:table-cell table:formula="of:=100*[.H58]/([.F58]+[.G58]+[.H5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59]+[.B59]+[.A59])" office:value-type="float" office:value="0.4">
            <text:p>0,40</text:p>
          </table:table-cell>
          <table:table-cell/>
          <table:table-cell office:value-type="float" office:value="50">
            <text:p>50,00</text:p>
          </table:table-cell>
          <table:table-cell office:value-type="float" office:value="35">
            <text:p>35,00</text:p>
          </table:table-cell>
          <table:table-cell office:value-type="float" office:value="15">
            <text:p>15,00</text:p>
          </table:table-cell>
          <table:table-cell table:formula="of:=100*[.F59]/([.F59]+[.G59])" office:value-type="float" office:value="58.8235294117647">
            <text:p>58,82</text:p>
          </table:table-cell>
          <table:table-cell table:formula="of:=100*[.G59]/([.F59]+[.G59])" office:value-type="float" office:value="41.1764705882353">
            <text:p>41,18</text:p>
          </table:table-cell>
          <table:table-cell table:formula="of:=100*[.H59]/([.F59]+[.G59]+[.H59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60]+[.B60]+[.A60])" office:value-type="float" office:value="0.3">
            <text:p>0,30</text:p>
          </table:table-cell>
          <table:table-cell/>
          <table:table-cell office:value-type="float" office:value="61">
            <text:p>61,00</text:p>
          </table:table-cell>
          <table:table-cell office:value-type="float" office:value="31">
            <text:p>31,00</text:p>
          </table:table-cell>
          <table:table-cell office:value-type="float" office:value="8">
            <text:p>8,00</text:p>
          </table:table-cell>
          <table:table-cell table:formula="of:=100*[.F60]/([.F60]+[.G60])" office:value-type="float" office:value="66.304347826087">
            <text:p>66,30</text:p>
          </table:table-cell>
          <table:table-cell table:formula="of:=100*[.G60]/([.F60]+[.G60])" office:value-type="float" office:value="33.695652173913">
            <text:p>33,70</text:p>
          </table:table-cell>
          <table:table-cell table:formula="of:=100*[.H60]/([.F60]+[.G60]+[.H60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61]+[.B61]+[.A61])" office:value-type="float" office:value="0.199999999999999">
            <text:p>0,20</text:p>
          </table:table-cell>
          <table:table-cell/>
          <table:table-cell office:value-type="float" office:value="60">
            <text:p>60,00</text:p>
          </table:table-cell>
          <table:table-cell office:value-type="float" office:value="29">
            <text:p>29,00</text:p>
          </table:table-cell>
          <table:table-cell office:value-type="float" office:value="11">
            <text:p>11,00</text:p>
          </table:table-cell>
          <table:table-cell table:formula="of:=100*[.F61]/([.F61]+[.G61])" office:value-type="float" office:value="67.4157303370787">
            <text:p>67,42</text:p>
          </table:table-cell>
          <table:table-cell table:formula="of:=100*[.G61]/([.F61]+[.G61])" office:value-type="float" office:value="32.5842696629214">
            <text:p>32,58</text:p>
          </table:table-cell>
          <table:table-cell table:formula="of:=100*[.H61]/([.F61]+[.G61]+[.H61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62]+[.B62]+[.A62])" office:value-type="float" office:value="0.0999999999999989">
            <text:p>0,10</text:p>
          </table:table-cell>
          <table:table-cell/>
          <table:table-cell office:value-type="float" office:value="69">
            <text:p>69,00</text:p>
          </table:table-cell>
          <table:table-cell office:value-type="float" office:value="23">
            <text:p>23,00</text:p>
          </table:table-cell>
          <table:table-cell office:value-type="float" office:value="8">
            <text:p>8,00</text:p>
          </table:table-cell>
          <table:table-cell table:formula="of:=100*[.F62]/([.F62]+[.G62])" office:value-type="float" office:value="75">
            <text:p>75,00</text:p>
          </table:table-cell>
          <table:table-cell table:formula="of:=100*[.G62]/([.F62]+[.G62])" office:value-type="float" office:value="25">
            <text:p>25,00</text:p>
          </table:table-cell>
          <table:table-cell table:formula="of:=100*[.H62]/([.F62]+[.G62]+[.H62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63]+[.B63]+[.A63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2">
            <text:p>22,00</text:p>
          </table:table-cell>
          <table:table-cell office:value-type="float" office:value="9">
            <text:p>9,00</text:p>
          </table:table-cell>
          <table:table-cell table:formula="of:=100*[.F63]/([.F63]+[.G63])" office:value-type="float" office:value="75.8241758241758">
            <text:p>75,82</text:p>
          </table:table-cell>
          <table:table-cell table:formula="of:=100*[.G63]/([.F63]+[.G63])" office:value-type="float" office:value="24.1758241758242">
            <text:p>24,18</text:p>
          </table:table-cell>
          <table:table-cell table:formula="of:=100*[.H63]/([.F63]+[.G63]+[.H6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65]+[.B65]+[.A65])" office:value-type="float" office:value="0.6">
            <text:p>0,60</text:p>
          </table:table-cell>
          <table:table-cell/>
          <table:table-cell office:value-type="float" office:value="69">
            <text:p>69,00</text:p>
          </table:table-cell>
          <table:table-cell office:value-type="float" office:value="16">
            <text:p>16,00</text:p>
          </table:table-cell>
          <table:table-cell office:value-type="float" office:value="15">
            <text:p>15,00</text:p>
          </table:table-cell>
          <table:table-cell table:formula="of:=100*[.F65]/([.F65]+[.G65])" office:value-type="float" office:value="81.1764705882353">
            <text:p>81,18</text:p>
          </table:table-cell>
          <table:table-cell table:formula="of:=100*[.G65]/([.F65]+[.G65])" office:value-type="float" office:value="18.8235294117647">
            <text:p>18,82</text:p>
          </table:table-cell>
          <table:table-cell table:formula="of:=100*[.H65]/([.F65]+[.G65]+[.H65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66]+[.B66]+[.A66])" office:value-type="float" office:value="0.5">
            <text:p>0,50</text:p>
          </table:table-cell>
          <table:table-cell/>
          <table:table-cell office:value-type="float" office:value="60">
            <text:p>60,00</text:p>
          </table:table-cell>
          <table:table-cell office:value-type="float" office:value="21">
            <text:p>21,00</text:p>
          </table:table-cell>
          <table:table-cell office:value-type="float" office:value="19">
            <text:p>19,00</text:p>
          </table:table-cell>
          <table:table-cell table:formula="of:=100*[.F66]/([.F66]+[.G66])" office:value-type="float" office:value="74.0740740740741">
            <text:p>74,07</text:p>
          </table:table-cell>
          <table:table-cell table:formula="of:=100*[.G66]/([.F66]+[.G66])" office:value-type="float" office:value="25.9259259259259">
            <text:p>25,93</text:p>
          </table:table-cell>
          <table:table-cell table:formula="of:=100*[.H66]/([.F66]+[.G66]+[.H66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67]+[.B67]+[.A67])" office:value-type="float" office:value="0.4">
            <text:p>0,40</text:p>
          </table:table-cell>
          <table:table-cell/>
          <table:table-cell office:value-type="float" office:value="46">
            <text:p>46,00</text:p>
          </table:table-cell>
          <table:table-cell office:value-type="float" office:value="37">
            <text:p>37,00</text:p>
          </table:table-cell>
          <table:table-cell office:value-type="float" office:value="17">
            <text:p>17,00</text:p>
          </table:table-cell>
          <table:table-cell table:formula="of:=100*[.F67]/([.F67]+[.G67])" office:value-type="float" office:value="55.421686746988">
            <text:p>55,42</text:p>
          </table:table-cell>
          <table:table-cell table:formula="of:=100*[.G67]/([.F67]+[.G67])" office:value-type="float" office:value="44.5783132530121">
            <text:p>44,58</text:p>
          </table:table-cell>
          <table:table-cell table:formula="of:=100*[.H67]/([.F67]+[.G67]+[.H67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68]+[.B68]+[.A68])" office:value-type="float" office:value="0.3">
            <text:p>0,30</text:p>
          </table:table-cell>
          <table:table-cell/>
          <table:table-cell office:value-type="float" office:value="61">
            <text:p>61,00</text:p>
          </table:table-cell>
          <table:table-cell office:value-type="float" office:value="28">
            <text:p>28,00</text:p>
          </table:table-cell>
          <table:table-cell office:value-type="float" office:value="11">
            <text:p>11,00</text:p>
          </table:table-cell>
          <table:table-cell table:formula="of:=100*[.F68]/([.F68]+[.G68])" office:value-type="float" office:value="68.5393258426966">
            <text:p>68,54</text:p>
          </table:table-cell>
          <table:table-cell table:formula="of:=100*[.G68]/([.F68]+[.G68])" office:value-type="float" office:value="31.4606741573034">
            <text:p>31,46</text:p>
          </table:table-cell>
          <table:table-cell table:formula="of:=100*[.H68]/([.F68]+[.G68]+[.H68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69]+[.B69]+[.A69])" office:value-type="float" office:value="0.2">
            <text:p>0,20</text:p>
          </table:table-cell>
          <table:table-cell/>
          <table:table-cell office:value-type="float" office:value="65">
            <text:p>65,00</text:p>
          </table:table-cell>
          <table:table-cell office:value-type="float" office:value="25">
            <text:p>25,00</text:p>
          </table:table-cell>
          <table:table-cell office:value-type="float" office:value="10">
            <text:p>10,00</text:p>
          </table:table-cell>
          <table:table-cell table:formula="of:=100*[.F69]/([.F69]+[.G69])" office:value-type="float" office:value="72.2222222222222">
            <text:p>72,22</text:p>
          </table:table-cell>
          <table:table-cell table:formula="of:=100*[.G69]/([.F69]+[.G69])" office:value-type="float" office:value="27.7777777777778">
            <text:p>27,78</text:p>
          </table:table-cell>
          <table:table-cell table:formula="of:=100*[.H69]/([.F69]+[.G69]+[.H69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70]+[.B70]+[.A70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30">
            <text:p>30,00</text:p>
          </table:table-cell>
          <table:table-cell office:value-type="float" office:value="13">
            <text:p>13,00</text:p>
          </table:table-cell>
          <table:table-cell table:formula="of:=100*[.F70]/([.F70]+[.G70])" office:value-type="float" office:value="65.5172413793104">
            <text:p>65,52</text:p>
          </table:table-cell>
          <table:table-cell table:formula="of:=100*[.G70]/([.F70]+[.G70])" office:value-type="float" office:value="34.4827586206897">
            <text:p>34,48</text:p>
          </table:table-cell>
          <table:table-cell table:formula="of:=100*[.H70]/([.F70]+[.G70]+[.H7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71]+[.B71]+[.A71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1">
            <text:p>21,00</text:p>
          </table:table-cell>
          <table:table-cell office:value-type="float" office:value="10">
            <text:p>10,00</text:p>
          </table:table-cell>
          <table:table-cell table:formula="of:=100*[.F71]/([.F71]+[.G71])" office:value-type="float" office:value="76.6666666666667">
            <text:p>76,67</text:p>
          </table:table-cell>
          <table:table-cell table:formula="of:=100*[.G71]/([.F71]+[.G71])" office:value-type="float" office:value="23.3333333333333">
            <text:p>23,33</text:p>
          </table:table-cell>
          <table:table-cell table:formula="of:=100*[.H71]/([.F71]+[.G71]+[.H71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73]+[.B73]+[.A73])" office:value-type="float" office:value="0.5">
            <text:p>0,50</text:p>
          </table:table-cell>
          <table:table-cell/>
          <table:table-cell office:value-type="float" office:value="64">
            <text:p>64,00</text:p>
          </table:table-cell>
          <table:table-cell office:value-type="float" office:value="27">
            <text:p>27,00</text:p>
          </table:table-cell>
          <table:table-cell office:value-type="float" office:value="9">
            <text:p>9,00</text:p>
          </table:table-cell>
          <table:table-cell table:formula="of:=100*[.F73]/([.F73]+[.G73])" office:value-type="float" office:value="70.3296703296703">
            <text:p>70,33</text:p>
          </table:table-cell>
          <table:table-cell table:formula="of:=100*[.G73]/([.F73]+[.G73])" office:value-type="float" office:value="29.6703296703297">
            <text:p>29,67</text:p>
          </table:table-cell>
          <table:table-cell table:formula="of:=100*[.H73]/([.F73]+[.G73]+[.H7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74]+[.B74]+[.A74])" office:value-type="float" office:value="0.4">
            <text:p>0,40</text:p>
          </table:table-cell>
          <table:table-cell/>
          <table:table-cell office:value-type="float" office:value="62">
            <text:p>62,00</text:p>
          </table:table-cell>
          <table:table-cell office:value-type="float" office:value="27">
            <text:p>27,00</text:p>
          </table:table-cell>
          <table:table-cell office:value-type="float" office:value="11">
            <text:p>11,00</text:p>
          </table:table-cell>
          <table:table-cell table:formula="of:=100*[.F74]/([.F74]+[.G74])" office:value-type="float" office:value="69.6629213483146">
            <text:p>69,66</text:p>
          </table:table-cell>
          <table:table-cell table:formula="of:=100*[.G74]/([.F74]+[.G74])" office:value-type="float" office:value="30.3370786516854">
            <text:p>30,34</text:p>
          </table:table-cell>
          <table:table-cell table:formula="of:=100*[.H74]/([.F74]+[.G74]+[.H74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75]+[.B75]+[.A75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26">
            <text:p>26,00</text:p>
          </table:table-cell>
          <table:table-cell office:value-type="float" office:value="17">
            <text:p>17,00</text:p>
          </table:table-cell>
          <table:table-cell table:formula="of:=100*[.F75]/([.F75]+[.G75])" office:value-type="float" office:value="68.6746987951807">
            <text:p>68,67</text:p>
          </table:table-cell>
          <table:table-cell table:formula="of:=100*[.G75]/([.F75]+[.G75])" office:value-type="float" office:value="31.3253012048193">
            <text:p>31,33</text:p>
          </table:table-cell>
          <table:table-cell table:formula="of:=100*[.H75]/([.F75]+[.G75]+[.H7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76]+[.B76]+[.A76])" office:value-type="float" office:value="0.2">
            <text:p>0,20</text:p>
          </table:table-cell>
          <table:table-cell/>
          <table:table-cell office:value-type="float" office:value="61">
            <text:p>61,00</text:p>
          </table:table-cell>
          <table:table-cell office:value-type="float" office:value="22">
            <text:p>22,00</text:p>
          </table:table-cell>
          <table:table-cell office:value-type="float" office:value="17">
            <text:p>17,00</text:p>
          </table:table-cell>
          <table:table-cell table:formula="of:=100*[.F76]/([.F76]+[.G76])" office:value-type="float" office:value="73.4939759036145">
            <text:p>73,49</text:p>
          </table:table-cell>
          <table:table-cell table:formula="of:=100*[.G76]/([.F76]+[.G76])" office:value-type="float" office:value="26.5060240963855">
            <text:p>26,51</text:p>
          </table:table-cell>
          <table:table-cell table:formula="of:=100*[.H76]/([.F76]+[.G76]+[.H76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77]+[.B77]+[.A77])" office:value-type="float" office:value="0.1">
            <text:p>0,10</text:p>
          </table:table-cell>
          <table:table-cell/>
          <table:table-cell office:value-type="float" office:value="65">
            <text:p>65,00</text:p>
          </table:table-cell>
          <table:table-cell office:value-type="float" office:value="21">
            <text:p>21,00</text:p>
          </table:table-cell>
          <table:table-cell office:value-type="float" office:value="14">
            <text:p>14,00</text:p>
          </table:table-cell>
          <table:table-cell table:formula="of:=100*[.F77]/([.F77]+[.G77])" office:value-type="float" office:value="75.5813953488372">
            <text:p>75,58</text:p>
          </table:table-cell>
          <table:table-cell table:formula="of:=100*[.G77]/([.F77]+[.G77])" office:value-type="float" office:value="24.4186046511628">
            <text:p>24,42</text:p>
          </table:table-cell>
          <table:table-cell table:formula="of:=100*[.H77]/([.F77]+[.G77]+[.H77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78]+[.B78]+[.A78])" office:value-type="float" office:value="0">
            <text:p>0,00</text:p>
          </table:table-cell>
          <table:table-cell/>
          <table:table-cell office:value-type="float" office:value="74">
            <text:p>74,00</text:p>
          </table:table-cell>
          <table:table-cell office:value-type="float" office:value="18">
            <text:p>18,00</text:p>
          </table:table-cell>
          <table:table-cell office:value-type="float" office:value="8">
            <text:p>8,00</text:p>
          </table:table-cell>
          <table:table-cell table:formula="of:=100*[.F78]/([.F78]+[.G78])" office:value-type="float" office:value="80.4347826086957">
            <text:p>80,43</text:p>
          </table:table-cell>
          <table:table-cell table:formula="of:=100*[.G78]/([.F78]+[.G78])" office:value-type="float" office:value="19.5652173913043">
            <text:p>19,57</text:p>
          </table:table-cell>
          <table:table-cell table:formula="of:=100*[.H78]/([.F78]+[.G78]+[.H78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80]+[.B80]+[.A80])" office:value-type="float" office:value="0.4">
            <text:p>0,40</text:p>
          </table:table-cell>
          <table:table-cell/>
          <table:table-cell office:value-type="float" office:value="67">
            <text:p>67,00</text:p>
          </table:table-cell>
          <table:table-cell office:value-type="float" office:value="15">
            <text:p>15,00</text:p>
          </table:table-cell>
          <table:table-cell office:value-type="float" office:value="18">
            <text:p>18,00</text:p>
          </table:table-cell>
          <table:table-cell table:formula="of:=100*[.F80]/([.F80]+[.G80])" office:value-type="float" office:value="81.7073170731707">
            <text:p>81,71</text:p>
          </table:table-cell>
          <table:table-cell table:formula="of:=100*[.G80]/([.F80]+[.G80])" office:value-type="float" office:value="18.2926829268293">
            <text:p>18,29</text:p>
          </table:table-cell>
          <table:table-cell table:formula="of:=100*[.H80]/([.F80]+[.G80]+[.H80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81]+[.B81]+[.A81])" office:value-type="float" office:value="0.3">
            <text:p>0,30</text:p>
          </table:table-cell>
          <table:table-cell/>
          <table:table-cell office:value-type="float" office:value="56">
            <text:p>56,00</text:p>
          </table:table-cell>
          <table:table-cell office:value-type="float" office:value="27">
            <text:p>27,00</text:p>
          </table:table-cell>
          <table:table-cell office:value-type="float" office:value="17">
            <text:p>17,00</text:p>
          </table:table-cell>
          <table:table-cell table:formula="of:=100*[.F81]/([.F81]+[.G81])" office:value-type="float" office:value="67.4698795180723">
            <text:p>67,47</text:p>
          </table:table-cell>
          <table:table-cell table:formula="of:=100*[.G81]/([.F81]+[.G81])" office:value-type="float" office:value="32.5301204819277">
            <text:p>32,53</text:p>
          </table:table-cell>
          <table:table-cell table:formula="of:=100*[.H81]/([.F81]+[.G81]+[.H81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82]+[.B82]+[.A82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34">
            <text:p>34,00</text:p>
          </table:table-cell>
          <table:table-cell office:value-type="float" office:value="15">
            <text:p>15,00</text:p>
          </table:table-cell>
          <table:table-cell table:formula="of:=100*[.F82]/([.F82]+[.G82])" office:value-type="float" office:value="60">
            <text:p>60,00</text:p>
          </table:table-cell>
          <table:table-cell table:formula="of:=100*[.G82]/([.F82]+[.G82])" office:value-type="float" office:value="40">
            <text:p>40,00</text:p>
          </table:table-cell>
          <table:table-cell table:formula="of:=100*[.H82]/([.F82]+[.G82]+[.H82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83]+[.B83]+[.A83])" office:value-type="float" office:value="0.0999999999999999">
            <text:p>0,10</text:p>
          </table:table-cell>
          <table:table-cell/>
          <table:table-cell office:value-type="float" office:value="63">
            <text:p>63,00</text:p>
          </table:table-cell>
          <table:table-cell office:value-type="float" office:value="23">
            <text:p>23,00</text:p>
          </table:table-cell>
          <table:table-cell office:value-type="float" office:value="14">
            <text:p>14,00</text:p>
          </table:table-cell>
          <table:table-cell table:formula="of:=100*[.F83]/([.F83]+[.G83])" office:value-type="float" office:value="73.2558139534884">
            <text:p>73,26</text:p>
          </table:table-cell>
          <table:table-cell table:formula="of:=100*[.G83]/([.F83]+[.G83])" office:value-type="float" office:value="26.7441860465116">
            <text:p>26,74</text:p>
          </table:table-cell>
          <table:table-cell table:formula="of:=100*[.H83]/([.F83]+[.G83]+[.H83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84]+[.B84]+[.A84])" office:value-type="float" office:value="0">
            <text:p>0,00</text:p>
          </table:table-cell>
          <table:table-cell/>
          <table:table-cell office:value-type="float" office:value="62">
            <text:p>62,00</text:p>
          </table:table-cell>
          <table:table-cell office:value-type="float" office:value="24">
            <text:p>24,00</text:p>
          </table:table-cell>
          <table:table-cell office:value-type="float" office:value="14">
            <text:p>14,00</text:p>
          </table:table-cell>
          <table:table-cell table:formula="of:=100*[.F84]/([.F84]+[.G84])" office:value-type="float" office:value="72.093023255814">
            <text:p>72,09</text:p>
          </table:table-cell>
          <table:table-cell table:formula="of:=100*[.G84]/([.F84]+[.G84])" office:value-type="float" office:value="27.906976744186">
            <text:p>27,91</text:p>
          </table:table-cell>
          <table:table-cell table:formula="of:=100*[.H84]/([.F84]+[.G84]+[.H84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86]+[.B86]+[.A86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17">
            <text:p>17,00</text:p>
          </table:table-cell>
          <table:table-cell office:value-type="float" office:value="21">
            <text:p>21,00</text:p>
          </table:table-cell>
          <table:table-cell table:formula="of:=100*[.F86]/([.F86]+[.G86])" office:value-type="float" office:value="78.4810126582279">
            <text:p>78,48</text:p>
          </table:table-cell>
          <table:table-cell table:formula="of:=100*[.G86]/([.F86]+[.G86])" office:value-type="float" office:value="21.5189873417721">
            <text:p>21,52</text:p>
          </table:table-cell>
          <table:table-cell table:formula="of:=100*[.H86]/([.F86]+[.G86]+[.H86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87]+[.B87]+[.A87])" office:value-type="float" office:value="0.2">
            <text:p>0,20</text:p>
          </table:table-cell>
          <table:table-cell/>
          <table:table-cell office:value-type="float" office:value="56">
            <text:p>56,00</text:p>
          </table:table-cell>
          <table:table-cell office:value-type="float" office:value="17">
            <text:p>17,00</text:p>
          </table:table-cell>
          <table:table-cell office:value-type="float" office:value="27">
            <text:p>27,00</text:p>
          </table:table-cell>
          <table:table-cell table:formula="of:=100*[.F87]/([.F87]+[.G87])" office:value-type="float" office:value="76.7123287671233">
            <text:p>76,71</text:p>
          </table:table-cell>
          <table:table-cell table:formula="of:=100*[.G87]/([.F87]+[.G87])" office:value-type="float" office:value="23.2876712328767">
            <text:p>23,29</text:p>
          </table:table-cell>
          <table:table-cell table:formula="of:=100*[.H87]/([.F87]+[.G87]+[.H8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88]+[.B88]+[.A88])" office:value-type="float" office:value="0.0999999999999999">
            <text:p>0,10</text:p>
          </table:table-cell>
          <table:table-cell/>
          <table:table-cell office:value-type="float" office:value="54">
            <text:p>54,00</text:p>
          </table:table-cell>
          <table:table-cell office:value-type="float" office:value="27">
            <text:p>27,00</text:p>
          </table:table-cell>
          <table:table-cell office:value-type="float" office:value="19">
            <text:p>19,00</text:p>
          </table:table-cell>
          <table:table-cell table:formula="of:=100*[.F88]/([.F88]+[.G88])" office:value-type="float" office:value="66.6666666666667">
            <text:p>66,67</text:p>
          </table:table-cell>
          <table:table-cell table:formula="of:=100*[.G88]/([.F88]+[.G88])" office:value-type="float" office:value="33.3333333333333">
            <text:p>33,33</text:p>
          </table:table-cell>
          <table:table-cell table:formula="of:=100*[.H88]/([.F88]+[.G88]+[.H88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89]+[.B89]+[.A89])" office:value-type="float" office:value="0">
            <text:p>0,00</text:p>
          </table:table-cell>
          <table:table-cell/>
          <table:table-cell office:value-type="float" office:value="64">
            <text:p>64,00</text:p>
          </table:table-cell>
          <table:table-cell office:value-type="float" office:value="21">
            <text:p>21,00</text:p>
          </table:table-cell>
          <table:table-cell office:value-type="float" office:value="15">
            <text:p>15,00</text:p>
          </table:table-cell>
          <table:table-cell table:formula="of:=100*[.F89]/([.F89]+[.G89])" office:value-type="float" office:value="75.2941176470588">
            <text:p>75,29</text:p>
          </table:table-cell>
          <table:table-cell table:formula="of:=100*[.G89]/([.F89]+[.G89])" office:value-type="float" office:value="24.7058823529412">
            <text:p>24,71</text:p>
          </table:table-cell>
          <table:table-cell table:formula="of:=100*[.H89]/([.F89]+[.G89]+[.H89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91]+[.B91]+[.A91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20">
            <text:p>20,00</text:p>
          </table:table-cell>
          <table:table-cell office:value-type="float" office:value="31">
            <text:p>31,00</text:p>
          </table:table-cell>
          <table:table-cell table:formula="of:=100*[.F91]/([.F91]+[.G91])" office:value-type="float" office:value="71.0144927536232">
            <text:p>71,01</text:p>
          </table:table-cell>
          <table:table-cell table:formula="of:=100*[.G91]/([.F91]+[.G91])" office:value-type="float" office:value="28.9855072463768">
            <text:p>28,99</text:p>
          </table:table-cell>
          <table:table-cell table:formula="of:=100*[.H91]/([.F91]+[.G91]+[.H91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1">
            <text:p>0,10</text:p>
          </table:table-cell>
          <table:table-cell/>
          <table:table-cell office:value-type="float" office:value="65">
            <text:p>65,00</text:p>
          </table:table-cell>
          <table:table-cell office:value-type="float" office:value="20">
            <text:p>20,00</text:p>
          </table:table-cell>
          <table:table-cell office:value-type="float" office:value="15">
            <text:p>15,00</text:p>
          </table:table-cell>
          <table:table-cell table:formula="of:=100*[.F92]/([.F92]+[.G92])" office:value-type="float" office:value="76.4705882352941">
            <text:p>76,47</text:p>
          </table:table-cell>
          <table:table-cell table:formula="of:=100*[.G92]/([.F92]+[.G92])" office:value-type="float" office:value="23.5294117647059">
            <text:p>23,53</text:p>
          </table:table-cell>
          <table:table-cell table:formula="of:=100*[.H92]/([.F92]+[.G92]+[.H92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">
            <text:p>0,00</text:p>
          </table:table-cell>
          <table:table-cell/>
          <table:table-cell office:value-type="float" office:value="60">
            <text:p>60,00</text:p>
          </table:table-cell>
          <table:table-cell office:value-type="float" office:value="23">
            <text:p>23,00</text:p>
          </table:table-cell>
          <table:table-cell office:value-type="float" office:value="17">
            <text:p>17,00</text:p>
          </table:table-cell>
          <table:table-cell table:formula="of:=100*[.F93]/([.F93]+[.G93])" office:value-type="float" office:value="72.289156626506">
            <text:p>72,29</text:p>
          </table:table-cell>
          <table:table-cell table:formula="of:=100*[.G93]/([.F93]+[.G93])" office:value-type="float" office:value="27.710843373494">
            <text:p>27,71</text:p>
          </table:table-cell>
          <table:table-cell table:formula="of:=100*[.H93]/([.F93]+[.G93]+[.H93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95]+[.B95]+[.A95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27">
            <text:p>27,00</text:p>
          </table:table-cell>
          <table:table-cell office:value-type="float" office:value="18">
            <text:p>18,00</text:p>
          </table:table-cell>
          <table:table-cell table:formula="of:=100*[.F95]/([.F95]+[.G95])" office:value-type="float" office:value="67.0731707317073">
            <text:p>67,07</text:p>
          </table:table-cell>
          <table:table-cell table:formula="of:=100*[.G95]/([.F95]+[.G95])" office:value-type="float" office:value="32.9268292682927">
            <text:p>32,93</text:p>
          </table:table-cell>
          <table:table-cell table:formula="of:=100*[.H95]/([.F95]+[.G95]+[.H95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96]+[.B96]+[.A96])" office:value-type="float" office:value="0">
            <text:p>0,00</text:p>
          </table:table-cell>
          <table:table-cell/>
          <table:table-cell office:value-type="float" office:value="63">
            <text:p>63,00</text:p>
          </table:table-cell>
          <table:table-cell office:value-type="float" office:value="14">
            <text:p>14,00</text:p>
          </table:table-cell>
          <table:table-cell office:value-type="float" office:value="23">
            <text:p>23,00</text:p>
          </table:table-cell>
          <table:table-cell table:formula="of:=100*[.F96]/([.F96]+[.G96])" office:value-type="float" office:value="81.8181818181818">
            <text:p>81,82</text:p>
          </table:table-cell>
          <table:table-cell table:formula="of:=100*[.G96]/([.F96]+[.G96])" office:value-type="float" office:value="18.1818181818182">
            <text:p>18,18</text:p>
          </table:table-cell>
          <table:table-cell table:formula="of:=100*[.H96]/([.F96]+[.G96]+[.H96])" office:value-type="float" office:value="23">
            <text:p>2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98]+[.B98]+[.A98])" office:value-type="float" office:value="0">
            <text:p>0,00</text:p>
          </table:table-cell>
          <table:table-cell/>
          <table:table-cell office:value-type="float" office:value="67">
            <text:p>67,00</text:p>
          </table:table-cell>
          <table:table-cell office:value-type="float" office:value="20">
            <text:p>20,00</text:p>
          </table:table-cell>
          <table:table-cell office:value-type="float" office:value="13">
            <text:p>13,00</text:p>
          </table:table-cell>
          <table:table-cell table:formula="of:=100*[.F98]/([.F98]+[.G98])" office:value-type="float" office:value="77.0114942528736">
            <text:p>77,01</text:p>
          </table:table-cell>
          <table:table-cell table:formula="of:=100*[.G98]/([.F98]+[.G98])" office:value-type="float" office:value="22.9885057471264">
            <text:p>22,99</text:p>
          </table:table-cell>
          <table:table-cell table:formula="of:=100*[.H98]/([.F98]+[.G98]+[.H98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29" table:end-x="1.422cm" table:end-y="0.227cm" draw:z-index="4" draw:style-name="gr1" draw:text-style-name="P1" svg:width="23.002cm" svg:height="12.938cm" svg:x="1.001cm" svg:y="0.387cm">
              <draw:object draw:notify-on-update-of-ranges="'DrawReset-SelectRandom'.C101:'DrawReset-SelectRandom'.C110 'DrawReset-SelectRandom'.B101:'DrawReset-SelectRandom'.B101 'DrawReset-SelectRandom'.J101:'DrawReset-SelectRandom'.J110 'DrawReset-SelectRandom'.C112:'DrawReset-SelectRandom'.C120 'DrawReset-SelectRandom'.B112:'DrawReset-SelectRandom'.B112 'DrawReset-SelectRandom'.J112:'DrawReset-SelectRandom'.J120 'DrawReset-SelectRandom'.C122:'DrawReset-SelectRandom'.C129 'DrawReset-SelectRandom'.B122:'DrawReset-SelectRandom'.B122 'DrawReset-SelectRandom'.J122:'DrawReset-SelectRandom'.J129 'DrawReset-SelectRandom'.C131:'DrawReset-SelectRandom'.C137 'DrawReset-SelectRandom'.B131:'DrawReset-SelectRandom'.B131 'DrawReset-SelectRandom'.J131:'DrawReset-SelectRandom'.J137 'DrawReset-SelectRandom'.C139:'DrawReset-SelectRandom'.C144 'DrawReset-SelectRandom'.B139:'DrawReset-SelectRandom'.B139 'DrawReset-SelectRandom'.J139:'DrawReset-SelectRandom'.J144 'DrawReset-SelectRandom'.C146:'DrawReset-SelectRandom'.C150 'DrawReset-SelectRandom'.B146:'DrawReset-SelectRandom'.B146 'DrawReset-SelectRandom'.J146:'DrawReset-SelectRandom'.J150 'DrawReset-SelectRandom'.C152:'DrawReset-SelectRandom'.C155 'DrawReset-SelectRandom'.B152:'DrawReset-SelectRandom'.B152 'DrawReset-SelectRandom'.J152:'DrawReset-SelectRandom'.J155 'DrawReset-SelectRandom'.C157:'DrawReset-SelectRandom'.C159 'DrawReset-SelectRandom'.B157:'DrawReset-SelectRandom'.B157 'DrawReset-SelectRandom'.J157:'DrawReset-SelectRandom'.J159 'DrawReset-SelectRandom'.C161:'DrawReset-SelectRandom'.C162 'DrawReset-SelectRandom'.B161:'DrawReset-SelectRandom'.B161 'DrawReset-SelectRandom'.J161:'DrawReset-SelectRandom'.J162 'DrawReset-SelectRandom'.C164:'DrawReset-SelectRandom'.C164 'DrawReset-SelectRandom'.B164:'DrawReset-SelectRandom'.B164 'DrawReset-SelectRandom'.J164:'DrawReset-SelectRandom'.J16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101]+[.B101]+[.A101])" office:value-type="float" office:value="0.9">
            <text:p>0,90</text:p>
          </table:table-cell>
          <table:table-cell/>
          <table:table-cell office:value-type="float" office:value="85">
            <text:p>85,00</text:p>
          </table:table-cell>
          <table:table-cell office:value-type="float" office:value="10">
            <text:p>10,00</text:p>
          </table:table-cell>
          <table:table-cell office:value-type="float" office:value="5">
            <text:p>5,00</text:p>
          </table:table-cell>
          <table:table-cell table:formula="of:=100*[.F101]/([.F101]+[.G101])" office:value-type="float" office:value="89.4736842105263">
            <text:p>89,47</text:p>
          </table:table-cell>
          <table:table-cell table:formula="of:=100*[.G101]/([.F101]+[.G101])" office:value-type="float" office:value="10.5263157894737">
            <text:p>10,53</text:p>
          </table:table-cell>
          <table:table-cell table:formula="of:=100*[.H101]/([.F101]+[.G101]+[.H10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76">
            <text:p>76,00</text:p>
          </table:table-cell>
          <table:table-cell office:value-type="float" office:value="19">
            <text:p>19,00</text:p>
          </table:table-cell>
          <table:table-cell office:value-type="float" office:value="5">
            <text:p>5,00</text:p>
          </table:table-cell>
          <table:table-cell table:formula="of:=100*[.F102]/([.F102]+[.G102])" office:value-type="float" office:value="80">
            <text:p>80,00</text:p>
          </table:table-cell>
          <table:table-cell table:formula="of:=100*[.G102]/([.F102]+[.G102])" office:value-type="float" office:value="20">
            <text:p>20,00</text:p>
          </table:table-cell>
          <table:table-cell table:formula="of:=100*[.H102]/([.F102]+[.G102]+[.H102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77">
            <text:p>77,00</text:p>
          </table:table-cell>
          <table:table-cell office:value-type="float" office:value="16">
            <text:p>16,00</text:p>
          </table:table-cell>
          <table:table-cell office:value-type="float" office:value="7">
            <text:p>7,00</text:p>
          </table:table-cell>
          <table:table-cell table:formula="of:=100*[.F103]/([.F103]+[.G103])" office:value-type="float" office:value="82.7956989247312">
            <text:p>82,80</text:p>
          </table:table-cell>
          <table:table-cell table:formula="of:=100*[.G103]/([.F103]+[.G103])" office:value-type="float" office:value="17.2043010752688">
            <text:p>17,20</text:p>
          </table:table-cell>
          <table:table-cell table:formula="of:=100*[.H103]/([.F103]+[.G103]+[.H103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73">
            <text:p>73,00</text:p>
          </table:table-cell>
          <table:table-cell office:value-type="float" office:value="23">
            <text:p>23,00</text:p>
          </table:table-cell>
          <table:table-cell office:value-type="float" office:value="4">
            <text:p>4,00</text:p>
          </table:table-cell>
          <table:table-cell table:formula="of:=100*[.F104]/([.F104]+[.G104])" office:value-type="float" office:value="76.0416666666667">
            <text:p>76,04</text:p>
          </table:table-cell>
          <table:table-cell table:formula="of:=100*[.G104]/([.F104]+[.G104])" office:value-type="float" office:value="23.9583333333333">
            <text:p>23,96</text:p>
          </table:table-cell>
          <table:table-cell table:formula="of:=100*[.H104]/([.F104]+[.G104]+[.H104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68">
            <text:p>68,00</text:p>
          </table:table-cell>
          <table:table-cell office:value-type="float" office:value="28">
            <text:p>28,00</text:p>
          </table:table-cell>
          <table:table-cell office:value-type="float" office:value="4">
            <text:p>4,00</text:p>
          </table:table-cell>
          <table:table-cell table:formula="of:=100*[.F105]/([.F105]+[.G105])" office:value-type="float" office:value="70.8333333333333">
            <text:p>70,83</text:p>
          </table:table-cell>
          <table:table-cell table:formula="of:=100*[.G105]/([.F105]+[.G105])" office:value-type="float" office:value="29.1666666666667">
            <text:p>29,17</text:p>
          </table:table-cell>
          <table:table-cell table:formula="of:=100*[.H105]/([.F105]+[.G105]+[.H105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21">
            <text:p>21,00</text:p>
          </table:table-cell>
          <table:table-cell office:value-type="float" office:value="6">
            <text:p>6,00</text:p>
          </table:table-cell>
          <table:table-cell table:formula="of:=100*[.F106]/([.F106]+[.G106])" office:value-type="float" office:value="77.6595744680851">
            <text:p>77,66</text:p>
          </table:table-cell>
          <table:table-cell table:formula="of:=100*[.G106]/([.F106]+[.G106])" office:value-type="float" office:value="22.3404255319149">
            <text:p>22,34</text:p>
          </table:table-cell>
          <table:table-cell table:formula="of:=100*[.H106]/([.F106]+[.G106]+[.H106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25">
            <text:p>25,00</text:p>
          </table:table-cell>
          <table:table-cell office:value-type="float" office:value="5">
            <text:p>5,00</text:p>
          </table:table-cell>
          <table:table-cell table:formula="of:=100*[.F107]/([.F107]+[.G107])" office:value-type="float" office:value="73.6842105263158">
            <text:p>73,68</text:p>
          </table:table-cell>
          <table:table-cell table:formula="of:=100*[.G107]/([.F107]+[.G107])" office:value-type="float" office:value="26.3157894736842">
            <text:p>26,32</text:p>
          </table:table-cell>
          <table:table-cell table:formula="of:=100*[.H107]/([.F107]+[.G107]+[.H107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61">
            <text:p>61,00</text:p>
          </table:table-cell>
          <table:table-cell office:value-type="float" office:value="22">
            <text:p>22,00</text:p>
          </table:table-cell>
          <table:table-cell office:value-type="float" office:value="17">
            <text:p>17,00</text:p>
          </table:table-cell>
          <table:table-cell table:formula="of:=100*[.F108]/([.F108]+[.G108])" office:value-type="float" office:value="73.4939759036145">
            <text:p>73,49</text:p>
          </table:table-cell>
          <table:table-cell table:formula="of:=100*[.G108]/([.F108]+[.G108])" office:value-type="float" office:value="26.5060240963855">
            <text:p>26,51</text:p>
          </table:table-cell>
          <table:table-cell table:formula="of:=100*[.H108]/([.F108]+[.G108]+[.H108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67">
            <text:p>67,00</text:p>
          </table:table-cell>
          <table:table-cell office:value-type="float" office:value="23">
            <text:p>23,00</text:p>
          </table:table-cell>
          <table:table-cell office:value-type="float" office:value="10">
            <text:p>10,00</text:p>
          </table:table-cell>
          <table:table-cell table:formula="of:=100*[.F109]/([.F109]+[.G109])" office:value-type="float" office:value="74.4444444444444">
            <text:p>74,44</text:p>
          </table:table-cell>
          <table:table-cell table:formula="of:=100*[.G109]/([.F109]+[.G109])" office:value-type="float" office:value="25.5555555555556">
            <text:p>25,56</text:p>
          </table:table-cell>
          <table:table-cell table:formula="of:=100*[.H109]/([.F109]+[.G109]+[.H109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0">
            <text:p>20,00</text:p>
          </table:table-cell>
          <table:table-cell office:value-type="float" office:value="12">
            <text:p>12,00</text:p>
          </table:table-cell>
          <table:table-cell table:formula="of:=100*[.F110]/([.F110]+[.G110])" office:value-type="float" office:value="77.2727272727273">
            <text:p>77,27</text:p>
          </table:table-cell>
          <table:table-cell table:formula="of:=100*[.G110]/([.F110]+[.G110])" office:value-type="float" office:value="22.7272727272727">
            <text:p>22,73</text:p>
          </table:table-cell>
          <table:table-cell table:formula="of:=100*[.H110]/([.F110]+[.G110]+[.H110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8">
            <text:p>0,80</text:p>
          </table:table-cell>
          <table:table-cell/>
          <table:table-cell office:value-type="float" office:value="82">
            <text:p>82,00</text:p>
          </table:table-cell>
          <table:table-cell office:value-type="float" office:value="13">
            <text:p>13,00</text:p>
          </table:table-cell>
          <table:table-cell office:value-type="float" office:value="5">
            <text:p>5,00</text:p>
          </table:table-cell>
          <table:table-cell table:formula="of:=100*[.F112]/([.F112]+[.G112])" office:value-type="float" office:value="86.3157894736842">
            <text:p>86,32</text:p>
          </table:table-cell>
          <table:table-cell table:formula="of:=100*[.G112]/([.F112]+[.G112])" office:value-type="float" office:value="13.6842105263158">
            <text:p>13,68</text:p>
          </table:table-cell>
          <table:table-cell table:formula="of:=100*[.H112]/([.F112]+[.G112]+[.H112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13]+[.B113]+[.A113])" office:value-type="float" office:value="0.7">
            <text:p>0,70</text:p>
          </table:table-cell>
          <table:table-cell/>
          <table:table-cell office:value-type="float" office:value="69">
            <text:p>69,00</text:p>
          </table:table-cell>
          <table:table-cell office:value-type="float" office:value="21">
            <text:p>21,00</text:p>
          </table:table-cell>
          <table:table-cell office:value-type="float" office:value="10">
            <text:p>10,00</text:p>
          </table:table-cell>
          <table:table-cell table:formula="of:=100*[.F113]/([.F113]+[.G113])" office:value-type="float" office:value="76.6666666666667">
            <text:p>76,67</text:p>
          </table:table-cell>
          <table:table-cell table:formula="of:=100*[.G113]/([.F113]+[.G113])" office:value-type="float" office:value="23.3333333333333">
            <text:p>23,33</text:p>
          </table:table-cell>
          <table:table-cell table:formula="of:=100*[.H113]/([.F113]+[.G113]+[.H11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14]+[.B114]+[.A114])" office:value-type="float" office:value="0.6">
            <text:p>0,60</text:p>
          </table:table-cell>
          <table:table-cell/>
          <table:table-cell office:value-type="float" office:value="64">
            <text:p>64,00</text:p>
          </table:table-cell>
          <table:table-cell office:value-type="float" office:value="27">
            <text:p>27,00</text:p>
          </table:table-cell>
          <table:table-cell office:value-type="float" office:value="9">
            <text:p>9,00</text:p>
          </table:table-cell>
          <table:table-cell table:formula="of:=100*[.F114]/([.F114]+[.G114])" office:value-type="float" office:value="70.3296703296703">
            <text:p>70,33</text:p>
          </table:table-cell>
          <table:table-cell table:formula="of:=100*[.G114]/([.F114]+[.G114])" office:value-type="float" office:value="29.6703296703297">
            <text:p>29,67</text:p>
          </table:table-cell>
          <table:table-cell table:formula="of:=100*[.H114]/([.F114]+[.G114]+[.H114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5">
            <text:p>0,50</text:p>
          </table:table-cell>
          <table:table-cell/>
          <table:table-cell office:value-type="float" office:value="67">
            <text:p>67,00</text:p>
          </table:table-cell>
          <table:table-cell office:value-type="float" office:value="27">
            <text:p>27,00</text:p>
          </table:table-cell>
          <table:table-cell office:value-type="float" office:value="6">
            <text:p>6,00</text:p>
          </table:table-cell>
          <table:table-cell table:formula="of:=100*[.F115]/([.F115]+[.G115])" office:value-type="float" office:value="71.2765957446809">
            <text:p>71,28</text:p>
          </table:table-cell>
          <table:table-cell table:formula="of:=100*[.G115]/([.F115]+[.G115])" office:value-type="float" office:value="28.7234042553191">
            <text:p>28,72</text:p>
          </table:table-cell>
          <table:table-cell table:formula="of:=100*[.H115]/([.F115]+[.G115]+[.H11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4">
            <text:p>0,40</text:p>
          </table:table-cell>
          <table:table-cell/>
          <table:table-cell office:value-type="float" office:value="60">
            <text:p>60,00</text:p>
          </table:table-cell>
          <table:table-cell office:value-type="float" office:value="29">
            <text:p>29,00</text:p>
          </table:table-cell>
          <table:table-cell office:value-type="float" office:value="11">
            <text:p>11,00</text:p>
          </table:table-cell>
          <table:table-cell table:formula="of:=100*[.F116]/([.F116]+[.G116])" office:value-type="float" office:value="67.4157303370787">
            <text:p>67,42</text:p>
          </table:table-cell>
          <table:table-cell table:formula="of:=100*[.G116]/([.F116]+[.G116])" office:value-type="float" office:value="32.5842696629214">
            <text:p>32,58</text:p>
          </table:table-cell>
          <table:table-cell table:formula="of:=100*[.H116]/([.F116]+[.G116]+[.H11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3">
            <text:p>0,30</text:p>
          </table:table-cell>
          <table:table-cell/>
          <table:table-cell office:value-type="float" office:value="53">
            <text:p>53,00</text:p>
          </table:table-cell>
          <table:table-cell office:value-type="float" office:value="40">
            <text:p>40,00</text:p>
          </table:table-cell>
          <table:table-cell office:value-type="float" office:value="7">
            <text:p>7,00</text:p>
          </table:table-cell>
          <table:table-cell table:formula="of:=100*[.F117]/([.F117]+[.G117])" office:value-type="float" office:value="56.989247311828">
            <text:p>56,99</text:p>
          </table:table-cell>
          <table:table-cell table:formula="of:=100*[.G117]/([.F117]+[.G117])" office:value-type="float" office:value="43.010752688172">
            <text:p>43,01</text:p>
          </table:table-cell>
          <table:table-cell table:formula="of:=100*[.H117]/([.F117]+[.G117]+[.H117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2">
            <text:p>0,20</text:p>
          </table:table-cell>
          <table:table-cell/>
          <table:table-cell office:value-type="float" office:value="55">
            <text:p>55,00</text:p>
          </table:table-cell>
          <table:table-cell office:value-type="float" office:value="31">
            <text:p>31,00</text:p>
          </table:table-cell>
          <table:table-cell office:value-type="float" office:value="14">
            <text:p>14,00</text:p>
          </table:table-cell>
          <table:table-cell table:formula="of:=100*[.F118]/([.F118]+[.G118])" office:value-type="float" office:value="63.953488372093">
            <text:p>63,95</text:p>
          </table:table-cell>
          <table:table-cell table:formula="of:=100*[.G118]/([.F118]+[.G118])" office:value-type="float" office:value="36.046511627907">
            <text:p>36,05</text:p>
          </table:table-cell>
          <table:table-cell table:formula="of:=100*[.H118]/([.F118]+[.G118]+[.H118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31">
            <text:p>31,00</text:p>
          </table:table-cell>
          <table:table-cell office:value-type="float" office:value="10">
            <text:p>10,00</text:p>
          </table:table-cell>
          <table:table-cell table:formula="of:=100*[.F119]/([.F119]+[.G119])" office:value-type="float" office:value="65.5555555555556">
            <text:p>65,56</text:p>
          </table:table-cell>
          <table:table-cell table:formula="of:=100*[.G119]/([.F119]+[.G119])" office:value-type="float" office:value="34.4444444444444">
            <text:p>34,44</text:p>
          </table:table-cell>
          <table:table-cell table:formula="of:=100*[.H119]/([.F119]+[.G119]+[.H119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20]+[.B120]+[.A120])" office:value-type="float" office:value="0">
            <text:p>0,00</text:p>
          </table:table-cell>
          <table:table-cell/>
          <table:table-cell office:value-type="float" office:value="62">
            <text:p>62,00</text:p>
          </table:table-cell>
          <table:table-cell office:value-type="float" office:value="26">
            <text:p>26,00</text:p>
          </table:table-cell>
          <table:table-cell office:value-type="float" office:value="12">
            <text:p>12,00</text:p>
          </table:table-cell>
          <table:table-cell table:formula="of:=100*[.F120]/([.F120]+[.G120])" office:value-type="float" office:value="70.4545454545455">
            <text:p>70,45</text:p>
          </table:table-cell>
          <table:table-cell table:formula="of:=100*[.G120]/([.F120]+[.G120])" office:value-type="float" office:value="29.5454545454545">
            <text:p>29,55</text:p>
          </table:table-cell>
          <table:table-cell table:formula="of:=100*[.H120]/([.F120]+[.G120]+[.H120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22]+[.B122]+[.A122])" office:value-type="float" office:value="0.7">
            <text:p>0,70</text:p>
          </table:table-cell>
          <table:table-cell/>
          <table:table-cell office:value-type="float" office:value="72">
            <text:p>72,00</text:p>
          </table:table-cell>
          <table:table-cell office:value-type="float" office:value="12">
            <text:p>12,00</text:p>
          </table:table-cell>
          <table:table-cell office:value-type="float" office:value="16">
            <text:p>16,00</text:p>
          </table:table-cell>
          <table:table-cell table:formula="of:=100*[.F122]/([.F122]+[.G122])" office:value-type="float" office:value="85.7142857142857">
            <text:p>85,71</text:p>
          </table:table-cell>
          <table:table-cell table:formula="of:=100*[.G122]/([.F122]+[.G122])" office:value-type="float" office:value="14.2857142857143">
            <text:p>14,29</text:p>
          </table:table-cell>
          <table:table-cell table:formula="of:=100*[.H122]/([.F122]+[.G122]+[.H122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23]+[.B123]+[.A123])" office:value-type="float" office:value="0.6">
            <text:p>0,60</text:p>
          </table:table-cell>
          <table:table-cell/>
          <table:table-cell office:value-type="float" office:value="65">
            <text:p>65,00</text:p>
          </table:table-cell>
          <table:table-cell office:value-type="float" office:value="19">
            <text:p>19,00</text:p>
          </table:table-cell>
          <table:table-cell office:value-type="float" office:value="16">
            <text:p>16,00</text:p>
          </table:table-cell>
          <table:table-cell table:formula="of:=100*[.F123]/([.F123]+[.G123])" office:value-type="float" office:value="77.3809523809524">
            <text:p>77,38</text:p>
          </table:table-cell>
          <table:table-cell table:formula="of:=100*[.G123]/([.F123]+[.G123])" office:value-type="float" office:value="22.6190476190476">
            <text:p>22,62</text:p>
          </table:table-cell>
          <table:table-cell table:formula="of:=100*[.H123]/([.F123]+[.G123]+[.H123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24]+[.B124]+[.A124])" office:value-type="float" office:value="0.5">
            <text:p>0,50</text:p>
          </table:table-cell>
          <table:table-cell/>
          <table:table-cell office:value-type="float" office:value="57">
            <text:p>57,00</text:p>
          </table:table-cell>
          <table:table-cell office:value-type="float" office:value="32">
            <text:p>32,00</text:p>
          </table:table-cell>
          <table:table-cell office:value-type="float" office:value="11">
            <text:p>11,00</text:p>
          </table:table-cell>
          <table:table-cell table:formula="of:=100*[.F124]/([.F124]+[.G124])" office:value-type="float" office:value="64.0449438202247">
            <text:p>64,04</text:p>
          </table:table-cell>
          <table:table-cell table:formula="of:=100*[.G124]/([.F124]+[.G124])" office:value-type="float" office:value="35.9550561797753">
            <text:p>35,96</text:p>
          </table:table-cell>
          <table:table-cell table:formula="of:=100*[.H124]/([.F124]+[.G124]+[.H124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25]+[.B125]+[.A125])" office:value-type="float" office:value="0.4">
            <text:p>0,40</text:p>
          </table:table-cell>
          <table:table-cell/>
          <table:table-cell office:value-type="float" office:value="59">
            <text:p>59,00</text:p>
          </table:table-cell>
          <table:table-cell office:value-type="float" office:value="26">
            <text:p>26,00</text:p>
          </table:table-cell>
          <table:table-cell office:value-type="float" office:value="15">
            <text:p>15,00</text:p>
          </table:table-cell>
          <table:table-cell table:formula="of:=100*[.F125]/([.F125]+[.G125])" office:value-type="float" office:value="69.4117647058823">
            <text:p>69,41</text:p>
          </table:table-cell>
          <table:table-cell table:formula="of:=100*[.G125]/([.F125]+[.G125])" office:value-type="float" office:value="30.5882352941176">
            <text:p>30,59</text:p>
          </table:table-cell>
          <table:table-cell table:formula="of:=100*[.H125]/([.F125]+[.G125]+[.H125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26]+[.B126]+[.A126])" office:value-type="float" office:value="0.3">
            <text:p>0,30</text:p>
          </table:table-cell>
          <table:table-cell/>
          <table:table-cell office:value-type="float" office:value="64">
            <text:p>64,00</text:p>
          </table:table-cell>
          <table:table-cell office:value-type="float" office:value="26">
            <text:p>26,00</text:p>
          </table:table-cell>
          <table:table-cell office:value-type="float" office:value="10">
            <text:p>10,00</text:p>
          </table:table-cell>
          <table:table-cell table:formula="of:=100*[.F126]/([.F126]+[.G126])" office:value-type="float" office:value="71.1111111111111">
            <text:p>71,11</text:p>
          </table:table-cell>
          <table:table-cell table:formula="of:=100*[.G126]/([.F126]+[.G126])" office:value-type="float" office:value="28.8888888888889">
            <text:p>28,89</text:p>
          </table:table-cell>
          <table:table-cell table:formula="of:=100*[.H126]/([.F126]+[.G126]+[.H126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27]+[.B127]+[.A127])" office:value-type="float" office:value="0.2">
            <text:p>0,20</text:p>
          </table:table-cell>
          <table:table-cell/>
          <table:table-cell office:value-type="float" office:value="40">
            <text:p>40,00</text:p>
          </table:table-cell>
          <table:table-cell office:value-type="float" office:value="36">
            <text:p>36,00</text:p>
          </table:table-cell>
          <table:table-cell office:value-type="float" office:value="24">
            <text:p>24,00</text:p>
          </table:table-cell>
          <table:table-cell table:formula="of:=100*[.F127]/([.F127]+[.G127])" office:value-type="float" office:value="52.6315789473684">
            <text:p>52,63</text:p>
          </table:table-cell>
          <table:table-cell table:formula="of:=100*[.G127]/([.F127]+[.G127])" office:value-type="float" office:value="47.3684210526316">
            <text:p>47,37</text:p>
          </table:table-cell>
          <table:table-cell table:formula="of:=100*[.H127]/([.F127]+[.G127]+[.H127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28]+[.B128]+[.A128])" office:value-type="float" office:value="0.1">
            <text:p>0,10</text:p>
          </table:table-cell>
          <table:table-cell/>
          <table:table-cell office:value-type="float" office:value="65">
            <text:p>65,00</text:p>
          </table:table-cell>
          <table:table-cell office:value-type="float" office:value="22">
            <text:p>22,00</text:p>
          </table:table-cell>
          <table:table-cell office:value-type="float" office:value="13">
            <text:p>13,00</text:p>
          </table:table-cell>
          <table:table-cell table:formula="of:=100*[.F128]/([.F128]+[.G128])" office:value-type="float" office:value="74.7126436781609">
            <text:p>74,71</text:p>
          </table:table-cell>
          <table:table-cell table:formula="of:=100*[.G128]/([.F128]+[.G128])" office:value-type="float" office:value="25.2873563218391">
            <text:p>25,29</text:p>
          </table:table-cell>
          <table:table-cell table:formula="of:=100*[.H128]/([.F128]+[.G128]+[.H128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29]+[.B129]+[.A129])" office:value-type="float" office:value="0">
            <text:p>0,00</text:p>
          </table:table-cell>
          <table:table-cell/>
          <table:table-cell table:number-columns-repeated="3"/>
          <table:table-cell table:formula="of:=100*[.F129]/([.F129]+[.G129])" office:value-type="float" office:value="0">
            <text:p>#DIV/0 !</text:p>
          </table:table-cell>
          <table:table-cell table:formula="of:=100*[.G129]/([.F129]+[.G129])" office:value-type="float" office:value="0">
            <text:p>#DIV/0 !</text:p>
          </table:table-cell>
          <table:table-cell table:formula="of:=100*[.H129]/([.F129]+[.G129]+[.H1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31]+[.B131]+[.A131])" office:value-type="float" office:value="0.6">
            <text:p>0,60</text:p>
          </table:table-cell>
          <table:table-cell/>
          <table:table-cell office:value-type="float" office:value="64">
            <text:p>64,00</text:p>
          </table:table-cell>
          <table:table-cell office:value-type="float" office:value="25">
            <text:p>25,00</text:p>
          </table:table-cell>
          <table:table-cell office:value-type="float" office:value="11">
            <text:p>11,00</text:p>
          </table:table-cell>
          <table:table-cell table:formula="of:=100*[.F131]/([.F131]+[.G131])" office:value-type="float" office:value="71.9101123595506">
            <text:p>71,91</text:p>
          </table:table-cell>
          <table:table-cell table:formula="of:=100*[.G131]/([.F131]+[.G131])" office:value-type="float" office:value="28.0898876404494">
            <text:p>28,09</text:p>
          </table:table-cell>
          <table:table-cell table:formula="of:=100*[.H131]/([.F131]+[.G131]+[.H131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32]+[.B132]+[.A132])" office:value-type="float" office:value="0.5">
            <text:p>0,50</text:p>
          </table:table-cell>
          <table:table-cell/>
          <table:table-cell office:value-type="float" office:value="48">
            <text:p>48,00</text:p>
          </table:table-cell>
          <table:table-cell office:value-type="float" office:value="28">
            <text:p>28,00</text:p>
          </table:table-cell>
          <table:table-cell office:value-type="float" office:value="24">
            <text:p>24,00</text:p>
          </table:table-cell>
          <table:table-cell table:formula="of:=100*[.F132]/([.F132]+[.G132])" office:value-type="float" office:value="63.1578947368421">
            <text:p>63,16</text:p>
          </table:table-cell>
          <table:table-cell table:formula="of:=100*[.G132]/([.F132]+[.G132])" office:value-type="float" office:value="36.8421052631579">
            <text:p>36,84</text:p>
          </table:table-cell>
          <table:table-cell table:formula="of:=100*[.H132]/([.F132]+[.G132]+[.H132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33]+[.B133]+[.A133])" office:value-type="float" office:value="0.4">
            <text:p>0,40</text:p>
          </table:table-cell>
          <table:table-cell/>
          <table:table-cell office:value-type="float" office:value="48">
            <text:p>48,00</text:p>
          </table:table-cell>
          <table:table-cell office:value-type="float" office:value="35">
            <text:p>35,00</text:p>
          </table:table-cell>
          <table:table-cell office:value-type="float" office:value="17">
            <text:p>17,00</text:p>
          </table:table-cell>
          <table:table-cell table:formula="of:=100*[.F133]/([.F133]+[.G133])" office:value-type="float" office:value="57.8313253012048">
            <text:p>57,83</text:p>
          </table:table-cell>
          <table:table-cell table:formula="of:=100*[.G133]/([.F133]+[.G133])" office:value-type="float" office:value="42.1686746987952">
            <text:p>42,17</text:p>
          </table:table-cell>
          <table:table-cell table:formula="of:=100*[.H133]/([.F133]+[.G133]+[.H133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34]+[.B134]+[.A134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37">
            <text:p>37,00</text:p>
          </table:table-cell>
          <table:table-cell office:value-type="float" office:value="18">
            <text:p>18,00</text:p>
          </table:table-cell>
          <table:table-cell table:formula="of:=100*[.F134]/([.F134]+[.G134])" office:value-type="float" office:value="54.8780487804878">
            <text:p>54,88</text:p>
          </table:table-cell>
          <table:table-cell table:formula="of:=100*[.G134]/([.F134]+[.G134])" office:value-type="float" office:value="45.1219512195122">
            <text:p>45,12</text:p>
          </table:table-cell>
          <table:table-cell table:formula="of:=100*[.H134]/([.F134]+[.G134]+[.H134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35]+[.B135]+[.A135])" office:value-type="float" office:value="0.2">
            <text:p>0,20</text:p>
          </table:table-cell>
          <table:table-cell/>
          <table:table-cell office:value-type="float" office:value="53">
            <text:p>53,00</text:p>
          </table:table-cell>
          <table:table-cell office:value-type="float" office:value="34">
            <text:p>34,00</text:p>
          </table:table-cell>
          <table:table-cell office:value-type="float" office:value="13">
            <text:p>13,00</text:p>
          </table:table-cell>
          <table:table-cell table:formula="of:=100*[.F135]/([.F135]+[.G135])" office:value-type="float" office:value="60.9195402298851">
            <text:p>60,92</text:p>
          </table:table-cell>
          <table:table-cell table:formula="of:=100*[.G135]/([.F135]+[.G135])" office:value-type="float" office:value="39.0804597701149">
            <text:p>39,08</text:p>
          </table:table-cell>
          <table:table-cell table:formula="of:=100*[.H135]/([.F135]+[.G135]+[.H135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36]+[.B136]+[.A136])" office:value-type="float" office:value="0.099999999999999">
            <text:p>0,10</text:p>
          </table:table-cell>
          <table:table-cell/>
          <table:table-cell office:value-type="float" office:value="60">
            <text:p>60,00</text:p>
          </table:table-cell>
          <table:table-cell office:value-type="float" office:value="29">
            <text:p>29,00</text:p>
          </table:table-cell>
          <table:table-cell office:value-type="float" office:value="11">
            <text:p>11,00</text:p>
          </table:table-cell>
          <table:table-cell table:formula="of:=100*[.F136]/([.F136]+[.G136])" office:value-type="float" office:value="67.4157303370787">
            <text:p>67,42</text:p>
          </table:table-cell>
          <table:table-cell table:formula="of:=100*[.G136]/([.F136]+[.G136])" office:value-type="float" office:value="32.5842696629214">
            <text:p>32,58</text:p>
          </table:table-cell>
          <table:table-cell table:formula="of:=100*[.H136]/([.F136]+[.G136]+[.H13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37]+[.B137]+[.A137])" office:value-type="float" office:value="0">
            <text:p>0,00</text:p>
          </table:table-cell>
          <table:table-cell/>
          <table:table-cell office:value-type="float" office:value="57">
            <text:p>57,00</text:p>
          </table:table-cell>
          <table:table-cell office:value-type="float" office:value="30">
            <text:p>30,00</text:p>
          </table:table-cell>
          <table:table-cell office:value-type="float" office:value="13">
            <text:p>13,00</text:p>
          </table:table-cell>
          <table:table-cell table:formula="of:=100*[.F137]/([.F137]+[.G137])" office:value-type="float" office:value="65.5172413793104">
            <text:p>65,52</text:p>
          </table:table-cell>
          <table:table-cell table:formula="of:=100*[.G137]/([.F137]+[.G137])" office:value-type="float" office:value="34.4827586206897">
            <text:p>34,48</text:p>
          </table:table-cell>
          <table:table-cell table:formula="of:=100*[.H137]/([.F137]+[.G137]+[.H137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39]+[.B139]+[.A139])" office:value-type="float" office:value="0.5">
            <text:p>0,50</text:p>
          </table:table-cell>
          <table:table-cell/>
          <table:table-cell office:value-type="float" office:value="59">
            <text:p>59,00</text:p>
          </table:table-cell>
          <table:table-cell office:value-type="float" office:value="22">
            <text:p>22,00</text:p>
          </table:table-cell>
          <table:table-cell office:value-type="float" office:value="19">
            <text:p>19,00</text:p>
          </table:table-cell>
          <table:table-cell table:formula="of:=100*[.F139]/([.F139]+[.G139])" office:value-type="float" office:value="72.8395061728395">
            <text:p>72,84</text:p>
          </table:table-cell>
          <table:table-cell table:formula="of:=100*[.G139]/([.F139]+[.G139])" office:value-type="float" office:value="27.1604938271605">
            <text:p>27,16</text:p>
          </table:table-cell>
          <table:table-cell table:formula="of:=100*[.H139]/([.F139]+[.G139]+[.H139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40]+[.B140]+[.A140])" office:value-type="float" office:value="0.4">
            <text:p>0,40</text:p>
          </table:table-cell>
          <table:table-cell/>
          <table:table-cell office:value-type="float" office:value="46">
            <text:p>46,00</text:p>
          </table:table-cell>
          <table:table-cell office:value-type="float" office:value="28">
            <text:p>28,00</text:p>
          </table:table-cell>
          <table:table-cell office:value-type="float" office:value="26">
            <text:p>26,00</text:p>
          </table:table-cell>
          <table:table-cell table:formula="of:=100*[.F140]/([.F140]+[.G140])" office:value-type="float" office:value="62.1621621621622">
            <text:p>62,16</text:p>
          </table:table-cell>
          <table:table-cell table:formula="of:=100*[.G140]/([.F140]+[.G140])" office:value-type="float" office:value="37.8378378378378">
            <text:p>37,84</text:p>
          </table:table-cell>
          <table:table-cell table:formula="of:=100*[.H140]/([.F140]+[.G140]+[.H140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41]+[.B141]+[.A141])" office:value-type="float" office:value="0.3">
            <text:p>0,30</text:p>
          </table:table-cell>
          <table:table-cell/>
          <table:table-cell office:value-type="float" office:value="49">
            <text:p>49,00</text:p>
          </table:table-cell>
          <table:table-cell office:value-type="float" office:value="31">
            <text:p>31,00</text:p>
          </table:table-cell>
          <table:table-cell office:value-type="float" office:value="20">
            <text:p>20,00</text:p>
          </table:table-cell>
          <table:table-cell table:formula="of:=100*[.F141]/([.F141]+[.G141])" office:value-type="float" office:value="61.25">
            <text:p>61,25</text:p>
          </table:table-cell>
          <table:table-cell table:formula="of:=100*[.G141]/([.F141]+[.G141])" office:value-type="float" office:value="38.75">
            <text:p>38,75</text:p>
          </table:table-cell>
          <table:table-cell table:formula="of:=100*[.H141]/([.F141]+[.G141]+[.H141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42]+[.B142]+[.A142])" office:value-type="float" office:value="0.2">
            <text:p>0,20</text:p>
          </table:table-cell>
          <table:table-cell/>
          <table:table-cell office:value-type="float" office:value="55">
            <text:p>55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table:formula="of:=100*[.F142]/([.F142]+[.G142])" office:value-type="float" office:value="62.5">
            <text:p>62,50</text:p>
          </table:table-cell>
          <table:table-cell table:formula="of:=100*[.G142]/([.F142]+[.G142])" office:value-type="float" office:value="37.5">
            <text:p>37,50</text:p>
          </table:table-cell>
          <table:table-cell table:formula="of:=100*[.H142]/([.F142]+[.G142]+[.H14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43]+[.B143]+[.A143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22">
            <text:p>22,00</text:p>
          </table:table-cell>
          <table:table-cell office:value-type="float" office:value="19">
            <text:p>19,00</text:p>
          </table:table-cell>
          <table:table-cell table:formula="of:=100*[.F143]/([.F143]+[.G143])" office:value-type="float" office:value="72.8395061728395">
            <text:p>72,84</text:p>
          </table:table-cell>
          <table:table-cell table:formula="of:=100*[.G143]/([.F143]+[.G143])" office:value-type="float" office:value="27.1604938271605">
            <text:p>27,16</text:p>
          </table:table-cell>
          <table:table-cell table:formula="of:=100*[.H143]/([.F143]+[.G143]+[.H14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44]+[.B144]+[.A144])" office:value-type="float" office:value="0">
            <text:p>0,00</text:p>
          </table:table-cell>
          <table:table-cell/>
          <table:table-cell office:value-type="float" office:value="55">
            <text:p>55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table:formula="of:=100*[.F144]/([.F144]+[.G144])" office:value-type="float" office:value="62.5">
            <text:p>62,50</text:p>
          </table:table-cell>
          <table:table-cell table:formula="of:=100*[.G144]/([.F144]+[.G144])" office:value-type="float" office:value="37.5">
            <text:p>37,50</text:p>
          </table:table-cell>
          <table:table-cell table:formula="of:=100*[.H144]/([.F144]+[.G144]+[.H144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46]+[.B146]+[.A146])" office:value-type="float" office:value="0.4">
            <text:p>0,40</text:p>
          </table:table-cell>
          <table:table-cell/>
          <table:table-cell office:value-type="float" office:value="62">
            <text:p>62,00</text:p>
          </table:table-cell>
          <table:table-cell office:value-type="float" office:value="23">
            <text:p>23,00</text:p>
          </table:table-cell>
          <table:table-cell office:value-type="float" office:value="14">
            <text:p>14,00</text:p>
          </table:table-cell>
          <table:table-cell table:formula="of:=100*[.F146]/([.F146]+[.G146])" office:value-type="float" office:value="72.9411764705882">
            <text:p>72,94</text:p>
          </table:table-cell>
          <table:table-cell table:formula="of:=100*[.G146]/([.F146]+[.G146])" office:value-type="float" office:value="27.0588235294118">
            <text:p>27,06</text:p>
          </table:table-cell>
          <table:table-cell table:formula="of:=100*[.H146]/([.F146]+[.G146]+[.H146])" office:value-type="float" office:value="14.1414141414141">
            <text:p>14,14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47]+[.B147]+[.A147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20">
            <text:p>20,00</text:p>
          </table:table-cell>
          <table:table-cell office:value-type="float" office:value="21">
            <text:p>21,00</text:p>
          </table:table-cell>
          <table:table-cell table:formula="of:=100*[.F147]/([.F147]+[.G147])" office:value-type="float" office:value="74.6835443037975">
            <text:p>74,68</text:p>
          </table:table-cell>
          <table:table-cell table:formula="of:=100*[.G147]/([.F147]+[.G147])" office:value-type="float" office:value="25.3164556962025">
            <text:p>25,32</text:p>
          </table:table-cell>
          <table:table-cell table:formula="of:=100*[.H147]/([.F147]+[.G147]+[.H147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48]+[.B148]+[.A148])" office:value-type="float" office:value="0.2">
            <text:p>0,20</text:p>
          </table:table-cell>
          <table:table-cell/>
          <table:table-cell office:value-type="float" office:value="46">
            <text:p>46,00</text:p>
          </table:table-cell>
          <table:table-cell office:value-type="float" office:value="29">
            <text:p>29,00</text:p>
          </table:table-cell>
          <table:table-cell office:value-type="float" office:value="25">
            <text:p>25,00</text:p>
          </table:table-cell>
          <table:table-cell table:formula="of:=100*[.F148]/([.F148]+[.G148])" office:value-type="float" office:value="61.3333333333333">
            <text:p>61,33</text:p>
          </table:table-cell>
          <table:table-cell table:formula="of:=100*[.G148]/([.F148]+[.G148])" office:value-type="float" office:value="38.6666666666667">
            <text:p>38,67</text:p>
          </table:table-cell>
          <table:table-cell table:formula="of:=100*[.H148]/([.F148]+[.G148]+[.H148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49]+[.B149]+[.A149])" office:value-type="float" office:value="0.1">
            <text:p>0,10</text:p>
          </table:table-cell>
          <table:table-cell/>
          <table:table-cell office:value-type="float" office:value="51">
            <text:p>51,00</text:p>
          </table:table-cell>
          <table:table-cell office:value-type="float" office:value="36">
            <text:p>36,00</text:p>
          </table:table-cell>
          <table:table-cell office:value-type="float" office:value="13">
            <text:p>13,00</text:p>
          </table:table-cell>
          <table:table-cell table:formula="of:=100*[.F149]/([.F149]+[.G149])" office:value-type="float" office:value="58.6206896551724">
            <text:p>58,62</text:p>
          </table:table-cell>
          <table:table-cell table:formula="of:=100*[.G149]/([.F149]+[.G149])" office:value-type="float" office:value="41.3793103448276">
            <text:p>41,38</text:p>
          </table:table-cell>
          <table:table-cell table:formula="of:=100*[.H149]/([.F149]+[.G149]+[.H149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50]+[.B150]+[.A150])" office:value-type="float" office:value="0">
            <text:p>0,00</text:p>
          </table:table-cell>
          <table:table-cell/>
          <table:table-cell office:value-type="float" office:value="67">
            <text:p>67,00</text:p>
          </table:table-cell>
          <table:table-cell office:value-type="float" office:value="24">
            <text:p>24,00</text:p>
          </table:table-cell>
          <table:table-cell office:value-type="float" office:value="9">
            <text:p>9,00</text:p>
          </table:table-cell>
          <table:table-cell table:formula="of:=100*[.F150]/([.F150]+[.G150])" office:value-type="float" office:value="73.6263736263736">
            <text:p>73,63</text:p>
          </table:table-cell>
          <table:table-cell table:formula="of:=100*[.G150]/([.F150]+[.G150])" office:value-type="float" office:value="26.3736263736264">
            <text:p>26,37</text:p>
          </table:table-cell>
          <table:table-cell table:formula="of:=100*[.H150]/([.F150]+[.G150]+[.H150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52]+[.B152]+[.A152])" office:value-type="float" office:value="0.3">
            <text:p>0,30</text:p>
          </table:table-cell>
          <table:table-cell/>
          <table:table-cell office:value-type="float" office:value="56">
            <text:p>56,00</text:p>
          </table:table-cell>
          <table:table-cell office:value-type="float" office:value="26">
            <text:p>26,00</text:p>
          </table:table-cell>
          <table:table-cell office:value-type="float" office:value="18">
            <text:p>18,00</text:p>
          </table:table-cell>
          <table:table-cell table:formula="of:=100*[.F152]/([.F152]+[.G152])" office:value-type="float" office:value="68.2926829268293">
            <text:p>68,29</text:p>
          </table:table-cell>
          <table:table-cell table:formula="of:=100*[.G152]/([.F152]+[.G152])" office:value-type="float" office:value="31.7073170731707">
            <text:p>31,71</text:p>
          </table:table-cell>
          <table:table-cell table:formula="of:=100*[.H152]/([.F152]+[.G152]+[.H15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53]+[.B153]+[.A153])" office:value-type="float" office:value="0.2">
            <text:p>0,20</text:p>
          </table:table-cell>
          <table:table-cell/>
          <table:table-cell office:value-type="float" office:value="59">
            <text:p>59,00</text:p>
          </table:table-cell>
          <table:table-cell office:value-type="float" office:value="24">
            <text:p>24,00</text:p>
          </table:table-cell>
          <table:table-cell office:value-type="float" office:value="17">
            <text:p>17,00</text:p>
          </table:table-cell>
          <table:table-cell table:formula="of:=100*[.F153]/([.F153]+[.G153])" office:value-type="float" office:value="71.0843373493976">
            <text:p>71,08</text:p>
          </table:table-cell>
          <table:table-cell table:formula="of:=100*[.G153]/([.F153]+[.G153])" office:value-type="float" office:value="28.9156626506024">
            <text:p>28,92</text:p>
          </table:table-cell>
          <table:table-cell table:formula="of:=100*[.H153]/([.F153]+[.G153]+[.H153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54]+[.B154]+[.A154])" office:value-type="float" office:value="0.1">
            <text:p>0,10</text:p>
          </table:table-cell>
          <table:table-cell/>
          <table:table-cell office:value-type="float" office:value="68">
            <text:p>68,00</text:p>
          </table:table-cell>
          <table:table-cell office:value-type="float" office:value="17">
            <text:p>17,00</text:p>
          </table:table-cell>
          <table:table-cell office:value-type="float" office:value="15">
            <text:p>15,00</text:p>
          </table:table-cell>
          <table:table-cell table:formula="of:=100*[.F154]/([.F154]+[.G154])" office:value-type="float" office:value="80">
            <text:p>80,00</text:p>
          </table:table-cell>
          <table:table-cell table:formula="of:=100*[.G154]/([.F154]+[.G154])" office:value-type="float" office:value="20">
            <text:p>20,00</text:p>
          </table:table-cell>
          <table:table-cell table:formula="of:=100*[.H154]/([.F154]+[.G154]+[.H154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55]+[.B155]+[.A155])" office:value-type="float" office:value="0">
            <text:p>0,00</text:p>
          </table:table-cell>
          <table:table-cell/>
          <table:table-cell office:value-type="float" office:value="56">
            <text:p>56,00</text:p>
          </table:table-cell>
          <table:table-cell office:value-type="float" office:value="27">
            <text:p>27,00</text:p>
          </table:table-cell>
          <table:table-cell office:value-type="float" office:value="17">
            <text:p>17,00</text:p>
          </table:table-cell>
          <table:table-cell table:formula="of:=100*[.F155]/([.F155]+[.G155])" office:value-type="float" office:value="67.4698795180723">
            <text:p>67,47</text:p>
          </table:table-cell>
          <table:table-cell table:formula="of:=100*[.G155]/([.F155]+[.G155])" office:value-type="float" office:value="32.5301204819277">
            <text:p>32,53</text:p>
          </table:table-cell>
          <table:table-cell table:formula="of:=100*[.H155]/([.F155]+[.G155]+[.H15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57]+[.B157]+[.A157])" office:value-type="float" office:value="0.2">
            <text:p>0,20</text:p>
          </table:table-cell>
          <table:table-cell/>
          <table:table-cell office:value-type="float" office:value="61">
            <text:p>61,00</text:p>
          </table:table-cell>
          <table:table-cell office:value-type="float" office:value="27">
            <text:p>27,00</text:p>
          </table:table-cell>
          <table:table-cell office:value-type="float" office:value="12">
            <text:p>12,00</text:p>
          </table:table-cell>
          <table:table-cell table:formula="of:=100*[.F157]/([.F157]+[.G157])" office:value-type="float" office:value="69.3181818181818">
            <text:p>69,32</text:p>
          </table:table-cell>
          <table:table-cell table:formula="of:=100*[.G157]/([.F157]+[.G157])" office:value-type="float" office:value="30.6818181818182">
            <text:p>30,68</text:p>
          </table:table-cell>
          <table:table-cell table:formula="of:=100*[.H157]/([.F157]+[.G157]+[.H157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24">
            <text:p>24,00</text:p>
          </table:table-cell>
          <table:table-cell office:value-type="float" office:value="12">
            <text:p>12,00</text:p>
          </table:table-cell>
          <table:table-cell table:formula="of:=100*[.F158]/([.F158]+[.G158])" office:value-type="float" office:value="72.7272727272727">
            <text:p>72,73</text:p>
          </table:table-cell>
          <table:table-cell table:formula="of:=100*[.G158]/([.F158]+[.G158])" office:value-type="float" office:value="27.2727272727273">
            <text:p>27,27</text:p>
          </table:table-cell>
          <table:table-cell table:formula="of:=100*[.H158]/([.F158]+[.G158]+[.H158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18">
            <text:p>18,00</text:p>
          </table:table-cell>
          <table:table-cell office:value-type="float" office:value="13">
            <text:p>13,00</text:p>
          </table:table-cell>
          <table:table-cell table:formula="of:=100*[.F159]/([.F159]+[.G159])" office:value-type="float" office:value="79.3103448275862">
            <text:p>79,31</text:p>
          </table:table-cell>
          <table:table-cell table:formula="of:=100*[.G159]/([.F159]+[.G159])" office:value-type="float" office:value="20.6896551724138">
            <text:p>20,69</text:p>
          </table:table-cell>
          <table:table-cell table:formula="of:=100*[.H159]/([.F159]+[.G159]+[.H159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61]+[.B161]+[.A161])" office:value-type="float" office:value="0.1">
            <text:p>0,10</text:p>
          </table:table-cell>
          <table:table-cell/>
          <table:table-cell office:value-type="float" office:value="62">
            <text:p>62,00</text:p>
          </table:table-cell>
          <table:table-cell office:value-type="float" office:value="26">
            <text:p>26,00</text:p>
          </table:table-cell>
          <table:table-cell office:value-type="float" office:value="12">
            <text:p>12,00</text:p>
          </table:table-cell>
          <table:table-cell table:formula="of:=100*[.F161]/([.F161]+[.G161])" office:value-type="float" office:value="70.4545454545455">
            <text:p>70,45</text:p>
          </table:table-cell>
          <table:table-cell table:formula="of:=100*[.G161]/([.F161]+[.G161])" office:value-type="float" office:value="29.5454545454545">
            <text:p>29,55</text:p>
          </table:table-cell>
          <table:table-cell table:formula="of:=100*[.H161]/([.F161]+[.G161]+[.H161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62]+[.B162]+[.A162])" office:value-type="float" office:value="0">
            <text:p>0,00</text:p>
          </table:table-cell>
          <table:table-cell/>
          <table:table-cell office:value-type="float" office:value="74">
            <text:p>74,00</text:p>
          </table:table-cell>
          <table:table-cell office:value-type="float" office:value="20">
            <text:p>20,00</text:p>
          </table:table-cell>
          <table:table-cell office:value-type="float" office:value="6">
            <text:p>6,00</text:p>
          </table:table-cell>
          <table:table-cell table:formula="of:=100*[.F162]/([.F162]+[.G162])" office:value-type="float" office:value="78.7234042553192">
            <text:p>78,72</text:p>
          </table:table-cell>
          <table:table-cell table:formula="of:=100*[.G162]/([.F162]+[.G162])" office:value-type="float" office:value="21.2765957446808">
            <text:p>21,28</text:p>
          </table:table-cell>
          <table:table-cell table:formula="of:=100*[.H162]/([.F162]+[.G162]+[.H162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64]+[.B164]+[.A164])" office:value-type="float" office:value="0">
            <text:p>0,00</text:p>
          </table:table-cell>
          <table:table-cell/>
          <table:table-cell office:value-type="float" office:value="59">
            <text:p>59,00</text:p>
          </table:table-cell>
          <table:table-cell office:value-type="float" office:value="26">
            <text:p>26,00</text:p>
          </table:table-cell>
          <table:table-cell office:value-type="float" office:value="15">
            <text:p>15,00</text:p>
          </table:table-cell>
          <table:table-cell table:formula="of:=100*[.F164]/([.F164]+[.G164])" office:value-type="float" office:value="69.4117647058823">
            <text:p>69,41</text:p>
          </table:table-cell>
          <table:table-cell table:formula="of:=100*[.G164]/([.F164]+[.G164])" office:value-type="float" office:value="30.5882352941176">
            <text:p>30,59</text:p>
          </table:table-cell>
          <table:table-cell table:formula="of:=100*[.H164]/([.F164]+[.G164]+[.H164])" office:value-type="float" office:value="15">
            <text:p>15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67]+[.B167]+[.A167])" office:value-type="float" office:value="0.8">
            <text:p>0,80</text:p>
          </table:table-cell>
          <table:table-cell/>
          <table:table-cell office:value-type="float" office:value="69">
            <text:p>69,00</text:p>
          </table:table-cell>
          <table:table-cell office:value-type="float" office:value="19">
            <text:p>19,00</text:p>
          </table:table-cell>
          <table:table-cell office:value-type="float" office:value="12">
            <text:p>12,00</text:p>
          </table:table-cell>
          <table:table-cell table:formula="of:=100*[.F167]/([.F167]+[.G167])" office:value-type="float" office:value="78.4090909090909">
            <text:p>78,41</text:p>
          </table:table-cell>
          <table:table-cell table:formula="of:=100*[.G167]/([.F167]+[.G167])" office:value-type="float" office:value="21.5909090909091">
            <text:p>21,59</text:p>
          </table:table-cell>
          <table:table-cell table:formula="of:=100*[.H167]/([.F167]+[.G167]+[.H167])" office:value-type="float" office:value="12">
            <text:p>12,00</text:p>
          </table:table-cell>
          <table:table-cell>
            <draw:frame table:end-cell-address="'DrawReset-SelectRandom'.S187" table:end-x="1.04cm" table:end-y="0.065cm" draw:z-index="5" draw:style-name="gr1" draw:text-style-name="P1" svg:width="15.999cm" svg:height="8.999cm" svg:x="0.848cm" svg:y="0.099cm">
              <draw:object draw:notify-on-update-of-ranges="'DrawReset-SelectRandom'.C167:'DrawReset-SelectRandom'.C175 'DrawReset-SelectRandom'.J167:'DrawReset-SelectRandom'.J17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96" table:end-x="2.106cm" table:end-y="0.41cm" draw:z-index="6" draw:style-name="gr1" draw:text-style-name="P1" svg:width="23.839cm" svg:height="13.409cm" svg:x="0.848cm" svg:y="0.099cm">
              <draw:object draw:notify-on-update-of-ranges="'DrawReset-SelectRandom'.C167:'DrawReset-SelectRandom'.C175 'DrawReset-SelectRandom'.B167:'DrawReset-SelectRandom'.B167 'DrawReset-SelectRandom'.J167:'DrawReset-SelectRandom'.J175 'DrawReset-SelectRandom'.C177:'DrawReset-SelectRandom'.C184 'DrawReset-SelectRandom'.B177:'DrawReset-SelectRandom'.B177 'DrawReset-SelectRandom'.J177:'DrawReset-SelectRandom'.J184 'DrawReset-SelectRandom'.C186:'DrawReset-SelectRandom'.C192 'DrawReset-SelectRandom'.B186:'DrawReset-SelectRandom'.B186 'DrawReset-SelectRandom'.J186:'DrawReset-SelectRandom'.J192 'DrawReset-SelectRandom'.C194:'DrawReset-SelectRandom'.C199 'DrawReset-SelectRandom'.B194:'DrawReset-SelectRandom'.B194 'DrawReset-SelectRandom'.J194:'DrawReset-SelectRandom'.J199 'DrawReset-SelectRandom'.C201:'DrawReset-SelectRandom'.C205 'DrawReset-SelectRandom'.B201:'DrawReset-SelectRandom'.B201 'DrawReset-SelectRandom'.J201:'DrawReset-SelectRandom'.J205 'DrawReset-SelectRandom'.C207:'DrawReset-SelectRandom'.C210 'DrawReset-SelectRandom'.B207:'DrawReset-SelectRandom'.B207 'DrawReset-SelectRandom'.J207:'DrawReset-SelectRandom'.J210 'DrawReset-SelectRandom'.C212:'DrawReset-SelectRandom'.C214 'DrawReset-SelectRandom'.B212:'DrawReset-SelectRandom'.B212 'DrawReset-SelectRandom'.J212:'DrawReset-SelectRandom'.J214 'DrawReset-SelectRandom'.C216:'DrawReset-SelectRandom'.C217 'DrawReset-SelectRandom'.B216:'DrawReset-SelectRandom'.B216 'DrawReset-SelectRandom'.J216:'DrawReset-SelectRandom'.J217 'DrawReset-SelectRandom'.C219:'DrawReset-SelectRandom'.C219 'DrawReset-SelectRandom'.B219:'DrawReset-SelectRandom'.B219 'DrawReset-SelectRandom'.J219:'DrawReset-SelectRandom'.J21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68]+[.B168]+[.A168])" office:value-type="float" office:value="0.7">
            <text:p>0,70</text:p>
          </table:table-cell>
          <table:table-cell/>
          <table:table-cell office:value-type="float" office:value="56">
            <text:p>56,00</text:p>
          </table:table-cell>
          <table:table-cell office:value-type="float" office:value="37">
            <text:p>37,00</text:p>
          </table:table-cell>
          <table:table-cell office:value-type="float" office:value="7">
            <text:p>7,00</text:p>
          </table:table-cell>
          <table:table-cell table:formula="of:=100*[.F168]/([.F168]+[.G168])" office:value-type="float" office:value="60.2150537634409">
            <text:p>60,22</text:p>
          </table:table-cell>
          <table:table-cell table:formula="of:=100*[.G168]/([.F168]+[.G168])" office:value-type="float" office:value="39.7849462365591">
            <text:p>39,78</text:p>
          </table:table-cell>
          <table:table-cell table:formula="of:=100*[.H168]/([.F168]+[.G168]+[.H168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6">
            <text:p>0,60</text:p>
          </table:table-cell>
          <table:table-cell/>
          <table:table-cell office:value-type="float" office:value="59">
            <text:p>59,00</text:p>
          </table:table-cell>
          <table:table-cell office:value-type="float" office:value="26">
            <text:p>26,00</text:p>
          </table:table-cell>
          <table:table-cell office:value-type="float" office:value="15">
            <text:p>15,00</text:p>
          </table:table-cell>
          <table:table-cell table:formula="of:=100*[.F169]/([.F169]+[.G169])" office:value-type="float" office:value="69.4117647058823">
            <text:p>69,41</text:p>
          </table:table-cell>
          <table:table-cell table:formula="of:=100*[.G169]/([.F169]+[.G169])" office:value-type="float" office:value="30.5882352941176">
            <text:p>30,59</text:p>
          </table:table-cell>
          <table:table-cell table:formula="of:=100*[.H169]/([.F169]+[.G169]+[.H169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5">
            <text:p>0,50</text:p>
          </table:table-cell>
          <table:table-cell/>
          <table:table-cell office:value-type="float" office:value="63">
            <text:p>63,00</text:p>
          </table:table-cell>
          <table:table-cell office:value-type="float" office:value="24">
            <text:p>24,00</text:p>
          </table:table-cell>
          <table:table-cell office:value-type="float" office:value="13">
            <text:p>13,00</text:p>
          </table:table-cell>
          <table:table-cell table:formula="of:=100*[.F170]/([.F170]+[.G170])" office:value-type="float" office:value="72.4137931034483">
            <text:p>72,41</text:p>
          </table:table-cell>
          <table:table-cell table:formula="of:=100*[.G170]/([.F170]+[.G170])" office:value-type="float" office:value="27.5862068965517">
            <text:p>27,59</text:p>
          </table:table-cell>
          <table:table-cell table:formula="of:=100*[.H170]/([.F170]+[.G170]+[.H17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4">
            <text:p>0,40</text:p>
          </table:table-cell>
          <table:table-cell/>
          <table:table-cell office:value-type="float" office:value="62">
            <text:p>62,00</text:p>
          </table:table-cell>
          <table:table-cell office:value-type="float" office:value="27">
            <text:p>27,00</text:p>
          </table:table-cell>
          <table:table-cell office:value-type="float" office:value="11">
            <text:p>11,00</text:p>
          </table:table-cell>
          <table:table-cell table:formula="of:=100*[.F171]/([.F171]+[.G171])" office:value-type="float" office:value="69.6629213483146">
            <text:p>69,66</text:p>
          </table:table-cell>
          <table:table-cell table:formula="of:=100*[.G171]/([.F171]+[.G171])" office:value-type="float" office:value="30.3370786516854">
            <text:p>30,34</text:p>
          </table:table-cell>
          <table:table-cell table:formula="of:=100*[.H171]/([.F171]+[.G171]+[.H171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3">
            <text:p>0,30</text:p>
          </table:table-cell>
          <table:table-cell/>
          <table:table-cell office:value-type="float" office:value="69">
            <text:p>69,00</text:p>
          </table:table-cell>
          <table:table-cell office:value-type="float" office:value="20">
            <text:p>20,00</text:p>
          </table:table-cell>
          <table:table-cell office:value-type="float" office:value="11">
            <text:p>11,00</text:p>
          </table:table-cell>
          <table:table-cell table:formula="of:=100*[.F172]/([.F172]+[.G172])" office:value-type="float" office:value="77.5280898876405">
            <text:p>77,53</text:p>
          </table:table-cell>
          <table:table-cell table:formula="of:=100*[.G172]/([.F172]+[.G172])" office:value-type="float" office:value="22.4719101123596">
            <text:p>22,47</text:p>
          </table:table-cell>
          <table:table-cell table:formula="of:=100*[.H172]/([.F172]+[.G172]+[.H172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2">
            <text:p>0,20</text:p>
          </table:table-cell>
          <table:table-cell/>
          <table:table-cell office:value-type="float" office:value="61">
            <text:p>61,00</text:p>
          </table:table-cell>
          <table:table-cell office:value-type="float" office:value="29">
            <text:p>29,00</text:p>
          </table:table-cell>
          <table:table-cell office:value-type="float" office:value="10">
            <text:p>10,00</text:p>
          </table:table-cell>
          <table:table-cell table:formula="of:=100*[.F173]/([.F173]+[.G173])" office:value-type="float" office:value="67.7777777777778">
            <text:p>67,78</text:p>
          </table:table-cell>
          <table:table-cell table:formula="of:=100*[.G173]/([.F173]+[.G173])" office:value-type="float" office:value="32.2222222222222">
            <text:p>32,22</text:p>
          </table:table-cell>
          <table:table-cell table:formula="of:=100*[.H173]/([.F173]+[.G173]+[.H17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.0999999999999999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28">
            <text:p>28,00</text:p>
          </table:table-cell>
          <table:table-cell office:value-type="float" office:value="8">
            <text:p>8,00</text:p>
          </table:table-cell>
          <table:table-cell table:formula="of:=100*[.F174]/([.F174]+[.G174])" office:value-type="float" office:value="69.5652173913043">
            <text:p>69,57</text:p>
          </table:table-cell>
          <table:table-cell table:formula="of:=100*[.G174]/([.F174]+[.G174])" office:value-type="float" office:value="30.4347826086957">
            <text:p>30,43</text:p>
          </table:table-cell>
          <table:table-cell table:formula="of:=100*[.H174]/([.F174]+[.G174]+[.H174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75]+[.B175]+[.A175])" office:value-type="float" office:value="0">
            <text:p>0,00</text:p>
          </table:table-cell>
          <table:table-cell/>
          <table:table-cell office:value-type="float" office:value="71">
            <text:p>71,00</text:p>
          </table:table-cell>
          <table:table-cell office:value-type="float" office:value="23">
            <text:p>23,00</text:p>
          </table:table-cell>
          <table:table-cell office:value-type="float" office:value="6">
            <text:p>6,00</text:p>
          </table:table-cell>
          <table:table-cell table:formula="of:=100*[.F175]/([.F175]+[.G175])" office:value-type="float" office:value="75.531914893617">
            <text:p>75,53</text:p>
          </table:table-cell>
          <table:table-cell table:formula="of:=100*[.G175]/([.F175]+[.G175])" office:value-type="float" office:value="24.468085106383">
            <text:p>24,47</text:p>
          </table:table-cell>
          <table:table-cell table:formula="of:=100*[.H175]/([.F175]+[.G175]+[.H17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77]+[.B177]+[.A177])" office:value-type="float" office:value="0.7">
            <text:p>0,70</text:p>
          </table:table-cell>
          <table:table-cell/>
          <table:table-cell office:value-type="float" office:value="63">
            <text:p>63,00</text:p>
          </table:table-cell>
          <table:table-cell office:value-type="float" office:value="19">
            <text:p>19,00</text:p>
          </table:table-cell>
          <table:table-cell office:value-type="float" office:value="18">
            <text:p>18,00</text:p>
          </table:table-cell>
          <table:table-cell table:formula="of:=100*[.F177]/([.F177]+[.G177])" office:value-type="float" office:value="76.8292682926829">
            <text:p>76,83</text:p>
          </table:table-cell>
          <table:table-cell table:formula="of:=100*[.G177]/([.F177]+[.G177])" office:value-type="float" office:value="23.1707317073171">
            <text:p>23,17</text:p>
          </table:table-cell>
          <table:table-cell table:formula="of:=100*[.H177]/([.F177]+[.G177]+[.H177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78]+[.B178]+[.A178])" office:value-type="float" office:value="0.6">
            <text:p>0,60</text:p>
          </table:table-cell>
          <table:table-cell/>
          <table:table-cell office:value-type="float" office:value="45">
            <text:p>45,00</text:p>
          </table:table-cell>
          <table:table-cell office:value-type="float" office:value="41">
            <text:p>41,00</text:p>
          </table:table-cell>
          <table:table-cell office:value-type="float" office:value="14">
            <text:p>14,00</text:p>
          </table:table-cell>
          <table:table-cell table:formula="of:=100*[.F178]/([.F178]+[.G178])" office:value-type="float" office:value="52.3255813953488">
            <text:p>52,33</text:p>
          </table:table-cell>
          <table:table-cell table:formula="of:=100*[.G178]/([.F178]+[.G178])" office:value-type="float" office:value="47.6744186046512">
            <text:p>47,67</text:p>
          </table:table-cell>
          <table:table-cell table:formula="of:=100*[.H178]/([.F178]+[.G178]+[.H178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79]+[.B179]+[.A179])" office:value-type="float" office:value="0.5">
            <text:p>0,50</text:p>
          </table:table-cell>
          <table:table-cell/>
          <table:table-cell office:value-type="float" office:value="48">
            <text:p>48,00</text:p>
          </table:table-cell>
          <table:table-cell office:value-type="float" office:value="37">
            <text:p>37,00</text:p>
          </table:table-cell>
          <table:table-cell office:value-type="float" office:value="15">
            <text:p>15,00</text:p>
          </table:table-cell>
          <table:table-cell table:formula="of:=100*[.F179]/([.F179]+[.G179])" office:value-type="float" office:value="56.4705882352941">
            <text:p>56,47</text:p>
          </table:table-cell>
          <table:table-cell table:formula="of:=100*[.G179]/([.F179]+[.G179])" office:value-type="float" office:value="43.5294117647059">
            <text:p>43,53</text:p>
          </table:table-cell>
          <table:table-cell table:formula="of:=100*[.H179]/([.F179]+[.G179]+[.H179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80]+[.B180]+[.A180])" office:value-type="float" office:value="0.4">
            <text:p>0,40</text:p>
          </table:table-cell>
          <table:table-cell/>
          <table:table-cell office:value-type="float" office:value="55">
            <text:p>55,00</text:p>
          </table:table-cell>
          <table:table-cell office:value-type="float" office:value="27">
            <text:p>27,00</text:p>
          </table:table-cell>
          <table:table-cell office:value-type="float" office:value="18">
            <text:p>18,00</text:p>
          </table:table-cell>
          <table:table-cell table:formula="of:=100*[.F180]/([.F180]+[.G180])" office:value-type="float" office:value="67.0731707317073">
            <text:p>67,07</text:p>
          </table:table-cell>
          <table:table-cell table:formula="of:=100*[.G180]/([.F180]+[.G180])" office:value-type="float" office:value="32.9268292682927">
            <text:p>32,93</text:p>
          </table:table-cell>
          <table:table-cell table:formula="of:=100*[.H180]/([.F180]+[.G180]+[.H180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81]+[.B181]+[.A181])" office:value-type="float" office:value="0.3">
            <text:p>0,30</text:p>
          </table:table-cell>
          <table:table-cell/>
          <table:table-cell office:value-type="float" office:value="58">
            <text:p>58,00</text:p>
          </table:table-cell>
          <table:table-cell office:value-type="float" office:value="32">
            <text:p>32,00</text:p>
          </table:table-cell>
          <table:table-cell office:value-type="float" office:value="10">
            <text:p>10,00</text:p>
          </table:table-cell>
          <table:table-cell table:formula="of:=100*[.F181]/([.F181]+[.G181])" office:value-type="float" office:value="64.4444444444444">
            <text:p>64,44</text:p>
          </table:table-cell>
          <table:table-cell table:formula="of:=100*[.G181]/([.F181]+[.G181])" office:value-type="float" office:value="35.5555555555556">
            <text:p>35,56</text:p>
          </table:table-cell>
          <table:table-cell table:formula="of:=100*[.H181]/([.F181]+[.G181]+[.H181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82]+[.B182]+[.A182])" office:value-type="float" office:value="0.2">
            <text:p>0,20</text:p>
          </table:table-cell>
          <table:table-cell/>
          <table:table-cell office:value-type="float" office:value="55">
            <text:p>55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table:formula="of:=100*[.F182]/([.F182]+[.G182])" office:value-type="float" office:value="62.5">
            <text:p>62,50</text:p>
          </table:table-cell>
          <table:table-cell table:formula="of:=100*[.G182]/([.F182]+[.G182])" office:value-type="float" office:value="37.5">
            <text:p>37,50</text:p>
          </table:table-cell>
          <table:table-cell table:formula="of:=100*[.H182]/([.F182]+[.G182]+[.H18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83]+[.B183]+[.A183])" office:value-type="float" office:value="0.0999999999999999">
            <text:p>0,10</text:p>
          </table:table-cell>
          <table:table-cell/>
          <table:table-cell office:value-type="float" office:value="65">
            <text:p>65,00</text:p>
          </table:table-cell>
          <table:table-cell office:value-type="float" office:value="26">
            <text:p>26,00</text:p>
          </table:table-cell>
          <table:table-cell office:value-type="float" office:value="9">
            <text:p>9,00</text:p>
          </table:table-cell>
          <table:table-cell table:formula="of:=100*[.F183]/([.F183]+[.G183])" office:value-type="float" office:value="71.4285714285714">
            <text:p>71,43</text:p>
          </table:table-cell>
          <table:table-cell table:formula="of:=100*[.G183]/([.F183]+[.G183])" office:value-type="float" office:value="28.5714285714286">
            <text:p>28,57</text:p>
          </table:table-cell>
          <table:table-cell table:formula="of:=100*[.H183]/([.F183]+[.G183]+[.H18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84]+[.B184]+[.A184])" office:value-type="float" office:value="0">
            <text:p>0,00</text:p>
          </table:table-cell>
          <table:table-cell/>
          <table:table-cell office:value-type="float" office:value="66">
            <text:p>66,00</text:p>
          </table:table-cell>
          <table:table-cell office:value-type="float" office:value="27">
            <text:p>27,00</text:p>
          </table:table-cell>
          <table:table-cell office:value-type="float" office:value="7">
            <text:p>7,00</text:p>
          </table:table-cell>
          <table:table-cell table:formula="of:=100*[.F184]/([.F184]+[.G184])" office:value-type="float" office:value="70.9677419354839">
            <text:p>70,97</text:p>
          </table:table-cell>
          <table:table-cell table:formula="of:=100*[.G184]/([.F184]+[.G184])" office:value-type="float" office:value="29.0322580645161">
            <text:p>29,03</text:p>
          </table:table-cell>
          <table:table-cell table:formula="of:=100*[.H184]/([.F184]+[.G184]+[.H184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86]+[.B186]+[.A186])" office:value-type="float" office:value="0.6">
            <text:p>0,60</text:p>
          </table:table-cell>
          <table:table-cell/>
          <table:table-cell office:value-type="float" office:value="50">
            <text:p>50,00</text:p>
          </table:table-cell>
          <table:table-cell office:value-type="float" office:value="33">
            <text:p>33,00</text:p>
          </table:table-cell>
          <table:table-cell office:value-type="float" office:value="17">
            <text:p>17,00</text:p>
          </table:table-cell>
          <table:table-cell table:formula="of:=100*[.F186]/([.F186]+[.G186])" office:value-type="float" office:value="60.2409638554217">
            <text:p>60,24</text:p>
          </table:table-cell>
          <table:table-cell table:formula="of:=100*[.G186]/([.F186]+[.G186])" office:value-type="float" office:value="39.7590361445783">
            <text:p>39,76</text:p>
          </table:table-cell>
          <table:table-cell table:formula="of:=100*[.H186]/([.F186]+[.G186]+[.H186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87]+[.B187]+[.A187])" office:value-type="float" office:value="0.5">
            <text:p>0,50</text:p>
          </table:table-cell>
          <table:table-cell/>
          <table:table-cell office:value-type="float" office:value="36">
            <text:p>36,00</text:p>
          </table:table-cell>
          <table:table-cell office:value-type="float" office:value="44">
            <text:p>44,00</text:p>
          </table:table-cell>
          <table:table-cell office:value-type="float" office:value="20">
            <text:p>20,00</text:p>
          </table:table-cell>
          <table:table-cell table:formula="of:=100*[.F187]/([.F187]+[.G187])" office:value-type="float" office:value="45">
            <text:p>45,00</text:p>
          </table:table-cell>
          <table:table-cell table:formula="of:=100*[.G187]/([.F187]+[.G187])" office:value-type="float" office:value="55">
            <text:p>55,00</text:p>
          </table:table-cell>
          <table:table-cell table:formula="of:=100*[.H187]/([.F187]+[.G187]+[.H18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88]+[.B188]+[.A188])" office:value-type="float" office:value="0.4">
            <text:p>0,40</text:p>
          </table:table-cell>
          <table:table-cell/>
          <table:table-cell office:value-type="float" office:value="41">
            <text:p>41,00</text:p>
          </table:table-cell>
          <table:table-cell office:value-type="float" office:value="42">
            <text:p>42,00</text:p>
          </table:table-cell>
          <table:table-cell office:value-type="float" office:value="17">
            <text:p>17,00</text:p>
          </table:table-cell>
          <table:table-cell table:formula="of:=100*[.F188]/([.F188]+[.G188])" office:value-type="float" office:value="49.3975903614458">
            <text:p>49,40</text:p>
          </table:table-cell>
          <table:table-cell table:formula="of:=100*[.G188]/([.F188]+[.G188])" office:value-type="float" office:value="50.6024096385542">
            <text:p>50,60</text:p>
          </table:table-cell>
          <table:table-cell table:formula="of:=100*[.H188]/([.F188]+[.G188]+[.H188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89]+[.B189]+[.A189])" office:value-type="float" office:value="0.3">
            <text:p>0,30</text:p>
          </table:table-cell>
          <table:table-cell/>
          <table:table-cell office:value-type="float" office:value="41">
            <text:p>41,00</text:p>
          </table:table-cell>
          <table:table-cell office:value-type="float" office:value="38">
            <text:p>38,00</text:p>
          </table:table-cell>
          <table:table-cell office:value-type="float" office:value="21">
            <text:p>21,00</text:p>
          </table:table-cell>
          <table:table-cell table:formula="of:=100*[.F189]/([.F189]+[.G189])" office:value-type="float" office:value="51.8987341772152">
            <text:p>51,90</text:p>
          </table:table-cell>
          <table:table-cell table:formula="of:=100*[.G189]/([.F189]+[.G189])" office:value-type="float" office:value="48.1012658227848">
            <text:p>48,10</text:p>
          </table:table-cell>
          <table:table-cell table:formula="of:=100*[.H189]/([.F189]+[.G189]+[.H189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90]+[.B190]+[.A190])" office:value-type="float" office:value="0.2">
            <text:p>0,20</text:p>
          </table:table-cell>
          <table:table-cell/>
          <table:table-cell office:value-type="float" office:value="40">
            <text:p>40,00</text:p>
          </table:table-cell>
          <table:table-cell office:value-type="float" office:value="38">
            <text:p>38,00</text:p>
          </table:table-cell>
          <table:table-cell office:value-type="float" office:value="22">
            <text:p>22,00</text:p>
          </table:table-cell>
          <table:table-cell table:formula="of:=100*[.F190]/([.F190]+[.G190])" office:value-type="float" office:value="51.2820512820513">
            <text:p>51,28</text:p>
          </table:table-cell>
          <table:table-cell table:formula="of:=100*[.G190]/([.F190]+[.G190])" office:value-type="float" office:value="48.7179487179487">
            <text:p>48,72</text:p>
          </table:table-cell>
          <table:table-cell table:formula="of:=100*[.H190]/([.F190]+[.G190]+[.H190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91]+[.B191]+[.A191])" office:value-type="float" office:value="0.1">
            <text:p>0,10</text:p>
          </table:table-cell>
          <table:table-cell/>
          <table:table-cell office:value-type="float" office:value="54">
            <text:p>54,00</text:p>
          </table:table-cell>
          <table:table-cell office:value-type="float" office:value="36">
            <text:p>36,00</text:p>
          </table:table-cell>
          <table:table-cell office:value-type="float" office:value="10">
            <text:p>10,00</text:p>
          </table:table-cell>
          <table:table-cell table:formula="of:=100*[.F191]/([.F191]+[.G191])" office:value-type="float" office:value="60">
            <text:p>60,00</text:p>
          </table:table-cell>
          <table:table-cell table:formula="of:=100*[.G191]/([.F191]+[.G191])" office:value-type="float" office:value="40">
            <text:p>40,00</text:p>
          </table:table-cell>
          <table:table-cell table:formula="of:=100*[.H191]/([.F191]+[.G191]+[.H191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92]+[.B192]+[.A192])" office:value-type="float" office:value="0">
            <text:p>0,00</text:p>
          </table:table-cell>
          <table:table-cell/>
          <table:table-cell office:value-type="float" office:value="64">
            <text:p>64,00</text:p>
          </table:table-cell>
          <table:table-cell office:value-type="float" office:value="27">
            <text:p>27,00</text:p>
          </table:table-cell>
          <table:table-cell office:value-type="float" office:value="9">
            <text:p>9,00</text:p>
          </table:table-cell>
          <table:table-cell table:formula="of:=100*[.F192]/([.F192]+[.G192])" office:value-type="float" office:value="70.3296703296703">
            <text:p>70,33</text:p>
          </table:table-cell>
          <table:table-cell table:formula="of:=100*[.G192]/([.F192]+[.G192])" office:value-type="float" office:value="29.6703296703297">
            <text:p>29,67</text:p>
          </table:table-cell>
          <table:table-cell table:formula="of:=100*[.H192]/([.F192]+[.G192]+[.H192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94]+[.B194]+[.A194])" office:value-type="float" office:value="0.5">
            <text:p>0,50</text:p>
          </table:table-cell>
          <table:table-cell/>
          <table:table-cell office:value-type="float" office:value="51">
            <text:p>51,00</text:p>
          </table:table-cell>
          <table:table-cell office:value-type="float" office:value="31">
            <text:p>31,00</text:p>
          </table:table-cell>
          <table:table-cell office:value-type="float" office:value="18">
            <text:p>18,00</text:p>
          </table:table-cell>
          <table:table-cell table:formula="of:=100*[.F194]/([.F194]+[.G194])" office:value-type="float" office:value="62.1951219512195">
            <text:p>62,20</text:p>
          </table:table-cell>
          <table:table-cell table:formula="of:=100*[.G194]/([.F194]+[.G194])" office:value-type="float" office:value="37.8048780487805">
            <text:p>37,80</text:p>
          </table:table-cell>
          <table:table-cell table:formula="of:=100*[.H194]/([.F194]+[.G194]+[.H194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95]+[.B195]+[.A195])" office:value-type="float" office:value="0.4">
            <text:p>0,40</text:p>
          </table:table-cell>
          <table:table-cell/>
          <table:table-cell office:value-type="float" office:value="46">
            <text:p>46,00</text:p>
          </table:table-cell>
          <table:table-cell office:value-type="float" office:value="37">
            <text:p>37,00</text:p>
          </table:table-cell>
          <table:table-cell office:value-type="float" office:value="17">
            <text:p>17,00</text:p>
          </table:table-cell>
          <table:table-cell table:formula="of:=100*[.F195]/([.F195]+[.G195])" office:value-type="float" office:value="55.421686746988">
            <text:p>55,42</text:p>
          </table:table-cell>
          <table:table-cell table:formula="of:=100*[.G195]/([.F195]+[.G195])" office:value-type="float" office:value="44.5783132530121">
            <text:p>44,58</text:p>
          </table:table-cell>
          <table:table-cell table:formula="of:=100*[.H195]/([.F195]+[.G195]+[.H19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96]+[.B196]+[.A196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30">
            <text:p>30,00</text:p>
          </table:table-cell>
          <table:table-cell office:value-type="float" office:value="25">
            <text:p>25,00</text:p>
          </table:table-cell>
          <table:table-cell table:formula="of:=100*[.F196]/([.F196]+[.G196])" office:value-type="float" office:value="60">
            <text:p>60,00</text:p>
          </table:table-cell>
          <table:table-cell table:formula="of:=100*[.G196]/([.F196]+[.G196])" office:value-type="float" office:value="40">
            <text:p>40,00</text:p>
          </table:table-cell>
          <table:table-cell table:formula="of:=100*[.H196]/([.F196]+[.G196]+[.H196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97]+[.B197]+[.A197])" office:value-type="float" office:value="0.2">
            <text:p>0,20</text:p>
          </table:table-cell>
          <table:table-cell/>
          <table:table-cell office:value-type="float" office:value="54">
            <text:p>54,00</text:p>
          </table:table-cell>
          <table:table-cell office:value-type="float" office:value="38">
            <text:p>38,00</text:p>
          </table:table-cell>
          <table:table-cell office:value-type="float" office:value="8">
            <text:p>8,00</text:p>
          </table:table-cell>
          <table:table-cell table:formula="of:=100*[.F197]/([.F197]+[.G197])" office:value-type="float" office:value="58.695652173913">
            <text:p>58,70</text:p>
          </table:table-cell>
          <table:table-cell table:formula="of:=100*[.G197]/([.F197]+[.G197])" office:value-type="float" office:value="41.304347826087">
            <text:p>41,30</text:p>
          </table:table-cell>
          <table:table-cell table:formula="of:=100*[.H197]/([.F197]+[.G197]+[.H197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98]+[.B198]+[.A198])" office:value-type="float" office:value="0.0999999999999999">
            <text:p>0,10</text:p>
          </table:table-cell>
          <table:table-cell/>
          <table:table-cell office:value-type="float" office:value="53">
            <text:p>53,00</text:p>
          </table:table-cell>
          <table:table-cell office:value-type="float" office:value="29">
            <text:p>29,00</text:p>
          </table:table-cell>
          <table:table-cell office:value-type="float" office:value="18">
            <text:p>18,00</text:p>
          </table:table-cell>
          <table:table-cell table:formula="of:=100*[.F198]/([.F198]+[.G198])" office:value-type="float" office:value="64.6341463414634">
            <text:p>64,63</text:p>
          </table:table-cell>
          <table:table-cell table:formula="of:=100*[.G198]/([.F198]+[.G198])" office:value-type="float" office:value="35.3658536585366">
            <text:p>35,37</text:p>
          </table:table-cell>
          <table:table-cell table:formula="of:=100*[.H198]/([.F198]+[.G198]+[.H198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99]+[.B199]+[.A199])" office:value-type="float" office:value="0">
            <text:p>0,00</text:p>
          </table:table-cell>
          <table:table-cell/>
          <table:table-cell office:value-type="float" office:value="59">
            <text:p>59,00</text:p>
          </table:table-cell>
          <table:table-cell office:value-type="float" office:value="28">
            <text:p>28,00</text:p>
          </table:table-cell>
          <table:table-cell office:value-type="float" office:value="13">
            <text:p>13,00</text:p>
          </table:table-cell>
          <table:table-cell table:formula="of:=100*[.F199]/([.F199]+[.G199])" office:value-type="float" office:value="67.816091954023">
            <text:p>67,82</text:p>
          </table:table-cell>
          <table:table-cell table:formula="of:=100*[.G199]/([.F199]+[.G199])" office:value-type="float" office:value="32.183908045977">
            <text:p>32,18</text:p>
          </table:table-cell>
          <table:table-cell table:formula="of:=100*[.H199]/([.F199]+[.G199]+[.H199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01]+[.B201]+[.A201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26">
            <text:p>26,00</text:p>
          </table:table-cell>
          <table:table-cell office:value-type="float" office:value="21">
            <text:p>21,00</text:p>
          </table:table-cell>
          <table:table-cell table:formula="of:=100*[.F201]/([.F201]+[.G201])" office:value-type="float" office:value="67.0886075949367">
            <text:p>67,09</text:p>
          </table:table-cell>
          <table:table-cell table:formula="of:=100*[.G201]/([.F201]+[.G201])" office:value-type="float" office:value="32.9113924050633">
            <text:p>32,91</text:p>
          </table:table-cell>
          <table:table-cell table:formula="of:=100*[.H201]/([.F201]+[.G201]+[.H201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02]+[.B202]+[.A202])" office:value-type="float" office:value="0.3">
            <text:p>0,30</text:p>
          </table:table-cell>
          <table:table-cell/>
          <table:table-cell office:value-type="float" office:value="46">
            <text:p>46,00</text:p>
          </table:table-cell>
          <table:table-cell office:value-type="float" office:value="36">
            <text:p>36,00</text:p>
          </table:table-cell>
          <table:table-cell office:value-type="float" office:value="18">
            <text:p>18,00</text:p>
          </table:table-cell>
          <table:table-cell table:formula="of:=100*[.F202]/([.F202]+[.G202])" office:value-type="float" office:value="56.0975609756098">
            <text:p>56,10</text:p>
          </table:table-cell>
          <table:table-cell table:formula="of:=100*[.G202]/([.F202]+[.G202])" office:value-type="float" office:value="43.9024390243903">
            <text:p>43,90</text:p>
          </table:table-cell>
          <table:table-cell table:formula="of:=100*[.H202]/([.F202]+[.G202]+[.H20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03]+[.B203]+[.A203])" office:value-type="float" office:value="0.2">
            <text:p>0,20</text:p>
          </table:table-cell>
          <table:table-cell/>
          <table:table-cell office:value-type="float" office:value="52">
            <text:p>52,00</text:p>
          </table:table-cell>
          <table:table-cell office:value-type="float" office:value="36">
            <text:p>36,00</text:p>
          </table:table-cell>
          <table:table-cell office:value-type="float" office:value="12">
            <text:p>12,00</text:p>
          </table:table-cell>
          <table:table-cell table:formula="of:=100*[.F203]/([.F203]+[.G203])" office:value-type="float" office:value="59.0909090909091">
            <text:p>59,09</text:p>
          </table:table-cell>
          <table:table-cell table:formula="of:=100*[.G203]/([.F203]+[.G203])" office:value-type="float" office:value="40.9090909090909">
            <text:p>40,91</text:p>
          </table:table-cell>
          <table:table-cell table:formula="of:=100*[.H203]/([.F203]+[.G203]+[.H203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04]+[.B204]+[.A204])" office:value-type="float" office:value="0.0999999999999999">
            <text:p>0,10</text:p>
          </table:table-cell>
          <table:table-cell/>
          <table:table-cell office:value-type="float" office:value="46">
            <text:p>46,00</text:p>
          </table:table-cell>
          <table:table-cell office:value-type="float" office:value="32">
            <text:p>32,00</text:p>
          </table:table-cell>
          <table:table-cell office:value-type="float" office:value="22">
            <text:p>22,00</text:p>
          </table:table-cell>
          <table:table-cell table:formula="of:=100*[.F204]/([.F204]+[.G204])" office:value-type="float" office:value="58.974358974359">
            <text:p>58,97</text:p>
          </table:table-cell>
          <table:table-cell table:formula="of:=100*[.G204]/([.F204]+[.G204])" office:value-type="float" office:value="41.025641025641">
            <text:p>41,03</text:p>
          </table:table-cell>
          <table:table-cell table:formula="of:=100*[.H204]/([.F204]+[.G204]+[.H204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205]+[.B205]+[.A205])" office:value-type="float" office:value="0">
            <text:p>0,00</text:p>
          </table:table-cell>
          <table:table-cell/>
          <table:table-cell office:value-type="float" office:value="55">
            <text:p>55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table:formula="of:=100*[.F205]/([.F205]+[.G205])" office:value-type="float" office:value="62.5">
            <text:p>62,50</text:p>
          </table:table-cell>
          <table:table-cell table:formula="of:=100*[.G205]/([.F205]+[.G205])" office:value-type="float" office:value="37.5">
            <text:p>37,50</text:p>
          </table:table-cell>
          <table:table-cell table:formula="of:=100*[.H205]/([.F205]+[.G205]+[.H205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07]+[.B207]+[.A207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22">
            <text:p>22,00</text:p>
          </table:table-cell>
          <table:table-cell office:value-type="float" office:value="19">
            <text:p>19,00</text:p>
          </table:table-cell>
          <table:table-cell table:formula="of:=100*[.F208]/([.F208]+[.G208])" office:value-type="float" office:value="61.9047619047619">
            <text:p>61,90</text:p>
          </table:table-cell>
          <table:table-cell table:formula="of:=100*[.G208]/([.F208]+[.G208])" office:value-type="float" office:value="38.0952380952381">
            <text:p>38,10</text:p>
          </table:table-cell>
          <table:table-cell table:formula="of:=100*[.H208]/([.F208]+[.G208]+[.H20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08]+[.B208]+[.A208])" office:value-type="float" office:value="0.2">
            <text:p>0,20</text:p>
          </table:table-cell>
          <table:table-cell/>
          <table:table-cell office:value-type="float" office:value="52">
            <text:p>52,00</text:p>
          </table:table-cell>
          <table:table-cell office:value-type="float" office:value="32">
            <text:p>32,00</text:p>
          </table:table-cell>
          <table:table-cell office:value-type="float" office:value="16">
            <text:p>16,00</text:p>
          </table:table-cell>
          <table:table-cell table:formula="of:=100*[.F209]/([.F209]+[.G209])" office:value-type="float" office:value="65.1162790697674">
            <text:p>65,12</text:p>
          </table:table-cell>
          <table:table-cell table:formula="of:=100*[.G209]/([.F209]+[.G209])" office:value-type="float" office:value="34.8837209302326">
            <text:p>34,88</text:p>
          </table:table-cell>
          <table:table-cell table:formula="of:=100*[.H209]/([.F209]+[.G209]+[.H20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09]+[.B209]+[.A209])" office:value-type="float" office:value="0.1">
            <text:p>0,10</text:p>
          </table:table-cell>
          <table:table-cell/>
          <table:table-cell office:value-type="float" office:value="56">
            <text:p>56,00</text:p>
          </table:table-cell>
          <table:table-cell office:value-type="float" office:value="30">
            <text:p>30,00</text:p>
          </table:table-cell>
          <table:table-cell office:value-type="float" office:value="14">
            <text:p>14,00</text:p>
          </table:table-cell>
          <table:table-cell table:formula="of:=100*[.F210]/([.F210]+[.G210])" office:value-type="float" office:value="71.4285714285714">
            <text:p>71,43</text:p>
          </table:table-cell>
          <table:table-cell table:formula="of:=100*[.G210]/([.F210]+[.G210])" office:value-type="float" office:value="28.5714285714286">
            <text:p>28,57</text:p>
          </table:table-cell>
          <table:table-cell table:formula="of:=100*[.H210]/([.F210]+[.G210]+[.H210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10]+[.B210]+[.A210])" office:value-type="float" office:value="0">
            <text:p>0,00</text:p>
          </table:table-cell>
          <table:table-cell/>
          <table:table-cell office:value-type="float" office:value="60">
            <text:p>60,00</text:p>
          </table:table-cell>
          <table:table-cell office:value-type="float" office:value="24">
            <text:p>24,00</text:p>
          </table:table-cell>
          <table:table-cell office:value-type="float" office:value="16">
            <text:p>16,00</text:p>
          </table:table-cell>
          <table:table-cell table:formula="of:=100*[.F212]/([.F212]+[.G212])" office:value-type="float" office:value="62.8205128205128">
            <text:p>62,82</text:p>
          </table:table-cell>
          <table:table-cell table:formula="of:=100*[.G212]/([.F212]+[.G212])" office:value-type="float" office:value="37.1794871794872">
            <text:p>37,18</text:p>
          </table:table-cell>
          <table:table-cell table:formula="of:=100*[.H212]/([.F212]+[.G212]+[.H212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12]+[.B212]+[.A212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29">
            <text:p>29,00</text:p>
          </table:table-cell>
          <table:table-cell office:value-type="float" office:value="22">
            <text:p>22,00</text:p>
          </table:table-cell>
          <table:table-cell table:formula="of:=100*[.F212]/([.F212]+[.G212])" office:value-type="float" office:value="62.8205128205128">
            <text:p>62,82</text:p>
          </table:table-cell>
          <table:table-cell table:formula="of:=100*[.G212]/([.F212]+[.G212])" office:value-type="float" office:value="37.1794871794872">
            <text:p>37,18</text:p>
          </table:table-cell>
          <table:table-cell table:formula="of:=100*[.H212]/([.F212]+[.G212]+[.H212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0999999999999999">
            <text:p>0,10</text:p>
          </table:table-cell>
          <table:table-cell/>
          <table:table-cell office:value-type="float" office:value="67">
            <text:p>67,00</text:p>
          </table:table-cell>
          <table:table-cell office:value-type="float" office:value="27">
            <text:p>27,00</text:p>
          </table:table-cell>
          <table:table-cell office:value-type="float" office:value="6">
            <text:p>6,00</text:p>
          </table:table-cell>
          <table:table-cell table:formula="of:=100*[.F213]/([.F213]+[.G213])" office:value-type="float" office:value="71.2765957446809">
            <text:p>71,28</text:p>
          </table:table-cell>
          <table:table-cell table:formula="of:=100*[.G213]/([.F213]+[.G213])" office:value-type="float" office:value="28.7234042553191">
            <text:p>28,72</text:p>
          </table:table-cell>
          <table:table-cell table:formula="of:=100*[.H213]/([.F213]+[.G213]+[.H213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f:=100*[.F214]/([.F214]+[.G214])" office:value-type="float" office:value="80.8510638297872">
            <text:p>80,85</text:p>
          </table:table-cell>
          <table:table-cell table:formula="of:=100*[.G214]/([.F214]+[.G214])" office:value-type="float" office:value="19.1489361702128">
            <text:p>19,15</text:p>
          </table:table-cell>
          <table:table-cell table:formula="of:=100*[.H214]/([.F214]+[.G214]+[.H214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16]+[.B216]+[.A216])" office:value-type="float" office:value="0.0999999999999999">
            <text:p>0,10</text:p>
          </table:table-cell>
          <table:table-cell/>
          <table:table-cell office:value-type="float" office:value="58">
            <text:p>58,00</text:p>
          </table:table-cell>
          <table:table-cell office:value-type="float" office:value="27">
            <text:p>27,00</text:p>
          </table:table-cell>
          <table:table-cell office:value-type="float" office:value="15">
            <text:p>15,00</text:p>
          </table:table-cell>
          <table:table-cell table:formula="of:=100*[.F216]/([.F216]+[.G216])" office:value-type="float" office:value="68.2352941176471">
            <text:p>68,24</text:p>
          </table:table-cell>
          <table:table-cell table:formula="of:=100*[.G216]/([.F216]+[.G216])" office:value-type="float" office:value="31.7647058823529">
            <text:p>31,76</text:p>
          </table:table-cell>
          <table:table-cell table:formula="of:=100*[.H216]/([.F216]+[.G216]+[.H216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17]+[.B217]+[.A217])" office:value-type="float" office:value="0">
            <text:p>0,00</text:p>
          </table:table-cell>
          <table:table-cell/>
          <table:table-cell office:value-type="float" office:value="79">
            <text:p>79,00</text:p>
          </table:table-cell>
          <table:table-cell office:value-type="float" office:value="12">
            <text:p>12,00</text:p>
          </table:table-cell>
          <table:table-cell office:value-type="float" office:value="9">
            <text:p>9,00</text:p>
          </table:table-cell>
          <table:table-cell table:formula="of:=100*[.F217]/([.F217]+[.G217])" office:value-type="float" office:value="86.8131868131868">
            <text:p>86,81</text:p>
          </table:table-cell>
          <table:table-cell table:formula="of:=100*[.G217]/([.F217]+[.G217])" office:value-type="float" office:value="13.1868131868132">
            <text:p>13,19</text:p>
          </table:table-cell>
          <table:table-cell table:formula="of:=100*[.H217]/([.F217]+[.G217]+[.H217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4">
            <text:p>24,00</text:p>
          </table:table-cell>
          <table:table-cell office:value-type="float" office:value="7">
            <text:p>7,00</text:p>
          </table:table-cell>
          <table:table-cell table:formula="of:=100*[.F219]/([.F219]+[.G219])" office:value-type="float" office:value="74.1935483870968">
            <text:p>74,19</text:p>
          </table:table-cell>
          <table:table-cell table:formula="of:=100*[.G219]/([.F219]+[.G219])" office:value-type="float" office:value="25.8064516129032">
            <text:p>25,81</text:p>
          </table:table-cell>
          <table:table-cell table:formula="of:=100*[.H219]/([.F219]+[.G219]+[.H219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48" table:end-x="0.833cm" table:end-y="0.391cm" draw:z-index="9" draw:style-name="gr1" draw:text-style-name="P1" svg:width="22.305cm" svg:height="12.546cm" svg:x="1.109cm" svg:y="0.039cm">
              <draw:object draw:notify-on-update-of-ranges="'DrawReset-SelectRandom'.C222:'DrawReset-SelectRandom'.C229 'DrawReset-SelectRandom'.B222:'DrawReset-SelectRandom'.B222 'DrawReset-SelectRandom'.J222:'DrawReset-SelectRandom'.J229 'DrawReset-SelectRandom'.C232:'DrawReset-SelectRandom'.C238 'DrawReset-SelectRandom'.B232:'DrawReset-SelectRandom'.B232 'DrawReset-SelectRandom'.J232:'DrawReset-SelectRandom'.J238 'DrawReset-SelectRandom'.C240:'DrawReset-SelectRandom'.C245 'DrawReset-SelectRandom'.B240:'DrawReset-SelectRandom'.B240 'DrawReset-SelectRandom'.J240:'DrawReset-SelectRandom'.J245 'DrawReset-SelectRandom'.C247:'DrawReset-SelectRandom'.C251 'DrawReset-SelectRandom'.B247:'DrawReset-SelectRandom'.B247 'DrawReset-SelectRandom'.J247:'DrawReset-SelectRandom'.J251 'DrawReset-SelectRandom'.C253:'DrawReset-SelectRandom'.C256 'DrawReset-SelectRandom'.B253:'DrawReset-SelectRandom'.B253 'DrawReset-SelectRandom'.J253:'DrawReset-SelectRandom'.J256 'DrawReset-SelectRandom'.C258:'DrawReset-SelectRandom'.C260 'DrawReset-SelectRandom'.B258:'DrawReset-SelectRandom'.B258 'DrawReset-SelectRandom'.J258:'DrawReset-SelectRandom'.J260 'DrawReset-SelectRandom'.C262:'DrawReset-SelectRandom'.C263 'DrawReset-SelectRandom'.B262:'DrawReset-SelectRandom'.B262 'DrawReset-SelectRandom'.J262:'DrawReset-SelectRandom'.J263 'DrawReset-SelectRandom'.C265:'DrawReset-SelectRandom'.C265 'DrawReset-SelectRandom'.B265:'DrawReset-SelectRandom'.B265 'DrawReset-SelectRandom'.J265:'DrawReset-SelectRandom'.J26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22]+[.B222]+[.A222])" office:value-type="float" office:value="0.7">
            <text:p>0,70</text:p>
          </table:table-cell>
          <table:table-cell/>
          <table:table-cell office:value-type="float" office:value="65">
            <text:p>65,00</text:p>
          </table:table-cell>
          <table:table-cell office:value-type="float" office:value="23">
            <text:p>23,00</text:p>
          </table:table-cell>
          <table:table-cell office:value-type="float" office:value="12">
            <text:p>12,00</text:p>
          </table:table-cell>
          <table:table-cell table:formula="of:=100*[.F222]/([.F222]+[.G222])" office:value-type="float" office:value="73.8636363636364">
            <text:p>73,86</text:p>
          </table:table-cell>
          <table:table-cell table:formula="of:=100*[.G222]/([.F222]+[.G222])" office:value-type="float" office:value="26.1363636363636">
            <text:p>26,14</text:p>
          </table:table-cell>
          <table:table-cell table:formula="of:=100*[.H222]/([.F222]+[.G222]+[.H222])" office:value-type="float" office:value="12">
            <text:p>12,00</text:p>
          </table:table-cell>
          <table:table-cell>
            <draw:frame table:end-cell-address="'DrawReset-SelectRandom'.S242" table:end-x="0.868cm" table:end-y="0.067cm" draw:z-index="7" draw:style-name="gr1" draw:text-style-name="P1" svg:width="15.999cm" svg:height="8.999cm" svg:x="0.676cm" svg:y="0.1cm">
              <draw:object draw:notify-on-update-of-ranges="'DrawReset-SelectRandom'.C222:'DrawReset-SelectRandom'.C229 'DrawReset-SelectRandom'.J222:'DrawReset-SelectRandom'.J2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49" table:end-x="0.4cm" table:end-y="0.452cm" draw:z-index="8" draw:style-name="gr1" draw:text-style-name="P1" svg:width="22.305cm" svg:height="12.546cm" svg:x="0.676cm" svg:y="0.1cm">
              <draw:object draw:notify-on-update-of-ranges="'DrawReset-SelectRandom'.C222:'DrawReset-SelectRandom'.C229 'DrawReset-SelectRandom'.J222:'DrawReset-SelectRandom'.J22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23]+[.B223]+[.A223])" office:value-type="float" office:value="0.6">
            <text:p>0,60</text:p>
          </table:table-cell>
          <table:table-cell/>
          <table:table-cell office:value-type="float" office:value="44">
            <text:p>44,00</text:p>
          </table:table-cell>
          <table:table-cell office:value-type="float" office:value="36">
            <text:p>36,00</text:p>
          </table:table-cell>
          <table:table-cell office:value-type="float" office:value="20">
            <text:p>20,00</text:p>
          </table:table-cell>
          <table:table-cell table:formula="of:=100*[.F223]/([.F223]+[.G223])" office:value-type="float" office:value="55">
            <text:p>55,00</text:p>
          </table:table-cell>
          <table:table-cell table:formula="of:=100*[.G223]/([.F223]+[.G223])" office:value-type="float" office:value="45">
            <text:p>45,00</text:p>
          </table:table-cell>
          <table:table-cell table:formula="of:=100*[.H223]/([.F223]+[.G223]+[.H223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5">
            <text:p>0,50</text:p>
          </table:table-cell>
          <table:table-cell/>
          <table:table-cell office:value-type="float" office:value="378">
            <text:p>378,00</text:p>
          </table:table-cell>
          <table:table-cell office:value-type="float" office:value="432">
            <text:p>432,00</text:p>
          </table:table-cell>
          <table:table-cell office:value-type="float" office:value="190">
            <text:p>190,00</text:p>
          </table:table-cell>
          <table:table-cell table:formula="of:=100*[.F224]/([.F224]+[.G224])" office:value-type="float" office:value="46.6666666666667">
            <text:p>46,67</text:p>
          </table:table-cell>
          <table:table-cell table:formula="of:=100*[.G224]/([.F224]+[.G224])" office:value-type="float" office:value="53.3333333333333">
            <text:p>53,33</text:p>
          </table:table-cell>
          <table:table-cell table:formula="of:=100*[.H224]/([.F224]+[.G224]+[.H224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4">
            <text:p>0,40</text:p>
          </table:table-cell>
          <table:table-cell/>
          <table:table-cell office:value-type="float" office:value="46">
            <text:p>46,00</text:p>
          </table:table-cell>
          <table:table-cell office:value-type="float" office:value="43">
            <text:p>43,00</text:p>
          </table:table-cell>
          <table:table-cell office:value-type="float" office:value="11">
            <text:p>11,00</text:p>
          </table:table-cell>
          <table:table-cell table:formula="of:=100*[.F225]/([.F225]+[.G225])" office:value-type="float" office:value="51.685393258427">
            <text:p>51,69</text:p>
          </table:table-cell>
          <table:table-cell table:formula="of:=100*[.G225]/([.F225]+[.G225])" office:value-type="float" office:value="48.314606741573">
            <text:p>48,31</text:p>
          </table:table-cell>
          <table:table-cell table:formula="of:=100*[.H225]/([.F225]+[.G225]+[.H225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34">
            <text:p>34,00</text:p>
          </table:table-cell>
          <table:table-cell office:value-type="float" office:value="11">
            <text:p>11,00</text:p>
          </table:table-cell>
          <table:table-cell table:formula="of:=100*[.F226]/([.F226]+[.G226])" office:value-type="float" office:value="61.7977528089888">
            <text:p>61,80</text:p>
          </table:table-cell>
          <table:table-cell table:formula="of:=100*[.G226]/([.F226]+[.G226])" office:value-type="float" office:value="38.2022471910112">
            <text:p>38,20</text:p>
          </table:table-cell>
          <table:table-cell table:formula="of:=100*[.H226]/([.F226]+[.G226]+[.H22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2">
            <text:p>0,20</text:p>
          </table:table-cell>
          <table:table-cell/>
          <table:table-cell office:value-type="float" office:value="57">
            <text:p>57,00</text:p>
          </table:table-cell>
          <table:table-cell office:value-type="float" office:value="27">
            <text:p>27,00</text:p>
          </table:table-cell>
          <table:table-cell office:value-type="float" office:value="16">
            <text:p>16,00</text:p>
          </table:table-cell>
          <table:table-cell table:formula="of:=100*[.F227]/([.F227]+[.G227])" office:value-type="float" office:value="67.8571428571429">
            <text:p>67,86</text:p>
          </table:table-cell>
          <table:table-cell table:formula="of:=100*[.G227]/([.F227]+[.G227])" office:value-type="float" office:value="32.1428571428571">
            <text:p>32,14</text:p>
          </table:table-cell>
          <table:table-cell table:formula="of:=100*[.H227]/([.F227]+[.G227]+[.H227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.0999999999999999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26">
            <text:p>26,00</text:p>
          </table:table-cell>
          <table:table-cell office:value-type="float" office:value="10">
            <text:p>10,00</text:p>
          </table:table-cell>
          <table:table-cell table:formula="of:=100*[.F228]/([.F228]+[.G228])" office:value-type="float" office:value="71.1111111111111">
            <text:p>71,11</text:p>
          </table:table-cell>
          <table:table-cell table:formula="of:=100*[.G228]/([.F228]+[.G228])" office:value-type="float" office:value="28.8888888888889">
            <text:p>28,89</text:p>
          </table:table-cell>
          <table:table-cell table:formula="of:=100*[.H228]/([.F228]+[.G228]+[.H228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29]+[.B229]+[.A229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2">
            <text:p>22,00</text:p>
          </table:table-cell>
          <table:table-cell office:value-type="float" office:value="10">
            <text:p>10,00</text:p>
          </table:table-cell>
          <table:table-cell table:formula="of:=100*[.F229]/([.F229]+[.G229])" office:value-type="float" office:value="75.5555555555556">
            <text:p>75,56</text:p>
          </table:table-cell>
          <table:table-cell table:formula="of:=100*[.G229]/([.F229]+[.G229])" office:value-type="float" office:value="24.4444444444444">
            <text:p>24,44</text:p>
          </table:table-cell>
          <table:table-cell table:formula="of:=100*[.H229]/([.F229]+[.G229]+[.H229])" office:value-type="float" office:value="10">
            <text:p>10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32]+[.B232]+[.A232])" office:value-type="float" office:value="0.6">
            <text:p>0,60</text:p>
          </table:table-cell>
          <table:table-cell/>
          <table:table-cell office:value-type="float" office:value="50">
            <text:p>50,00</text:p>
          </table:table-cell>
          <table:table-cell office:value-type="float" office:value="32">
            <text:p>32,00</text:p>
          </table:table-cell>
          <table:table-cell office:value-type="float" office:value="18">
            <text:p>18,00</text:p>
          </table:table-cell>
          <table:table-cell table:formula="of:=100*[.F232]/([.F232]+[.G232])" office:value-type="float" office:value="60.9756097560976">
            <text:p>60,98</text:p>
          </table:table-cell>
          <table:table-cell table:formula="of:=100*[.G232]/([.F232]+[.G232])" office:value-type="float" office:value="39.0243902439024">
            <text:p>39,02</text:p>
          </table:table-cell>
          <table:table-cell table:formula="of:=100*[.H232]/([.F232]+[.G232]+[.H23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33]+[.B233]+[.A233])" office:value-type="float" office:value="0.5">
            <text:p>0,50</text:p>
          </table:table-cell>
          <table:table-cell/>
          <table:table-cell office:value-type="float" office:value="35">
            <text:p>35,00</text:p>
          </table:table-cell>
          <table:table-cell office:value-type="float" office:value="45">
            <text:p>45,00</text:p>
          </table:table-cell>
          <table:table-cell office:value-type="float" office:value="20">
            <text:p>20,00</text:p>
          </table:table-cell>
          <table:table-cell table:formula="of:=100*[.F233]/([.F233]+[.G233])" office:value-type="float" office:value="43.75">
            <text:p>43,75</text:p>
          </table:table-cell>
          <table:table-cell table:formula="of:=100*[.G233]/([.F233]+[.G233])" office:value-type="float" office:value="56.25">
            <text:p>56,25</text:p>
          </table:table-cell>
          <table:table-cell table:formula="of:=100*[.H233]/([.F233]+[.G233]+[.H233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34]+[.B234]+[.A234])" office:value-type="float" office:value="0.4">
            <text:p>0,40</text:p>
          </table:table-cell>
          <table:table-cell/>
          <table:table-cell office:value-type="float" office:value="38">
            <text:p>38,00</text:p>
          </table:table-cell>
          <table:table-cell office:value-type="float" office:value="47">
            <text:p>47,00</text:p>
          </table:table-cell>
          <table:table-cell office:value-type="float" office:value="15">
            <text:p>15,00</text:p>
          </table:table-cell>
          <table:table-cell table:formula="of:=100*[.F234]/([.F234]+[.G234])" office:value-type="float" office:value="44.7058823529412">
            <text:p>44,71</text:p>
          </table:table-cell>
          <table:table-cell table:formula="of:=100*[.G234]/([.F234]+[.G234])" office:value-type="float" office:value="55.2941176470588">
            <text:p>55,29</text:p>
          </table:table-cell>
          <table:table-cell table:formula="of:=100*[.H234]/([.F234]+[.G234]+[.H234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35]+[.B235]+[.A235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35">
            <text:p>35,00</text:p>
          </table:table-cell>
          <table:table-cell office:value-type="float" office:value="20">
            <text:p>20,00</text:p>
          </table:table-cell>
          <table:table-cell table:formula="of:=100*[.F235]/([.F235]+[.G235])" office:value-type="float" office:value="56.25">
            <text:p>56,25</text:p>
          </table:table-cell>
          <table:table-cell table:formula="of:=100*[.G235]/([.F235]+[.G235])" office:value-type="float" office:value="43.75">
            <text:p>43,75</text:p>
          </table:table-cell>
          <table:table-cell table:formula="of:=100*[.H235]/([.F235]+[.G235]+[.H23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36]+[.B236]+[.A236])" office:value-type="float" office:value="0.2">
            <text:p>0,20</text:p>
          </table:table-cell>
          <table:table-cell/>
          <table:table-cell office:value-type="float" office:value="47">
            <text:p>47,00</text:p>
          </table:table-cell>
          <table:table-cell office:value-type="float" office:value="32">
            <text:p>32,00</text:p>
          </table:table-cell>
          <table:table-cell office:value-type="float" office:value="21">
            <text:p>21,00</text:p>
          </table:table-cell>
          <table:table-cell table:formula="of:=100*[.F236]/([.F236]+[.G236])" office:value-type="float" office:value="59.4936708860759">
            <text:p>59,49</text:p>
          </table:table-cell>
          <table:table-cell table:formula="of:=100*[.G236]/([.F236]+[.G236])" office:value-type="float" office:value="40.5063291139241">
            <text:p>40,51</text:p>
          </table:table-cell>
          <table:table-cell table:formula="of:=100*[.H236]/([.F236]+[.G236]+[.H236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37]+[.B237]+[.A237])" office:value-type="float" office:value="0.1">
            <text:p>0,10</text:p>
          </table:table-cell>
          <table:table-cell/>
          <table:table-cell office:value-type="float" office:value="61">
            <text:p>61,00</text:p>
          </table:table-cell>
          <table:table-cell office:value-type="float" office:value="29">
            <text:p>29,00</text:p>
          </table:table-cell>
          <table:table-cell office:value-type="float" office:value="10">
            <text:p>10,00</text:p>
          </table:table-cell>
          <table:table-cell table:formula="of:=100*[.F237]/([.F237]+[.G237])" office:value-type="float" office:value="67.7777777777778">
            <text:p>67,78</text:p>
          </table:table-cell>
          <table:table-cell table:formula="of:=100*[.G237]/([.F237]+[.G237])" office:value-type="float" office:value="32.2222222222222">
            <text:p>32,22</text:p>
          </table:table-cell>
          <table:table-cell table:formula="of:=100*[.H237]/([.F237]+[.G237]+[.H237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38]+[.B238]+[.A238])" office:value-type="float" office:value="0">
            <text:p>0,00</text:p>
          </table:table-cell>
          <table:table-cell/>
          <table:table-cell office:value-type="float" office:value="67">
            <text:p>67,00</text:p>
          </table:table-cell>
          <table:table-cell office:value-type="float" office:value="25">
            <text:p>25,00</text:p>
          </table:table-cell>
          <table:table-cell office:value-type="float" office:value="8">
            <text:p>8,00</text:p>
          </table:table-cell>
          <table:table-cell table:formula="of:=100*[.F238]/([.F238]+[.G238])" office:value-type="float" office:value="72.8260869565217">
            <text:p>72,83</text:p>
          </table:table-cell>
          <table:table-cell table:formula="of:=100*[.G238]/([.F238]+[.G238])" office:value-type="float" office:value="27.1739130434783">
            <text:p>27,17</text:p>
          </table:table-cell>
          <table:table-cell table:formula="of:=100*[.H238]/([.F238]+[.G238]+[.H238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40]+[.B240]+[.A240])" office:value-type="float" office:value="0.5">
            <text:p>0,50</text:p>
          </table:table-cell>
          <table:table-cell/>
          <table:table-cell office:value-type="float" office:value="49">
            <text:p>49,00</text:p>
          </table:table-cell>
          <table:table-cell office:value-type="float" office:value="35">
            <text:p>35,00</text:p>
          </table:table-cell>
          <table:table-cell office:value-type="float" office:value="16">
            <text:p>16,00</text:p>
          </table:table-cell>
          <table:table-cell table:formula="of:=100*[.F240]/([.F240]+[.G240])" office:value-type="float" office:value="58.3333333333333">
            <text:p>58,33</text:p>
          </table:table-cell>
          <table:table-cell table:formula="of:=100*[.G240]/([.F240]+[.G240])" office:value-type="float" office:value="41.6666666666667">
            <text:p>41,67</text:p>
          </table:table-cell>
          <table:table-cell table:formula="of:=100*[.H240]/([.F240]+[.G240]+[.H240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41]+[.B241]+[.A241])" office:value-type="float" office:value="0.4">
            <text:p>0,40</text:p>
          </table:table-cell>
          <table:table-cell/>
          <table:table-cell office:value-type="float" office:value="35">
            <text:p>35,00</text:p>
          </table:table-cell>
          <table:table-cell office:value-type="float" office:value="43">
            <text:p>43,00</text:p>
          </table:table-cell>
          <table:table-cell office:value-type="float" office:value="22">
            <text:p>22,00</text:p>
          </table:table-cell>
          <table:table-cell table:formula="of:=100*[.F241]/([.F241]+[.G241])" office:value-type="float" office:value="44.8717948717949">
            <text:p>44,87</text:p>
          </table:table-cell>
          <table:table-cell table:formula="of:=100*[.G241]/([.F241]+[.G241])" office:value-type="float" office:value="55.1282051282051">
            <text:p>55,13</text:p>
          </table:table-cell>
          <table:table-cell table:formula="of:=100*[.H241]/([.F241]+[.G241]+[.H241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42]+[.B242]+[.A242])" office:value-type="float" office:value="0.3">
            <text:p>0,30</text:p>
          </table:table-cell>
          <table:table-cell/>
          <table:table-cell office:value-type="float" office:value="30">
            <text:p>30,00</text:p>
          </table:table-cell>
          <table:table-cell office:value-type="float" office:value="57">
            <text:p>57,00</text:p>
          </table:table-cell>
          <table:table-cell office:value-type="float" office:value="13">
            <text:p>13,00</text:p>
          </table:table-cell>
          <table:table-cell table:formula="of:=100*[.F242]/([.F242]+[.G242])" office:value-type="float" office:value="34.4827586206897">
            <text:p>34,48</text:p>
          </table:table-cell>
          <table:table-cell table:formula="of:=100*[.G242]/([.F242]+[.G242])" office:value-type="float" office:value="65.5172413793104">
            <text:p>65,52</text:p>
          </table:table-cell>
          <table:table-cell table:formula="of:=100*[.H242]/([.F242]+[.G242]+[.H242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43]+[.B243]+[.A243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32">
            <text:p>32,00</text:p>
          </table:table-cell>
          <table:table-cell office:value-type="float" office:value="19">
            <text:p>19,00</text:p>
          </table:table-cell>
          <table:table-cell table:formula="of:=100*[.F243]/([.F243]+[.G243])" office:value-type="float" office:value="60.4938271604938">
            <text:p>60,49</text:p>
          </table:table-cell>
          <table:table-cell table:formula="of:=100*[.G243]/([.F243]+[.G243])" office:value-type="float" office:value="39.5061728395062">
            <text:p>39,51</text:p>
          </table:table-cell>
          <table:table-cell table:formula="of:=100*[.H243]/([.F243]+[.G243]+[.H24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44]+[.B244]+[.A244])" office:value-type="float" office:value="0.0999999999999999">
            <text:p>0,10</text:p>
          </table:table-cell>
          <table:table-cell/>
          <table:table-cell office:value-type="float" office:value="52">
            <text:p>52,00</text:p>
          </table:table-cell>
          <table:table-cell office:value-type="float" office:value="42">
            <text:p>42,00</text:p>
          </table:table-cell>
          <table:table-cell office:value-type="float" office:value="6">
            <text:p>6,00</text:p>
          </table:table-cell>
          <table:table-cell table:formula="of:=100*[.F244]/([.F244]+[.G244])" office:value-type="float" office:value="55.3191489361702">
            <text:p>55,32</text:p>
          </table:table-cell>
          <table:table-cell table:formula="of:=100*[.G244]/([.F244]+[.G244])" office:value-type="float" office:value="44.6808510638298">
            <text:p>44,68</text:p>
          </table:table-cell>
          <table:table-cell table:formula="of:=100*[.H244]/([.F244]+[.G244]+[.H244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45]+[.B245]+[.A245])" office:value-type="float" office:value="0">
            <text:p>0,00</text:p>
          </table:table-cell>
          <table:table-cell/>
          <table:table-cell office:value-type="float" office:value="49">
            <text:p>49,00</text:p>
          </table:table-cell>
          <table:table-cell office:value-type="float" office:value="38">
            <text:p>38,00</text:p>
          </table:table-cell>
          <table:table-cell office:value-type="float" office:value="13">
            <text:p>13,00</text:p>
          </table:table-cell>
          <table:table-cell table:formula="of:=100*[.F245]/([.F245]+[.G245])" office:value-type="float" office:value="56.3218390804598">
            <text:p>56,32</text:p>
          </table:table-cell>
          <table:table-cell table:formula="of:=100*[.G245]/([.F245]+[.G245])" office:value-type="float" office:value="43.6781609195402">
            <text:p>43,68</text:p>
          </table:table-cell>
          <table:table-cell table:formula="of:=100*[.H245]/([.F245]+[.G245]+[.H245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47]+[.B247]+[.A247])" office:value-type="float" office:value="0.4">
            <text:p>0,40</text:p>
          </table:table-cell>
          <table:table-cell/>
          <table:table-cell office:value-type="float" office:value="54">
            <text:p>54,00</text:p>
          </table:table-cell>
          <table:table-cell office:value-type="float" office:value="32">
            <text:p>32,00</text:p>
          </table:table-cell>
          <table:table-cell office:value-type="float" office:value="14">
            <text:p>14,00</text:p>
          </table:table-cell>
          <table:table-cell table:formula="of:=100*[.F247]/([.F247]+[.G247])" office:value-type="float" office:value="62.7906976744186">
            <text:p>62,79</text:p>
          </table:table-cell>
          <table:table-cell table:formula="of:=100*[.G247]/([.F247]+[.G247])" office:value-type="float" office:value="37.2093023255814">
            <text:p>37,21</text:p>
          </table:table-cell>
          <table:table-cell table:formula="of:=100*[.H247]/([.F247]+[.G247]+[.H247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48]+[.B248]+[.A248])" office:value-type="float" office:value="0.3">
            <text:p>0,30</text:p>
          </table:table-cell>
          <table:table-cell/>
          <table:table-cell office:value-type="float" office:value="41">
            <text:p>41,00</text:p>
          </table:table-cell>
          <table:table-cell office:value-type="float" office:value="39">
            <text:p>39,00</text:p>
          </table:table-cell>
          <table:table-cell office:value-type="float" office:value="20">
            <text:p>20,00</text:p>
          </table:table-cell>
          <table:table-cell table:formula="of:=100*[.F248]/([.F248]+[.G248])" office:value-type="float" office:value="51.25">
            <text:p>51,25</text:p>
          </table:table-cell>
          <table:table-cell table:formula="of:=100*[.G248]/([.F248]+[.G248])" office:value-type="float" office:value="48.75">
            <text:p>48,75</text:p>
          </table:table-cell>
          <table:table-cell table:formula="of:=100*[.H248]/([.F248]+[.G248]+[.H24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49]+[.B249]+[.A249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35">
            <text:p>35,00</text:p>
          </table:table-cell>
          <table:table-cell office:value-type="float" office:value="14">
            <text:p>14,00</text:p>
          </table:table-cell>
          <table:table-cell table:formula="of:=100*[.F249]/([.F249]+[.G249])" office:value-type="float" office:value="59.3023255813954">
            <text:p>59,30</text:p>
          </table:table-cell>
          <table:table-cell table:formula="of:=100*[.G249]/([.F249]+[.G249])" office:value-type="float" office:value="40.6976744186047">
            <text:p>40,70</text:p>
          </table:table-cell>
          <table:table-cell table:formula="of:=100*[.H249]/([.F249]+[.G249]+[.H24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50]+[.B250]+[.A250])" office:value-type="float" office:value="0.0999999999999999">
            <text:p>0,10</text:p>
          </table:table-cell>
          <table:table-cell/>
          <table:table-cell office:value-type="float" office:value="53">
            <text:p>53,00</text:p>
          </table:table-cell>
          <table:table-cell office:value-type="float" office:value="36">
            <text:p>36,00</text:p>
          </table:table-cell>
          <table:table-cell office:value-type="float" office:value="11">
            <text:p>11,00</text:p>
          </table:table-cell>
          <table:table-cell table:formula="of:=100*[.F250]/([.F250]+[.G250])" office:value-type="float" office:value="59.5505617977528">
            <text:p>59,55</text:p>
          </table:table-cell>
          <table:table-cell table:formula="of:=100*[.G250]/([.F250]+[.G250])" office:value-type="float" office:value="40.4494382022472">
            <text:p>40,45</text:p>
          </table:table-cell>
          <table:table-cell table:formula="of:=100*[.H250]/([.F250]+[.G250]+[.H250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51]+[.B251]+[.A251])" office:value-type="float" office:value="0">
            <text:p>0,00</text:p>
          </table:table-cell>
          <table:table-cell/>
          <table:table-cell office:value-type="float" office:value="73">
            <text:p>73,00</text:p>
          </table:table-cell>
          <table:table-cell office:value-type="float" office:value="21">
            <text:p>21,00</text:p>
          </table:table-cell>
          <table:table-cell office:value-type="float" office:value="6">
            <text:p>6,00</text:p>
          </table:table-cell>
          <table:table-cell table:formula="of:=100*[.F251]/([.F251]+[.G251])" office:value-type="float" office:value="77.6595744680851">
            <text:p>77,66</text:p>
          </table:table-cell>
          <table:table-cell table:formula="of:=100*[.G251]/([.F251]+[.G251])" office:value-type="float" office:value="22.3404255319149">
            <text:p>22,34</text:p>
          </table:table-cell>
          <table:table-cell table:formula="of:=100*[.H251]/([.F251]+[.G251]+[.H251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53]+[.B253]+[.A253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28">
            <text:p>28,00</text:p>
          </table:table-cell>
          <table:table-cell office:value-type="float" office:value="10">
            <text:p>10,00</text:p>
          </table:table-cell>
          <table:table-cell table:formula="of:=100*[.F253]/([.F253]+[.G253])" office:value-type="float" office:value="68.8888888888889">
            <text:p>68,89</text:p>
          </table:table-cell>
          <table:table-cell table:formula="of:=100*[.G253]/([.F253]+[.G253])" office:value-type="float" office:value="31.1111111111111">
            <text:p>31,11</text:p>
          </table:table-cell>
          <table:table-cell table:formula="of:=100*[.H253]/([.F253]+[.G253]+[.H25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54]+[.B254]+[.A254])" office:value-type="float" office:value="0.2">
            <text:p>0,20</text:p>
          </table:table-cell>
          <table:table-cell/>
          <table:table-cell office:value-type="float" office:value="42">
            <text:p>42,00</text:p>
          </table:table-cell>
          <table:table-cell office:value-type="float" office:value="41">
            <text:p>41,00</text:p>
          </table:table-cell>
          <table:table-cell office:value-type="float" office:value="17">
            <text:p>17,00</text:p>
          </table:table-cell>
          <table:table-cell table:formula="of:=100*[.F254]/([.F254]+[.G254])" office:value-type="float" office:value="50.6024096385542">
            <text:p>50,60</text:p>
          </table:table-cell>
          <table:table-cell table:formula="of:=100*[.G254]/([.F254]+[.G254])" office:value-type="float" office:value="49.3975903614458">
            <text:p>49,40</text:p>
          </table:table-cell>
          <table:table-cell table:formula="of:=100*[.H254]/([.F254]+[.G254]+[.H254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55]+[.B255]+[.A255])" office:value-type="float" office:value="0.0999999999999999">
            <text:p>0,10</text:p>
          </table:table-cell>
          <table:table-cell/>
          <table:table-cell office:value-type="float" office:value="61">
            <text:p>61,00</text:p>
          </table:table-cell>
          <table:table-cell office:value-type="float" office:value="26">
            <text:p>26,00</text:p>
          </table:table-cell>
          <table:table-cell office:value-type="float" office:value="13">
            <text:p>13,00</text:p>
          </table:table-cell>
          <table:table-cell table:formula="of:=100*[.F255]/([.F255]+[.G255])" office:value-type="float" office:value="70.1149425287356">
            <text:p>70,11</text:p>
          </table:table-cell>
          <table:table-cell table:formula="of:=100*[.G255]/([.F255]+[.G255])" office:value-type="float" office:value="29.8850574712644">
            <text:p>29,89</text:p>
          </table:table-cell>
          <table:table-cell table:formula="of:=100*[.H255]/([.F255]+[.G255]+[.H255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56]+[.B256]+[.A256])" office:value-type="float" office:value="0">
            <text:p>0,0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">
            <text:p>11,00</text:p>
          </table:table-cell>
          <table:table-cell table:formula="of:=100*[.F256]/([.F256]+[.G256])" office:value-type="float" office:value="75.2808988764045">
            <text:p>75,28</text:p>
          </table:table-cell>
          <table:table-cell table:formula="of:=100*[.G256]/([.F256]+[.G256])" office:value-type="float" office:value="24.7191011235955">
            <text:p>24,72</text:p>
          </table:table-cell>
          <table:table-cell table:formula="of:=100*[.H256]/([.F256]+[.G256]+[.H25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58]+[.B258]+[.A258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38">
            <text:p>38,00</text:p>
          </table:table-cell>
          <table:table-cell office:value-type="float" office:value="14">
            <text:p>14,00</text:p>
          </table:table-cell>
          <table:table-cell table:formula="of:=100*[.F258]/([.F258]+[.G258])" office:value-type="float" office:value="55.8139534883721">
            <text:p>55,81</text:p>
          </table:table-cell>
          <table:table-cell table:formula="of:=100*[.G258]/([.F258]+[.G258])" office:value-type="float" office:value="44.1860465116279">
            <text:p>44,19</text:p>
          </table:table-cell>
          <table:table-cell table:formula="of:=100*[.H258]/([.F258]+[.G258]+[.H258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27">
            <text:p>27,00</text:p>
          </table:table-cell>
          <table:table-cell office:value-type="float" office:value="9">
            <text:p>9,00</text:p>
          </table:table-cell>
          <table:table-cell table:formula="of:=100*[.F259]/([.F259]+[.G259])" office:value-type="float" office:value="70.3296703296703">
            <text:p>70,33</text:p>
          </table:table-cell>
          <table:table-cell table:formula="of:=100*[.G259]/([.F259]+[.G259])" office:value-type="float" office:value="29.6703296703297">
            <text:p>29,67</text:p>
          </table:table-cell>
          <table:table-cell table:formula="of:=100*[.H259]/([.F259]+[.G259]+[.H259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">
            <text:p>0,00</text:p>
          </table:table-cell>
          <table:table-cell/>
          <table:table-cell office:value-type="float" office:value="70">
            <text:p>70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table:formula="of:=100*[.F260]/([.F260]+[.G260])" office:value-type="float" office:value="77.7777777777778">
            <text:p>77,78</text:p>
          </table:table-cell>
          <table:table-cell table:formula="of:=100*[.G260]/([.F260]+[.G260])" office:value-type="float" office:value="22.2222222222222">
            <text:p>22,22</text:p>
          </table:table-cell>
          <table:table-cell table:formula="of:=100*[.H260]/([.F260]+[.G260]+[.H260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62]+[.B262]+[.A262])" office:value-type="float" office:value="0.0999999999999999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40">
            <text:p>40,00</text:p>
          </table:table-cell>
          <table:table-cell office:value-type="float" office:value="5">
            <text:p>5,00</text:p>
          </table:table-cell>
          <table:table-cell table:formula="of:=100*[.F262]/([.F262]+[.G262])" office:value-type="float" office:value="57.8947368421053">
            <text:p>57,89</text:p>
          </table:table-cell>
          <table:table-cell table:formula="of:=100*[.G262]/([.F262]+[.G262])" office:value-type="float" office:value="42.1052631578947">
            <text:p>42,11</text:p>
          </table:table-cell>
          <table:table-cell table:formula="of:=100*[.H262]/([.F262]+[.G262]+[.H262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63]+[.B263]+[.A263])" office:value-type="float" office:value="0">
            <text:p>0,00</text:p>
          </table:table-cell>
          <table:table-cell/>
          <table:table-cell office:value-type="float" office:value="66">
            <text:p>66,00</text:p>
          </table:table-cell>
          <table:table-cell office:value-type="float" office:value="21">
            <text:p>21,00</text:p>
          </table:table-cell>
          <table:table-cell office:value-type="float" office:value="13">
            <text:p>13,00</text:p>
          </table:table-cell>
          <table:table-cell table:formula="of:=100*[.F263]/([.F263]+[.G263])" office:value-type="float" office:value="75.8620689655172">
            <text:p>75,86</text:p>
          </table:table-cell>
          <table:table-cell table:formula="of:=100*[.G263]/([.F263]+[.G263])" office:value-type="float" office:value="24.1379310344828">
            <text:p>24,14</text:p>
          </table:table-cell>
          <table:table-cell table:formula="of:=100*[.H263]/([.F263]+[.G263]+[.H263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65]+[.B265]+[.A265])" office:value-type="float" office:value="0">
            <text:p>0,00</text:p>
          </table:table-cell>
          <table:table-cell/>
          <table:table-cell office:value-type="float" office:value="66">
            <text:p>66,00</text:p>
          </table:table-cell>
          <table:table-cell office:value-type="float" office:value="25">
            <text:p>25,00</text:p>
          </table:table-cell>
          <table:table-cell office:value-type="float" office:value="9">
            <text:p>9,00</text:p>
          </table:table-cell>
          <table:table-cell table:formula="of:=100*[.F265]/([.F265]+[.G265])" office:value-type="float" office:value="72.5274725274725">
            <text:p>72,53</text:p>
          </table:table-cell>
          <table:table-cell table:formula="of:=100*[.G265]/([.F265]+[.G265])" office:value-type="float" office:value="27.4725274725275">
            <text:p>27,47</text:p>
          </table:table-cell>
          <table:table-cell table:formula="of:=100*[.H265]/([.F265]+[.G265]+[.H265])" office:value-type="float" office:value="9">
            <text:p>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68]+[.B268]+[.A268])" office:value-type="float" office:value="0.6">
            <text:p>0,60</text:p>
          </table:table-cell>
          <table:table-cell/>
          <table:table-cell office:value-type="float" office:value="45">
            <text:p>45,00</text:p>
          </table:table-cell>
          <table:table-cell office:value-type="float" office:value="41">
            <text:p>41,00</text:p>
          </table:table-cell>
          <table:table-cell office:value-type="float" office:value="14">
            <text:p>14,00</text:p>
          </table:table-cell>
          <table:table-cell table:formula="of:=100*[.F268]/([.F268]+[.G268])" office:value-type="float" office:value="52.3255813953488">
            <text:p>52,33</text:p>
          </table:table-cell>
          <table:table-cell table:formula="of:=100*[.G268]/([.F268]+[.G268])" office:value-type="float" office:value="47.6744186046512">
            <text:p>47,67</text:p>
          </table:table-cell>
          <table:table-cell table:formula="of:=100*[.H268]/([.F268]+[.G268]+[.H268])" office:value-type="float" office:value="14">
            <text:p>14,00</text:p>
          </table:table-cell>
          <table:table-cell>
            <draw:frame table:end-cell-address="'DrawReset-SelectRandom'.S287" table:end-x="1.298cm" table:end-y="0.435cm" draw:z-index="10" draw:style-name="gr1" draw:text-style-name="P1" svg:width="15.999cm" svg:height="8.999cm" svg:x="1.106cm" svg:y="0.016cm">
              <draw:object draw:notify-on-update-of-ranges="'DrawReset-SelectRandom'.C268:'DrawReset-SelectRandom'.C274 'DrawReset-SelectRandom'.J268:'DrawReset-SelectRandom'.J27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95" table:end-x="0.249cm" table:end-y="0.042cm" draw:z-index="11" draw:style-name="gr1" draw:text-style-name="P1" svg:width="21.724cm" svg:height="12.219cm" svg:x="1.106cm" svg:y="0.016cm">
              <draw:object draw:notify-on-update-of-ranges="'DrawReset-SelectRandom'.C268:'DrawReset-SelectRandom'.C274 'DrawReset-SelectRandom'.B268:'DrawReset-SelectRandom'.B268 'DrawReset-SelectRandom'.J268:'DrawReset-SelectRandom'.J274 'DrawReset-SelectRandom'.C276:'DrawReset-SelectRandom'.C281 'DrawReset-SelectRandom'.B276:'DrawReset-SelectRandom'.B276 'DrawReset-SelectRandom'.J276:'DrawReset-SelectRandom'.J281 'DrawReset-SelectRandom'.C283:'DrawReset-SelectRandom'.C287 'DrawReset-SelectRandom'.B283:'DrawReset-SelectRandom'.B283 'DrawReset-SelectRandom'.J283:'DrawReset-SelectRandom'.J287 'DrawReset-SelectRandom'.C289:'DrawReset-SelectRandom'.C292 'DrawReset-SelectRandom'.B289:'DrawReset-SelectRandom'.B289 'DrawReset-SelectRandom'.J289:'DrawReset-SelectRandom'.J292 'DrawReset-SelectRandom'.C294:'DrawReset-SelectRandom'.C296 'DrawReset-SelectRandom'.B294:'DrawReset-SelectRandom'.B294 'DrawReset-SelectRandom'.J294:'DrawReset-SelectRandom'.J296 'DrawReset-SelectRandom'.C298:'DrawReset-SelectRandom'.C299 'DrawReset-SelectRandom'.B298:'DrawReset-SelectRandom'.B298 'DrawReset-SelectRandom'.J298:'DrawReset-SelectRandom'.J299 'DrawReset-SelectRandom'.C301:'DrawReset-SelectRandom'.C301 'DrawReset-SelectRandom'.B301:'DrawReset-SelectRandom'.B301 'DrawReset-SelectRandom'.J301:'DrawReset-SelectRandom'.J30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69]+[.B269]+[.A269])" office:value-type="float" office:value="0.5">
            <text:p>0,50</text:p>
          </table:table-cell>
          <table:table-cell/>
          <table:table-cell office:value-type="float" office:value="32">
            <text:p>32,00</text:p>
          </table:table-cell>
          <table:table-cell office:value-type="float" office:value="47">
            <text:p>47,00</text:p>
          </table:table-cell>
          <table:table-cell office:value-type="float" office:value="21">
            <text:p>21,00</text:p>
          </table:table-cell>
          <table:table-cell table:formula="of:=100*[.F269]/([.F269]+[.G269])" office:value-type="float" office:value="40.5063291139241">
            <text:p>40,51</text:p>
          </table:table-cell>
          <table:table-cell table:formula="of:=100*[.G269]/([.F269]+[.G269])" office:value-type="float" office:value="59.4936708860759">
            <text:p>59,49</text:p>
          </table:table-cell>
          <table:table-cell table:formula="of:=100*[.H269]/([.F269]+[.G269]+[.H269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70]+[.B270]+[.A270])" office:value-type="float" office:value="0.4">
            <text:p>0,40</text:p>
          </table:table-cell>
          <table:table-cell/>
          <table:table-cell office:value-type="float" office:value="46">
            <text:p>46,00</text:p>
          </table:table-cell>
          <table:table-cell office:value-type="float" office:value="43">
            <text:p>43,00</text:p>
          </table:table-cell>
          <table:table-cell office:value-type="float" office:value="11">
            <text:p>11,00</text:p>
          </table:table-cell>
          <table:table-cell table:formula="of:=100*[.F270]/([.F270]+[.G270])" office:value-type="float" office:value="51.685393258427">
            <text:p>51,69</text:p>
          </table:table-cell>
          <table:table-cell table:formula="of:=100*[.G270]/([.F270]+[.G270])" office:value-type="float" office:value="48.314606741573">
            <text:p>48,31</text:p>
          </table:table-cell>
          <table:table-cell table:formula="of:=100*[.H270]/([.F270]+[.G270]+[.H270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71]+[.B271]+[.A271])" office:value-type="float" office:value="0.3">
            <text:p>0,30</text:p>
          </table:table-cell>
          <table:table-cell/>
          <table:table-cell office:value-type="float" office:value="37">
            <text:p>37,00</text:p>
          </table:table-cell>
          <table:table-cell office:value-type="float" office:value="46">
            <text:p>46,00</text:p>
          </table:table-cell>
          <table:table-cell office:value-type="float" office:value="17">
            <text:p>17,00</text:p>
          </table:table-cell>
          <table:table-cell table:formula="of:=100*[.F271]/([.F271]+[.G271])" office:value-type="float" office:value="44.5783132530121">
            <text:p>44,58</text:p>
          </table:table-cell>
          <table:table-cell table:formula="of:=100*[.G271]/([.F271]+[.G271])" office:value-type="float" office:value="55.421686746988">
            <text:p>55,42</text:p>
          </table:table-cell>
          <table:table-cell table:formula="of:=100*[.H271]/([.F271]+[.G271]+[.H271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72]+[.B272]+[.A272])" office:value-type="float" office:value="0.2">
            <text:p>0,20</text:p>
          </table:table-cell>
          <table:table-cell/>
          <table:table-cell office:value-type="float" office:value="64">
            <text:p>64,00</text:p>
          </table:table-cell>
          <table:table-cell office:value-type="float" office:value="21">
            <text:p>21,00</text:p>
          </table:table-cell>
          <table:table-cell office:value-type="float" office:value="15">
            <text:p>15,00</text:p>
          </table:table-cell>
          <table:table-cell table:formula="of:=100*[.F272]/([.F272]+[.G272])" office:value-type="float" office:value="75.2941176470588">
            <text:p>75,29</text:p>
          </table:table-cell>
          <table:table-cell table:formula="of:=100*[.G272]/([.F272]+[.G272])" office:value-type="float" office:value="24.7058823529412">
            <text:p>24,71</text:p>
          </table:table-cell>
          <table:table-cell table:formula="of:=100*[.H272]/([.F272]+[.G272]+[.H272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73]+[.B273]+[.A273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29">
            <text:p>29,00</text:p>
          </table:table-cell>
          <table:table-cell office:value-type="float" office:value="14">
            <text:p>14,00</text:p>
          </table:table-cell>
          <table:table-cell table:formula="of:=100*[.F273]/([.F273]+[.G273])" office:value-type="float" office:value="66.2790697674419">
            <text:p>66,28</text:p>
          </table:table-cell>
          <table:table-cell table:formula="of:=100*[.G273]/([.F273]+[.G273])" office:value-type="float" office:value="33.7209302325581">
            <text:p>33,72</text:p>
          </table:table-cell>
          <table:table-cell table:formula="of:=100*[.H273]/([.F273]+[.G273]+[.H273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74]+[.B274]+[.A274])" office:value-type="float" office:value="0">
            <text:p>0,00</text:p>
          </table:table-cell>
          <table:table-cell/>
          <table:table-cell office:value-type="float" office:value="67">
            <text:p>67,00</text:p>
          </table:table-cell>
          <table:table-cell office:value-type="float" office:value="27">
            <text:p>27,00</text:p>
          </table:table-cell>
          <table:table-cell office:value-type="float" office:value="6">
            <text:p>6,00</text:p>
          </table:table-cell>
          <table:table-cell table:formula="of:=100*[.F274]/([.F274]+[.G274])" office:value-type="float" office:value="71.2765957446809">
            <text:p>71,28</text:p>
          </table:table-cell>
          <table:table-cell table:formula="of:=100*[.G274]/([.F274]+[.G274])" office:value-type="float" office:value="28.7234042553191">
            <text:p>28,72</text:p>
          </table:table-cell>
          <table:table-cell table:formula="of:=100*[.H274]/([.F274]+[.G274]+[.H274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76]+[.B276]+[.A276])" office:value-type="float" office:value="0.5">
            <text:p>0,50</text:p>
          </table:table-cell>
          <table:table-cell/>
          <table:table-cell office:value-type="float" office:value="30">
            <text:p>30,00</text:p>
          </table:table-cell>
          <table:table-cell office:value-type="float" office:value="52">
            <text:p>52,00</text:p>
          </table:table-cell>
          <table:table-cell office:value-type="float" office:value="18">
            <text:p>18,00</text:p>
          </table:table-cell>
          <table:table-cell table:formula="of:=100*[.F276]/([.F276]+[.G276])" office:value-type="float" office:value="36.5853658536585">
            <text:p>36,59</text:p>
          </table:table-cell>
          <table:table-cell table:formula="of:=100*[.G276]/([.F276]+[.G276])" office:value-type="float" office:value="63.4146341463415">
            <text:p>63,41</text:p>
          </table:table-cell>
          <table:table-cell table:formula="of:=100*[.H276]/([.F276]+[.G276]+[.H27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77]+[.B277]+[.A277])" office:value-type="float" office:value="0.4">
            <text:p>0,40</text:p>
          </table:table-cell>
          <table:table-cell/>
          <table:table-cell office:value-type="float" office:value="30">
            <text:p>30,00</text:p>
          </table:table-cell>
          <table:table-cell office:value-type="float" office:value="49">
            <text:p>49,00</text:p>
          </table:table-cell>
          <table:table-cell office:value-type="float" office:value="21">
            <text:p>21,00</text:p>
          </table:table-cell>
          <table:table-cell table:formula="of:=100*[.F277]/([.F277]+[.G277])" office:value-type="float" office:value="37.9746835443038">
            <text:p>37,97</text:p>
          </table:table-cell>
          <table:table-cell table:formula="of:=100*[.G277]/([.F277]+[.G277])" office:value-type="float" office:value="62.0253164556962">
            <text:p>62,03</text:p>
          </table:table-cell>
          <table:table-cell table:formula="of:=100*[.H277]/([.F277]+[.G277]+[.H277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8]+[.B278]+[.A278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40">
            <text:p>40,00</text:p>
          </table:table-cell>
          <table:table-cell office:value-type="float" office:value="15">
            <text:p>15,00</text:p>
          </table:table-cell>
          <table:table-cell table:formula="of:=100*[.F278]/([.F278]+[.G278])" office:value-type="float" office:value="52.9411764705882">
            <text:p>52,94</text:p>
          </table:table-cell>
          <table:table-cell table:formula="of:=100*[.G278]/([.F278]+[.G278])" office:value-type="float" office:value="47.0588235294118">
            <text:p>47,06</text:p>
          </table:table-cell>
          <table:table-cell table:formula="of:=100*[.H278]/([.F278]+[.G278]+[.H278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79]+[.B279]+[.A279])" office:value-type="float" office:value="0.2">
            <text:p>0,20</text:p>
          </table:table-cell>
          <table:table-cell/>
          <table:table-cell office:value-type="float" office:value="35">
            <text:p>35,00</text:p>
          </table:table-cell>
          <table:table-cell office:value-type="float" office:value="45">
            <text:p>45,00</text:p>
          </table:table-cell>
          <table:table-cell office:value-type="float" office:value="20">
            <text:p>20,00</text:p>
          </table:table-cell>
          <table:table-cell table:formula="of:=100*[.F279]/([.F279]+[.G279])" office:value-type="float" office:value="43.75">
            <text:p>43,75</text:p>
          </table:table-cell>
          <table:table-cell table:formula="of:=100*[.G279]/([.F279]+[.G279])" office:value-type="float" office:value="56.25">
            <text:p>56,25</text:p>
          </table:table-cell>
          <table:table-cell table:formula="of:=100*[.H279]/([.F279]+[.G279]+[.H279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80]+[.B280]+[.A280])" office:value-type="float" office:value="0.1">
            <text:p>0,10</text:p>
          </table:table-cell>
          <table:table-cell/>
          <table:table-cell office:value-type="float" office:value="58">
            <text:p>58,00</text:p>
          </table:table-cell>
          <table:table-cell office:value-type="float" office:value="28">
            <text:p>28,00</text:p>
          </table:table-cell>
          <table:table-cell office:value-type="float" office:value="14">
            <text:p>14,00</text:p>
          </table:table-cell>
          <table:table-cell table:formula="of:=100*[.F280]/([.F280]+[.G280])" office:value-type="float" office:value="67.4418604651163">
            <text:p>67,44</text:p>
          </table:table-cell>
          <table:table-cell table:formula="of:=100*[.G280]/([.F280]+[.G280])" office:value-type="float" office:value="32.5581395348837">
            <text:p>32,56</text:p>
          </table:table-cell>
          <table:table-cell table:formula="of:=100*[.H280]/([.F280]+[.G280]+[.H28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81]+[.B281]+[.A281])" office:value-type="float" office:value="0">
            <text:p>0,00</text:p>
          </table:table-cell>
          <table:table-cell/>
          <table:table-cell office:value-type="float" office:value="66">
            <text:p>66,00</text:p>
          </table:table-cell>
          <table:table-cell office:value-type="float" office:value="22">
            <text:p>22,00</text:p>
          </table:table-cell>
          <table:table-cell office:value-type="float" office:value="12">
            <text:p>12,00</text:p>
          </table:table-cell>
          <table:table-cell table:formula="of:=100*[.F281]/([.F281]+[.G281])" office:value-type="float" office:value="75">
            <text:p>75,00</text:p>
          </table:table-cell>
          <table:table-cell table:formula="of:=100*[.G281]/([.F281]+[.G281])" office:value-type="float" office:value="25">
            <text:p>25,00</text:p>
          </table:table-cell>
          <table:table-cell table:formula="of:=100*[.H281]/([.F281]+[.G281]+[.H281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83]+[.B283]+[.A283])" office:value-type="float" office:value="0.4">
            <text:p>0,40</text:p>
          </table:table-cell>
          <table:table-cell/>
          <table:table-cell office:value-type="float" office:value="44">
            <text:p>44,00</text:p>
          </table:table-cell>
          <table:table-cell office:value-type="float" office:value="47">
            <text:p>47,00</text:p>
          </table:table-cell>
          <table:table-cell office:value-type="float" office:value="9">
            <text:p>9,00</text:p>
          </table:table-cell>
          <table:table-cell table:formula="of:=100*[.F283]/([.F283]+[.G283])" office:value-type="float" office:value="48.3516483516484">
            <text:p>48,35</text:p>
          </table:table-cell>
          <table:table-cell table:formula="of:=100*[.G283]/([.F283]+[.G283])" office:value-type="float" office:value="51.6483516483517">
            <text:p>51,65</text:p>
          </table:table-cell>
          <table:table-cell table:formula="of:=100*[.H283]/([.F283]+[.G283]+[.H28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84]+[.B284]+[.A284])" office:value-type="float" office:value="0.3">
            <text:p>0,30</text:p>
          </table:table-cell>
          <table:table-cell/>
          <table:table-cell office:value-type="float" office:value="42">
            <text:p>42,00</text:p>
          </table:table-cell>
          <table:table-cell office:value-type="float" office:value="47">
            <text:p>47,00</text:p>
          </table:table-cell>
          <table:table-cell office:value-type="float" office:value="11">
            <text:p>11,00</text:p>
          </table:table-cell>
          <table:table-cell table:formula="of:=100*[.F284]/([.F284]+[.G284])" office:value-type="float" office:value="47.1910112359551">
            <text:p>47,19</text:p>
          </table:table-cell>
          <table:table-cell table:formula="of:=100*[.G284]/([.F284]+[.G284])" office:value-type="float" office:value="52.8089887640449">
            <text:p>52,81</text:p>
          </table:table-cell>
          <table:table-cell table:formula="of:=100*[.H284]/([.F284]+[.G284]+[.H284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85]+[.B285]+[.A285])" office:value-type="float" office:value="0.2">
            <text:p>0,20</text:p>
          </table:table-cell>
          <table:table-cell/>
          <table:table-cell office:value-type="float" office:value="45">
            <text:p>45,00</text:p>
          </table:table-cell>
          <table:table-cell office:value-type="float" office:value="41">
            <text:p>41,00</text:p>
          </table:table-cell>
          <table:table-cell office:value-type="float" office:value="14">
            <text:p>14,00</text:p>
          </table:table-cell>
          <table:table-cell table:formula="of:=100*[.F285]/([.F285]+[.G285])" office:value-type="float" office:value="52.3255813953488">
            <text:p>52,33</text:p>
          </table:table-cell>
          <table:table-cell table:formula="of:=100*[.G285]/([.F285]+[.G285])" office:value-type="float" office:value="47.6744186046512">
            <text:p>47,67</text:p>
          </table:table-cell>
          <table:table-cell table:formula="of:=100*[.H285]/([.F285]+[.G285]+[.H285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86]+[.B286]+[.A286])" office:value-type="float" office:value="0.1">
            <text:p>0,10</text:p>
          </table:table-cell>
          <table:table-cell/>
          <table:table-cell office:value-type="float" office:value="49">
            <text:p>49,00</text:p>
          </table:table-cell>
          <table:table-cell office:value-type="float" office:value="35">
            <text:p>35,00</text:p>
          </table:table-cell>
          <table:table-cell office:value-type="float" office:value="16">
            <text:p>16,00</text:p>
          </table:table-cell>
          <table:table-cell table:formula="of:=100*[.F286]/([.F286]+[.G286])" office:value-type="float" office:value="58.3333333333333">
            <text:p>58,33</text:p>
          </table:table-cell>
          <table:table-cell table:formula="of:=100*[.G286]/([.F286]+[.G286])" office:value-type="float" office:value="41.6666666666667">
            <text:p>41,67</text:p>
          </table:table-cell>
          <table:table-cell table:formula="of:=100*[.H286]/([.F286]+[.G286]+[.H286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87]+[.B287]+[.A287])" office:value-type="float" office:value="0">
            <text:p>0,00</text:p>
          </table:table-cell>
          <table:table-cell/>
          <table:table-cell office:value-type="float" office:value="56">
            <text:p>56,00</text:p>
          </table:table-cell>
          <table:table-cell office:value-type="float" office:value="29">
            <text:p>29,00</text:p>
          </table:table-cell>
          <table:table-cell office:value-type="float" office:value="15">
            <text:p>15,00</text:p>
          </table:table-cell>
          <table:table-cell table:formula="of:=100*[.F287]/([.F287]+[.G287])" office:value-type="float" office:value="65.8823529411765">
            <text:p>65,88</text:p>
          </table:table-cell>
          <table:table-cell table:formula="of:=100*[.G287]/([.F287]+[.G287])" office:value-type="float" office:value="34.1176470588235">
            <text:p>34,12</text:p>
          </table:table-cell>
          <table:table-cell table:formula="of:=100*[.H287]/([.F287]+[.G287]+[.H287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89]+[.B289]+[.A289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32">
            <text:p>32,00</text:p>
          </table:table-cell>
          <table:table-cell office:value-type="float" office:value="16">
            <text:p>16,00</text:p>
          </table:table-cell>
          <table:table-cell table:formula="of:=100*[.F289]/([.F289]+[.G289])" office:value-type="float" office:value="61.9047619047619">
            <text:p>61,90</text:p>
          </table:table-cell>
          <table:table-cell table:formula="of:=100*[.G289]/([.F289]+[.G289])" office:value-type="float" office:value="38.0952380952381">
            <text:p>38,10</text:p>
          </table:table-cell>
          <table:table-cell table:formula="of:=100*[.H289]/([.F289]+[.G289]+[.H289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90]+[.B290]+[.A290])" office:value-type="float" office:value="0.2">
            <text:p>0,20</text:p>
          </table:table-cell>
          <table:table-cell/>
          <table:table-cell office:value-type="float" office:value="44">
            <text:p>44,00</text:p>
          </table:table-cell>
          <table:table-cell office:value-type="float" office:value="42">
            <text:p>42,00</text:p>
          </table:table-cell>
          <table:table-cell office:value-type="float" office:value="14">
            <text:p>14,00</text:p>
          </table:table-cell>
          <table:table-cell table:formula="of:=100*[.F290]/([.F290]+[.G290])" office:value-type="float" office:value="51.1627906976744">
            <text:p>51,16</text:p>
          </table:table-cell>
          <table:table-cell table:formula="of:=100*[.G290]/([.F290]+[.G290])" office:value-type="float" office:value="48.8372093023256">
            <text:p>48,84</text:p>
          </table:table-cell>
          <table:table-cell table:formula="of:=100*[.H290]/([.F290]+[.G290]+[.H29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91]+[.B291]+[.A291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31">
            <text:p>31,00</text:p>
          </table:table-cell>
          <table:table-cell office:value-type="float" office:value="12">
            <text:p>12,00</text:p>
          </table:table-cell>
          <table:table-cell table:formula="of:=100*[.F291]/([.F291]+[.G291])" office:value-type="float" office:value="64.7727272727273">
            <text:p>64,77</text:p>
          </table:table-cell>
          <table:table-cell table:formula="of:=100*[.G291]/([.F291]+[.G291])" office:value-type="float" office:value="35.2272727272727">
            <text:p>35,23</text:p>
          </table:table-cell>
          <table:table-cell table:formula="of:=100*[.H291]/([.F291]+[.G291]+[.H291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92]+[.B292]+[.A292])" office:value-type="float" office:value="0">
            <text:p>0,00</text:p>
          </table:table-cell>
          <table:table-cell/>
          <table:table-cell office:value-type="float" office:value="56">
            <text:p>56,00</text:p>
          </table:table-cell>
          <table:table-cell office:value-type="float" office:value="32">
            <text:p>32,00</text:p>
          </table:table-cell>
          <table:table-cell office:value-type="float" office:value="12">
            <text:p>12,00</text:p>
          </table:table-cell>
          <table:table-cell table:formula="of:=100*[.F292]/([.F292]+[.G292])" office:value-type="float" office:value="63.6363636363636">
            <text:p>63,64</text:p>
          </table:table-cell>
          <table:table-cell table:formula="of:=100*[.G292]/([.F292]+[.G292])" office:value-type="float" office:value="36.3636363636364">
            <text:p>36,36</text:p>
          </table:table-cell>
          <table:table-cell table:formula="of:=100*[.H292]/([.F292]+[.G292]+[.H29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94]+[.B294]+[.A294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41">
            <text:p>41,00</text:p>
          </table:table-cell>
          <table:table-cell office:value-type="float" office:value="11">
            <text:p>11,00</text:p>
          </table:table-cell>
          <table:table-cell table:formula="of:=100*[.F294]/([.F294]+[.G294])" office:value-type="float" office:value="53.9325842696629">
            <text:p>53,93</text:p>
          </table:table-cell>
          <table:table-cell table:formula="of:=100*[.G294]/([.F294]+[.G294])" office:value-type="float" office:value="46.0674157303371">
            <text:p>46,07</text:p>
          </table:table-cell>
          <table:table-cell table:formula="of:=100*[.H294]/([.F294]+[.G294]+[.H294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30">
            <text:p>30,00</text:p>
          </table:table-cell>
          <table:table-cell office:value-type="float" office:value="13">
            <text:p>13,00</text:p>
          </table:table-cell>
          <table:table-cell table:formula="of:=100*[.F295]/([.F295]+[.G295])" office:value-type="float" office:value="65.5172413793104">
            <text:p>65,52</text:p>
          </table:table-cell>
          <table:table-cell table:formula="of:=100*[.G295]/([.F295]+[.G295])" office:value-type="float" office:value="34.4827586206897">
            <text:p>34,48</text:p>
          </table:table-cell>
          <table:table-cell table:formula="of:=100*[.H295]/([.F295]+[.G295]+[.H295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5">
            <text:p>25,00</text:p>
          </table:table-cell>
          <table:table-cell office:value-type="float" office:value="6">
            <text:p>6,00</text:p>
          </table:table-cell>
          <table:table-cell table:formula="of:=100*[.F296]/([.F296]+[.G296])" office:value-type="float" office:value="73.4042553191489">
            <text:p>73,40</text:p>
          </table:table-cell>
          <table:table-cell table:formula="of:=100*[.G296]/([.F296]+[.G296])" office:value-type="float" office:value="26.5957446808511">
            <text:p>26,60</text:p>
          </table:table-cell>
          <table:table-cell table:formula="of:=100*[.H296]/([.F296]+[.G296]+[.H296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30">
            <text:p>30,00</text:p>
          </table:table-cell>
          <table:table-cell office:value-type="float" office:value="13">
            <text:p>13,00</text:p>
          </table:table-cell>
          <table:table-cell table:formula="of:=100*[.F298]/([.F298]+[.G298])" office:value-type="float" office:value="65.5172413793104">
            <text:p>65,52</text:p>
          </table:table-cell>
          <table:table-cell table:formula="of:=100*[.G298]/([.F298]+[.G298])" office:value-type="float" office:value="34.4827586206897">
            <text:p>34,48</text:p>
          </table:table-cell>
          <table:table-cell table:formula="of:=100*[.H298]/([.F298]+[.G298]+[.H298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3">
            <text:p>23,00</text:p>
          </table:table-cell>
          <table:table-cell office:value-type="float" office:value="9">
            <text:p>9,00</text:p>
          </table:table-cell>
          <table:table-cell table:formula="of:=100*[.F299]/([.F299]+[.G299])" office:value-type="float" office:value="74.7252747252747">
            <text:p>74,73</text:p>
          </table:table-cell>
          <table:table-cell table:formula="of:=100*[.G299]/([.F299]+[.G299])" office:value-type="float" office:value="25.2747252747253">
            <text:p>25,27</text:p>
          </table:table-cell>
          <table:table-cell table:formula="of:=100*[.H299]/([.F299]+[.G299]+[.H299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">
            <text:p>0,00</text:p>
          </table:table-cell>
          <table:table-cell/>
          <table:table-cell office:value-type="float" office:value="65">
            <text:p>65,00</text:p>
          </table:table-cell>
          <table:table-cell office:value-type="float" office:value="30">
            <text:p>30,00</text:p>
          </table:table-cell>
          <table:table-cell office:value-type="float" office:value="5">
            <text:p>5,00</text:p>
          </table:table-cell>
          <table:table-cell table:formula="of:=100*[.F301]/([.F301]+[.G301])" office:value-type="float" office:value="68.421052631579">
            <text:p>68,42</text:p>
          </table:table-cell>
          <table:table-cell table:formula="of:=100*[.G301]/([.F301]+[.G301])" office:value-type="float" office:value="31.5789473684211">
            <text:p>31,58</text:p>
          </table:table-cell>
          <table:table-cell table:formula="of:=100*[.H301]/([.F301]+[.G301]+[.H30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23" table:end-x="0.696cm" table:end-y="0.414cm" draw:z-index="12" draw:style-name="gr1" draw:text-style-name="P1" svg:width="15.999cm" svg:height="8.999cm" svg:x="0.504cm" svg:y="0.447cm">
              <draw:object draw:notify-on-update-of-ranges="'DrawReset-SelectRandom'.C304:'DrawReset-SelectRandom'.C309 'DrawReset-SelectRandom'.J304:'DrawReset-SelectRandom'.J30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29" table:end-x="0.408cm" table:end-y="0.082cm" draw:z-index="13" draw:style-name="gr1" draw:text-style-name="P1" svg:width="20.227cm" svg:height="11.377cm" svg:x="0.504cm" svg:y="0.447cm">
              <draw:object draw:notify-on-update-of-ranges="'DrawReset-SelectRandom'.C304:'DrawReset-SelectRandom'.C309 'DrawReset-SelectRandom'.B304:'DrawReset-SelectRandom'.B304 'DrawReset-SelectRandom'.J304:'DrawReset-SelectRandom'.J309 'DrawReset-SelectRandom'.C311:'DrawReset-SelectRandom'.C315 'DrawReset-SelectRandom'.B311:'DrawReset-SelectRandom'.B311 'DrawReset-SelectRandom'.J311:'DrawReset-SelectRandom'.J315 'DrawReset-SelectRandom'.C317:'DrawReset-SelectRandom'.C320 'DrawReset-SelectRandom'.B317:'DrawReset-SelectRandom'.B317 'DrawReset-SelectRandom'.J317:'DrawReset-SelectRandom'.J320 'DrawReset-SelectRandom'.C322:'DrawReset-SelectRandom'.C324 'DrawReset-SelectRandom'.B322:'DrawReset-SelectRandom'.B322 'DrawReset-SelectRandom'.J322:'DrawReset-SelectRandom'.J324 'DrawReset-SelectRandom'.C326:'DrawReset-SelectRandom'.C327 'DrawReset-SelectRandom'.B326:'DrawReset-SelectRandom'.B326 'DrawReset-SelectRandom'.J326:'DrawReset-SelectRandom'.J327 'DrawReset-SelectRandom'.C329:'DrawReset-SelectRandom'.C329 'DrawReset-SelectRandom'.B329:'DrawReset-SelectRandom'.B329 'DrawReset-SelectRandom'.J329:'DrawReset-SelectRandom'.J32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304]+[.B304]+[.A304])" office:value-type="float" office:value="0.5">
            <text:p>0,50</text:p>
          </table:table-cell>
          <table:table-cell/>
          <table:table-cell office:value-type="float" office:value="45">
            <text:p>45,00</text:p>
          </table:table-cell>
          <table:table-cell office:value-type="float" office:value="39">
            <text:p>39,00</text:p>
          </table:table-cell>
          <table:table-cell office:value-type="float" office:value="16">
            <text:p>16,00</text:p>
          </table:table-cell>
          <table:table-cell table:formula="of:=100*[.F304]/([.F304]+[.G304])" office:value-type="float" office:value="53.5714285714286">
            <text:p>53,57</text:p>
          </table:table-cell>
          <table:table-cell table:formula="of:=100*[.G304]/([.F304]+[.G304])" office:value-type="float" office:value="46.4285714285714">
            <text:p>46,43</text:p>
          </table:table-cell>
          <table:table-cell table:formula="of:=100*[.H304]/([.F304]+[.G304]+[.H304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05]+[.B305]+[.A305])" office:value-type="float" office:value="0.4">
            <text:p>0,40</text:p>
          </table:table-cell>
          <table:table-cell/>
          <table:table-cell office:value-type="float" office:value="27">
            <text:p>27,00</text:p>
          </table:table-cell>
          <table:table-cell office:value-type="float" office:value="58">
            <text:p>58,00</text:p>
          </table:table-cell>
          <table:table-cell office:value-type="float" office:value="15">
            <text:p>15,00</text:p>
          </table:table-cell>
          <table:table-cell table:formula="of:=100*[.F305]/([.F305]+[.G305])" office:value-type="float" office:value="31.7647058823529">
            <text:p>31,76</text:p>
          </table:table-cell>
          <table:table-cell table:formula="of:=100*[.G305]/([.F305]+[.G305])" office:value-type="float" office:value="68.2352941176471">
            <text:p>68,24</text:p>
          </table:table-cell>
          <table:table-cell table:formula="of:=100*[.H305]/([.F305]+[.G305]+[.H305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06]+[.B306]+[.A306])" office:value-type="float" office:value="0.3">
            <text:p>0,30</text:p>
          </table:table-cell>
          <table:table-cell/>
          <table:table-cell office:value-type="float" office:value="42">
            <text:p>42,00</text:p>
          </table:table-cell>
          <table:table-cell office:value-type="float" office:value="47">
            <text:p>47,00</text:p>
          </table:table-cell>
          <table:table-cell office:value-type="float" office:value="11">
            <text:p>11,00</text:p>
          </table:table-cell>
          <table:table-cell table:formula="of:=100*[.F306]/([.F306]+[.G306])" office:value-type="float" office:value="47.1910112359551">
            <text:p>47,19</text:p>
          </table:table-cell>
          <table:table-cell table:formula="of:=100*[.G306]/([.F306]+[.G306])" office:value-type="float" office:value="52.8089887640449">
            <text:p>52,81</text:p>
          </table:table-cell>
          <table:table-cell table:formula="of:=100*[.H306]/([.F306]+[.G306]+[.H30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07]+[.B307]+[.A307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38">
            <text:p>38,00</text:p>
          </table:table-cell>
          <table:table-cell office:value-type="float" office:value="14">
            <text:p>14,00</text:p>
          </table:table-cell>
          <table:table-cell table:formula="of:=100*[.F307]/([.F307]+[.G307])" office:value-type="float" office:value="55.8139534883721">
            <text:p>55,81</text:p>
          </table:table-cell>
          <table:table-cell table:formula="of:=100*[.G307]/([.F307]+[.G307])" office:value-type="float" office:value="44.1860465116279">
            <text:p>44,19</text:p>
          </table:table-cell>
          <table:table-cell table:formula="of:=100*[.H307]/([.F307]+[.G307]+[.H307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08]+[.B308]+[.A308])" office:value-type="float" office:value="0.1">
            <text:p>0,10</text:p>
          </table:table-cell>
          <table:table-cell/>
          <table:table-cell office:value-type="float" office:value="58">
            <text:p>58,00</text:p>
          </table:table-cell>
          <table:table-cell office:value-type="float" office:value="32">
            <text:p>32,00</text:p>
          </table:table-cell>
          <table:table-cell office:value-type="float" office:value="10">
            <text:p>10,00</text:p>
          </table:table-cell>
          <table:table-cell table:formula="of:=100*[.F308]/([.F308]+[.G308])" office:value-type="float" office:value="64.4444444444444">
            <text:p>64,44</text:p>
          </table:table-cell>
          <table:table-cell table:formula="of:=100*[.G308]/([.F308]+[.G308])" office:value-type="float" office:value="35.5555555555556">
            <text:p>35,56</text:p>
          </table:table-cell>
          <table:table-cell table:formula="of:=100*[.H308]/([.F308]+[.G308]+[.H308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309]+[.B309]+[.A309])" office:value-type="float" office:value="0">
            <text:p>0,00</text:p>
          </table:table-cell>
          <table:table-cell/>
          <table:table-cell office:value-type="float" office:value="61">
            <text:p>61,00</text:p>
          </table:table-cell>
          <table:table-cell office:value-type="float" office:value="23">
            <text:p>23,00</text:p>
          </table:table-cell>
          <table:table-cell office:value-type="float" office:value="16">
            <text:p>16,00</text:p>
          </table:table-cell>
          <table:table-cell table:formula="of:=100*[.F309]/([.F309]+[.G309])" office:value-type="float" office:value="72.6190476190476">
            <text:p>72,62</text:p>
          </table:table-cell>
          <table:table-cell table:formula="of:=100*[.G309]/([.F309]+[.G309])" office:value-type="float" office:value="27.3809523809524">
            <text:p>27,38</text:p>
          </table:table-cell>
          <table:table-cell table:formula="of:=100*[.H309]/([.F309]+[.G309]+[.H309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11]+[.B311]+[.A311])" office:value-type="float" office:value="0.4">
            <text:p>0,40</text:p>
          </table:table-cell>
          <table:table-cell/>
          <table:table-cell office:value-type="float" office:value="42">
            <text:p>42,00</text:p>
          </table:table-cell>
          <table:table-cell office:value-type="float" office:value="47">
            <text:p>47,00</text:p>
          </table:table-cell>
          <table:table-cell office:value-type="float" office:value="11">
            <text:p>11,00</text:p>
          </table:table-cell>
          <table:table-cell table:formula="of:=100*[.F311]/([.F311]+[.G311])" office:value-type="float" office:value="47.1910112359551">
            <text:p>47,19</text:p>
          </table:table-cell>
          <table:table-cell table:formula="of:=100*[.G311]/([.F311]+[.G311])" office:value-type="float" office:value="52.8089887640449">
            <text:p>52,81</text:p>
          </table:table-cell>
          <table:table-cell table:formula="of:=100*[.H311]/([.F311]+[.G311]+[.H311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12]+[.B312]+[.A312])" office:value-type="float" office:value="0.3">
            <text:p>0,30</text:p>
          </table:table-cell>
          <table:table-cell/>
          <table:table-cell office:value-type="float" office:value="51">
            <text:p>51,00</text:p>
          </table:table-cell>
          <table:table-cell office:value-type="float" office:value="37">
            <text:p>37,00</text:p>
          </table:table-cell>
          <table:table-cell office:value-type="float" office:value="12">
            <text:p>12,00</text:p>
          </table:table-cell>
          <table:table-cell table:formula="of:=100*[.F312]/([.F312]+[.G312])" office:value-type="float" office:value="57.9545454545455">
            <text:p>57,95</text:p>
          </table:table-cell>
          <table:table-cell table:formula="of:=100*[.G312]/([.F312]+[.G312])" office:value-type="float" office:value="42.0454545454546">
            <text:p>42,05</text:p>
          </table:table-cell>
          <table:table-cell table:formula="of:=100*[.H312]/([.F312]+[.G312]+[.H31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13]+[.B313]+[.A313])" office:value-type="float" office:value="0.2">
            <text:p>0,20</text:p>
          </table:table-cell>
          <table:table-cell/>
          <table:table-cell office:value-type="float" office:value="50">
            <text:p>50,00</text:p>
          </table:table-cell>
          <table:table-cell office:value-type="float" office:value="38">
            <text:p>38,00</text:p>
          </table:table-cell>
          <table:table-cell office:value-type="float" office:value="12">
            <text:p>12,00</text:p>
          </table:table-cell>
          <table:table-cell table:formula="of:=100*[.F313]/([.F313]+[.G313])" office:value-type="float" office:value="56.8181818181818">
            <text:p>56,82</text:p>
          </table:table-cell>
          <table:table-cell table:formula="of:=100*[.G313]/([.F313]+[.G313])" office:value-type="float" office:value="43.1818181818182">
            <text:p>43,18</text:p>
          </table:table-cell>
          <table:table-cell table:formula="of:=100*[.H313]/([.F313]+[.G313]+[.H313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14]+[.B314]+[.A314])" office:value-type="float" office:value="0.1">
            <text:p>0,10</text:p>
          </table:table-cell>
          <table:table-cell/>
          <table:table-cell office:value-type="float" office:value="53">
            <text:p>53,00</text:p>
          </table:table-cell>
          <table:table-cell office:value-type="float" office:value="38">
            <text:p>38,00</text:p>
          </table:table-cell>
          <table:table-cell office:value-type="float" office:value="9">
            <text:p>9,00</text:p>
          </table:table-cell>
          <table:table-cell table:formula="of:=100*[.F314]/([.F314]+[.G314])" office:value-type="float" office:value="58.2417582417582">
            <text:p>58,24</text:p>
          </table:table-cell>
          <table:table-cell table:formula="of:=100*[.G314]/([.F314]+[.G314])" office:value-type="float" office:value="41.7582417582418">
            <text:p>41,76</text:p>
          </table:table-cell>
          <table:table-cell table:formula="of:=100*[.H314]/([.F314]+[.G314]+[.H314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15]+[.B315]+[.A315])" office:value-type="float" office:value="0">
            <text:p>0,00</text:p>
          </table:table-cell>
          <table:table-cell/>
          <table:table-cell office:value-type="float" office:value="54">
            <text:p>54,00</text:p>
          </table:table-cell>
          <table:table-cell office:value-type="float" office:value="37">
            <text:p>37,00</text:p>
          </table:table-cell>
          <table:table-cell office:value-type="float" office:value="9">
            <text:p>9,00</text:p>
          </table:table-cell>
          <table:table-cell table:formula="of:=100*[.F315]/([.F315]+[.G315])" office:value-type="float" office:value="59.3406593406593">
            <text:p>59,34</text:p>
          </table:table-cell>
          <table:table-cell table:formula="of:=100*[.G315]/([.F315]+[.G315])" office:value-type="float" office:value="40.6593406593407">
            <text:p>40,66</text:p>
          </table:table-cell>
          <table:table-cell table:formula="of:=100*[.H315]/([.F315]+[.G315]+[.H315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17]+[.B317]+[.A317])" office:value-type="float" office:value="0.3">
            <text:p>0,30</text:p>
          </table:table-cell>
          <table:table-cell/>
          <table:table-cell office:value-type="float" office:value="56">
            <text:p>56,00</text:p>
          </table:table-cell>
          <table:table-cell office:value-type="float" office:value="37">
            <text:p>37,00</text:p>
          </table:table-cell>
          <table:table-cell office:value-type="float" office:value="7">
            <text:p>7,00</text:p>
          </table:table-cell>
          <table:table-cell table:formula="of:=100*[.F317]/([.F317]+[.G317])" office:value-type="float" office:value="60.2150537634409">
            <text:p>60,22</text:p>
          </table:table-cell>
          <table:table-cell table:formula="of:=100*[.G317]/([.F317]+[.G317])" office:value-type="float" office:value="39.7849462365591">
            <text:p>39,78</text:p>
          </table:table-cell>
          <table:table-cell table:formula="of:=100*[.H317]/([.F317]+[.G317]+[.H317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18]+[.B318]+[.A318])" office:value-type="float" office:value="0.2">
            <text:p>0,20</text:p>
          </table:table-cell>
          <table:table-cell/>
          <table:table-cell office:value-type="float" office:value="37">
            <text:p>37,00</text:p>
          </table:table-cell>
          <table:table-cell office:value-type="float" office:value="47">
            <text:p>47,00</text:p>
          </table:table-cell>
          <table:table-cell office:value-type="float" office:value="16">
            <text:p>16,00</text:p>
          </table:table-cell>
          <table:table-cell table:formula="of:=100*[.F318]/([.F318]+[.G318])" office:value-type="float" office:value="44.0476190476191">
            <text:p>44,05</text:p>
          </table:table-cell>
          <table:table-cell table:formula="of:=100*[.G318]/([.F318]+[.G318])" office:value-type="float" office:value="55.952380952381">
            <text:p>55,95</text:p>
          </table:table-cell>
          <table:table-cell table:formula="of:=100*[.H318]/([.F318]+[.G318]+[.H31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19]+[.B319]+[.A319])" office:value-type="float" office:value="0.1">
            <text:p>0,10</text:p>
          </table:table-cell>
          <table:table-cell/>
          <table:table-cell office:value-type="float" office:value="46">
            <text:p>46,00</text:p>
          </table:table-cell>
          <table:table-cell office:value-type="float" office:value="42">
            <text:p>42,00</text:p>
          </table:table-cell>
          <table:table-cell office:value-type="float" office:value="12">
            <text:p>12,00</text:p>
          </table:table-cell>
          <table:table-cell table:formula="of:=100*[.F319]/([.F319]+[.G319])" office:value-type="float" office:value="52.2727272727273">
            <text:p>52,27</text:p>
          </table:table-cell>
          <table:table-cell table:formula="of:=100*[.G319]/([.F319]+[.G319])" office:value-type="float" office:value="47.7272727272727">
            <text:p>47,73</text:p>
          </table:table-cell>
          <table:table-cell table:formula="of:=100*[.H319]/([.F319]+[.G319]+[.H319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20]+[.B320]+[.A320])" office:value-type="float" office:value="0">
            <text:p>0,00</text:p>
          </table:table-cell>
          <table:table-cell/>
          <table:table-cell office:value-type="float" office:value="55">
            <text:p>55,00</text:p>
          </table:table-cell>
          <table:table-cell office:value-type="float" office:value="38">
            <text:p>38,00</text:p>
          </table:table-cell>
          <table:table-cell office:value-type="float" office:value="7">
            <text:p>7,00</text:p>
          </table:table-cell>
          <table:table-cell table:formula="of:=100*[.F320]/([.F320]+[.G320])" office:value-type="float" office:value="59.1397849462366">
            <text:p>59,14</text:p>
          </table:table-cell>
          <table:table-cell table:formula="of:=100*[.G320]/([.F320]+[.G320])" office:value-type="float" office:value="40.8602150537634">
            <text:p>40,86</text:p>
          </table:table-cell>
          <table:table-cell table:formula="of:=100*[.H320]/([.F320]+[.G320]+[.H320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22]+[.B322]+[.A322])" office:value-type="float" office:value="0.2">
            <text:p>0,20</text:p>
          </table:table-cell>
          <table:table-cell/>
          <table:table-cell office:value-type="float" office:value="52">
            <text:p>52,00</text:p>
          </table:table-cell>
          <table:table-cell office:value-type="float" office:value="40">
            <text:p>40,00</text:p>
          </table:table-cell>
          <table:table-cell office:value-type="float" office:value="8">
            <text:p>8,00</text:p>
          </table:table-cell>
          <table:table-cell table:formula="of:=100*[.F322]/([.F322]+[.G322])" office:value-type="float" office:value="56.5217391304348">
            <text:p>56,52</text:p>
          </table:table-cell>
          <table:table-cell table:formula="of:=100*[.G322]/([.F322]+[.G322])" office:value-type="float" office:value="43.4782608695652">
            <text:p>43,48</text:p>
          </table:table-cell>
          <table:table-cell table:formula="of:=100*[.H322]/([.F322]+[.G322]+[.H322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1">
            <text:p>0,10</text:p>
          </table:table-cell>
          <table:table-cell/>
          <table:table-cell office:value-type="float" office:value="60">
            <text:p>60,00</text:p>
          </table:table-cell>
          <table:table-cell office:value-type="float" office:value="33">
            <text:p>33,00</text:p>
          </table:table-cell>
          <table:table-cell office:value-type="float" office:value="7">
            <text:p>7,00</text:p>
          </table:table-cell>
          <table:table-cell table:formula="of:=100*[.F323]/([.F323]+[.G323])" office:value-type="float" office:value="64.5161290322581">
            <text:p>64,52</text:p>
          </table:table-cell>
          <table:table-cell table:formula="of:=100*[.G323]/([.F323]+[.G323])" office:value-type="float" office:value="35.4838709677419">
            <text:p>35,48</text:p>
          </table:table-cell>
          <table:table-cell table:formula="of:=100*[.H323]/([.F323]+[.G323]+[.H323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">
            <text:p>0,00</text:p>
          </table:table-cell>
          <table:table-cell/>
          <table:table-cell office:value-type="float" office:value="61">
            <text:p>61,00</text:p>
          </table:table-cell>
          <table:table-cell office:value-type="float" office:value="32">
            <text:p>32,00</text:p>
          </table:table-cell>
          <table:table-cell office:value-type="float" office:value="7">
            <text:p>7,00</text:p>
          </table:table-cell>
          <table:table-cell table:formula="of:=100*[.F324]/([.F324]+[.G324])" office:value-type="float" office:value="65.5913978494624">
            <text:p>65,59</text:p>
          </table:table-cell>
          <table:table-cell table:formula="of:=100*[.G324]/([.F324]+[.G324])" office:value-type="float" office:value="34.4086021505376">
            <text:p>34,41</text:p>
          </table:table-cell>
          <table:table-cell table:formula="of:=100*[.H324]/([.F324]+[.G324]+[.H324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26]+[.B326]+[.A326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41">
            <text:p>41,00</text:p>
          </table:table-cell>
          <table:table-cell office:value-type="float" office:value="4">
            <text:p>4,00</text:p>
          </table:table-cell>
          <table:table-cell table:formula="of:=100*[.F326]/([.F326]+[.G326])" office:value-type="float" office:value="57.2916666666667">
            <text:p>57,29</text:p>
          </table:table-cell>
          <table:table-cell table:formula="of:=100*[.G326]/([.F326]+[.G326])" office:value-type="float" office:value="42.7083333333333">
            <text:p>42,71</text:p>
          </table:table-cell>
          <table:table-cell table:formula="of:=100*[.H326]/([.F326]+[.G326]+[.H326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27]+[.B327]+[.A327])" office:value-type="float" office:value="0">
            <text:p>0,00</text:p>
          </table:table-cell>
          <table:table-cell/>
          <table:table-cell office:value-type="float" office:value="58">
            <text:p>58,00</text:p>
          </table:table-cell>
          <table:table-cell office:value-type="float" office:value="32">
            <text:p>32,00</text:p>
          </table:table-cell>
          <table:table-cell office:value-type="float" office:value="10">
            <text:p>10,00</text:p>
          </table:table-cell>
          <table:table-cell table:formula="of:=100*[.F327]/([.F327]+[.G327])" office:value-type="float" office:value="64.4444444444444">
            <text:p>64,44</text:p>
          </table:table-cell>
          <table:table-cell table:formula="of:=100*[.G327]/([.F327]+[.G327])" office:value-type="float" office:value="35.5555555555556">
            <text:p>35,56</text:p>
          </table:table-cell>
          <table:table-cell table:formula="of:=100*[.H327]/([.F327]+[.G327]+[.H327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29]+[.B329]+[.A329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3">
            <text:p>23,00</text:p>
          </table:table-cell>
          <table:table-cell office:value-type="float" office:value="8">
            <text:p>8,00</text:p>
          </table:table-cell>
          <table:table-cell table:formula="of:=100*[.F329]/([.F329]+[.G329])" office:value-type="float" office:value="75">
            <text:p>75,00</text:p>
          </table:table-cell>
          <table:table-cell table:formula="of:=100*[.G329]/([.F329]+[.G329])" office:value-type="float" office:value="25">
            <text:p>25,00</text:p>
          </table:table-cell>
          <table:table-cell table:formula="of:=100*[.H329]/([.F329]+[.G329]+[.H329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51" table:end-x="0.589cm" table:end-y="0.332cm" draw:z-index="14" draw:style-name="gr1" draw:text-style-name="P1" svg:width="15.999cm" svg:height="8.999cm" svg:x="0.397cm" svg:y="0.366cm">
              <draw:object draw:notify-on-update-of-ranges="'DrawReset-SelectRandom'.C332:'DrawReset-SelectRandom'.C336 'DrawReset-SelectRandom'.B332:'DrawReset-SelectRandom'.B332 'DrawReset-SelectRandom'.J332:'DrawReset-SelectRandom'.J336 'DrawReset-SelectRandom'.C338:'DrawReset-SelectRandom'.C341 'DrawReset-SelectRandom'.B338:'DrawReset-SelectRandom'.B338 'DrawReset-SelectRandom'.J338:'DrawReset-SelectRandom'.J341 'DrawReset-SelectRandom'.C343:'DrawReset-SelectRandom'.C345 'DrawReset-SelectRandom'.B343:'DrawReset-SelectRandom'.B343 'DrawReset-SelectRandom'.J343:'DrawReset-SelectRandom'.J345 'DrawReset-SelectRandom'.C347:'DrawReset-SelectRandom'.C348 'DrawReset-SelectRandom'.B347:'DrawReset-SelectRandom'.B347 'DrawReset-SelectRandom'.J347:'DrawReset-SelectRandom'.J348 'DrawReset-SelectRandom'.C350:'DrawReset-SelectRandom'.C350 'DrawReset-SelectRandom'.B350:'DrawReset-SelectRandom'.B350 'DrawReset-SelectRandom'.J350:'DrawReset-SelectRandom'.J35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32]+[.B332]+[.A332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32">
            <text:p>32,00</text:p>
          </table:table-cell>
          <table:table-cell office:value-type="float" office:value="15">
            <text:p>15,00</text:p>
          </table:table-cell>
          <table:table-cell table:formula="of:=100*[.F332]/([.F332]+[.G332])" office:value-type="float" office:value="62.3529411764706">
            <text:p>62,35</text:p>
          </table:table-cell>
          <table:table-cell table:formula="of:=100*[.G332]/([.F332]+[.G332])" office:value-type="float" office:value="37.6470588235294">
            <text:p>37,65</text:p>
          </table:table-cell>
          <table:table-cell table:formula="of:=100*[.H332]/([.F332]+[.G332]+[.H332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33]+[.B333]+[.A333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40">
            <text:p>40,00</text:p>
          </table:table-cell>
          <table:table-cell office:value-type="float" office:value="15">
            <text:p>15,00</text:p>
          </table:table-cell>
          <table:table-cell table:formula="of:=100*[.F333]/([.F333]+[.G333])" office:value-type="float" office:value="52.9411764705882">
            <text:p>52,94</text:p>
          </table:table-cell>
          <table:table-cell table:formula="of:=100*[.G333]/([.F333]+[.G333])" office:value-type="float" office:value="47.0588235294118">
            <text:p>47,06</text:p>
          </table:table-cell>
          <table:table-cell table:formula="of:=100*[.H333]/([.F333]+[.G333]+[.H333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34]+[.B334]+[.A334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40">
            <text:p>40,00</text:p>
          </table:table-cell>
          <table:table-cell office:value-type="float" office:value="12">
            <text:p>12,00</text:p>
          </table:table-cell>
          <table:table-cell table:formula="of:=100*[.F334]/([.F334]+[.G334])" office:value-type="float" office:value="54.5454545454546">
            <text:p>54,55</text:p>
          </table:table-cell>
          <table:table-cell table:formula="of:=100*[.G334]/([.F334]+[.G334])" office:value-type="float" office:value="45.4545454545455">
            <text:p>45,45</text:p>
          </table:table-cell>
          <table:table-cell table:formula="of:=100*[.H334]/([.F334]+[.G334]+[.H334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35]+[.B335]+[.A335])" office:value-type="float" office:value="0.0999999999999999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30">
            <text:p>30,00</text:p>
          </table:table-cell>
          <table:table-cell office:value-type="float" office:value="13">
            <text:p>13,00</text:p>
          </table:table-cell>
          <table:table-cell table:formula="of:=100*[.F335]/([.F335]+[.G335])" office:value-type="float" office:value="65.5172413793104">
            <text:p>65,52</text:p>
          </table:table-cell>
          <table:table-cell table:formula="of:=100*[.G335]/([.F335]+[.G335])" office:value-type="float" office:value="34.4827586206897">
            <text:p>34,48</text:p>
          </table:table-cell>
          <table:table-cell table:formula="of:=100*[.H335]/([.F335]+[.G335]+[.H335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36]+[.B336]+[.A336])" office:value-type="float" office:value="0">
            <text:p>0,00</text:p>
          </table:table-cell>
          <table:table-cell/>
          <table:table-cell office:value-type="float" office:value="71">
            <text:p>71,00</text:p>
          </table:table-cell>
          <table:table-cell office:value-type="float" office:value="23">
            <text:p>23,00</text:p>
          </table:table-cell>
          <table:table-cell office:value-type="float" office:value="6">
            <text:p>6,00</text:p>
          </table:table-cell>
          <table:table-cell table:formula="of:=100*[.F336]/([.F336]+[.G336])" office:value-type="float" office:value="75.531914893617">
            <text:p>75,53</text:p>
          </table:table-cell>
          <table:table-cell table:formula="of:=100*[.G336]/([.F336]+[.G336])" office:value-type="float" office:value="24.468085106383">
            <text:p>24,47</text:p>
          </table:table-cell>
          <table:table-cell table:formula="of:=100*[.H336]/([.F336]+[.G336]+[.H336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38]+[.B338]+[.A338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35">
            <text:p>35,00</text:p>
          </table:table-cell>
          <table:table-cell office:value-type="float" office:value="10">
            <text:p>10,00</text:p>
          </table:table-cell>
          <table:table-cell table:formula="of:=100*[.F338]/([.F338]+[.G338])" office:value-type="float" office:value="61.1111111111111">
            <text:p>61,11</text:p>
          </table:table-cell>
          <table:table-cell table:formula="of:=100*[.G338]/([.F338]+[.G338])" office:value-type="float" office:value="38.8888888888889">
            <text:p>38,89</text:p>
          </table:table-cell>
          <table:table-cell table:formula="of:=100*[.H338]/([.F338]+[.G338]+[.H338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39]+[.B339]+[.A339])" office:value-type="float" office:value="0.2">
            <text:p>0,20</text:p>
          </table:table-cell>
          <table:table-cell/>
          <table:table-cell office:value-type="float" office:value="47">
            <text:p>47,00</text:p>
          </table:table-cell>
          <table:table-cell office:value-type="float" office:value="38">
            <text:p>38,00</text:p>
          </table:table-cell>
          <table:table-cell office:value-type="float" office:value="15">
            <text:p>15,00</text:p>
          </table:table-cell>
          <table:table-cell table:formula="of:=100*[.F339]/([.F339]+[.G339])" office:value-type="float" office:value="55.2941176470588">
            <text:p>55,29</text:p>
          </table:table-cell>
          <table:table-cell table:formula="of:=100*[.G339]/([.F339]+[.G339])" office:value-type="float" office:value="44.7058823529412">
            <text:p>44,71</text:p>
          </table:table-cell>
          <table:table-cell table:formula="of:=100*[.H339]/([.F339]+[.G339]+[.H339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40]+[.B340]+[.A340])" office:value-type="float" office:value="0.0999999999999999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34">
            <text:p>34,00</text:p>
          </table:table-cell>
          <table:table-cell office:value-type="float" office:value="7">
            <text:p>7,00</text:p>
          </table:table-cell>
          <table:table-cell table:formula="of:=100*[.F340]/([.F340]+[.G340])" office:value-type="float" office:value="63.4408602150538">
            <text:p>63,44</text:p>
          </table:table-cell>
          <table:table-cell table:formula="of:=100*[.G340]/([.F340]+[.G340])" office:value-type="float" office:value="36.5591397849462">
            <text:p>36,56</text:p>
          </table:table-cell>
          <table:table-cell table:formula="of:=100*[.H340]/([.F340]+[.G340]+[.H340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41]+[.B341]+[.A341])" office:value-type="float" office:value="0">
            <text:p>0,00</text:p>
          </table:table-cell>
          <table:table-cell/>
          <table:table-cell office:value-type="float" office:value="61">
            <text:p>61,00</text:p>
          </table:table-cell>
          <table:table-cell office:value-type="float" office:value="28">
            <text:p>28,00</text:p>
          </table:table-cell>
          <table:table-cell office:value-type="float" office:value="11">
            <text:p>11,00</text:p>
          </table:table-cell>
          <table:table-cell table:formula="of:=100*[.F341]/([.F341]+[.G341])" office:value-type="float" office:value="68.5393258426966">
            <text:p>68,54</text:p>
          </table:table-cell>
          <table:table-cell table:formula="of:=100*[.G341]/([.F341]+[.G341])" office:value-type="float" office:value="31.4606741573034">
            <text:p>31,46</text:p>
          </table:table-cell>
          <table:table-cell table:formula="of:=100*[.H341]/([.F341]+[.G341]+[.H341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43]+[.B343]+[.A343])" office:value-type="float" office:value="0.2">
            <text:p>0,20</text:p>
          </table:table-cell>
          <table:table-cell/>
          <table:table-cell office:value-type="float" office:value="55">
            <text:p>55,00</text:p>
          </table:table-cell>
          <table:table-cell office:value-type="float" office:value="36">
            <text:p>36,00</text:p>
          </table:table-cell>
          <table:table-cell office:value-type="float" office:value="9">
            <text:p>9,00</text:p>
          </table:table-cell>
          <table:table-cell table:formula="of:=100*[.F343]/([.F343]+[.G343])" office:value-type="float" office:value="60.4395604395604">
            <text:p>60,44</text:p>
          </table:table-cell>
          <table:table-cell table:formula="of:=100*[.G343]/([.F343]+[.G343])" office:value-type="float" office:value="39.5604395604396">
            <text:p>39,56</text:p>
          </table:table-cell>
          <table:table-cell table:formula="of:=100*[.H343]/([.F343]+[.G343]+[.H34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0999999999999999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28">
            <text:p>28,00</text:p>
          </table:table-cell>
          <table:table-cell office:value-type="float" office:value="10">
            <text:p>10,00</text:p>
          </table:table-cell>
          <table:table-cell table:formula="of:=100*[.F344]/([.F344]+[.G344])" office:value-type="float" office:value="70.2127659574468">
            <text:p>70,21</text:p>
          </table:table-cell>
          <table:table-cell table:formula="of:=100*[.G344]/([.F344]+[.G344])" office:value-type="float" office:value="29.7872340425532">
            <text:p>29,79</text:p>
          </table:table-cell>
          <table:table-cell table:formula="of:=100*[.H344]/([.F344]+[.G344]+[.H344])" office:value-type="float" office:value="9.61538461538462">
            <text:p>9,62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45]+[.B345]+[.A345])" office:value-type="float" office:value="0">
            <text:p>0,00</text:p>
          </table:table-cell>
          <table:table-cell/>
          <table:table-cell office:value-type="float" office:value="65">
            <text:p>65,00</text:p>
          </table:table-cell>
          <table:table-cell office:value-type="float" office:value="27">
            <text:p>27,00</text:p>
          </table:table-cell>
          <table:table-cell office:value-type="float" office:value="8">
            <text:p>8,00</text:p>
          </table:table-cell>
          <table:table-cell table:formula="of:=100*[.F345]/([.F345]+[.G345])" office:value-type="float" office:value="70.6521739130435">
            <text:p>70,65</text:p>
          </table:table-cell>
          <table:table-cell table:formula="of:=100*[.G345]/([.F345]+[.G345])" office:value-type="float" office:value="29.3478260869565">
            <text:p>29,35</text:p>
          </table:table-cell>
          <table:table-cell table:formula="of:=100*[.H345]/([.F345]+[.G345]+[.H345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47]+[.B347]+[.A347])" office:value-type="float" office:value="0.0999999999999999">
            <text:p>0,10</text:p>
          </table:table-cell>
          <table:table-cell/>
          <table:table-cell office:value-type="float" office:value="52">
            <text:p>52,00</text:p>
          </table:table-cell>
          <table:table-cell office:value-type="float" office:value="41">
            <text:p>41,00</text:p>
          </table:table-cell>
          <table:table-cell office:value-type="float" office:value="7">
            <text:p>7,00</text:p>
          </table:table-cell>
          <table:table-cell table:formula="of:=100*[.F347]/([.F347]+[.G347])" office:value-type="float" office:value="55.9139784946237">
            <text:p>55,91</text:p>
          </table:table-cell>
          <table:table-cell table:formula="of:=100*[.G347]/([.F347]+[.G347])" office:value-type="float" office:value="44.0860215053763">
            <text:p>44,09</text:p>
          </table:table-cell>
          <table:table-cell table:formula="of:=100*[.H347]/([.F347]+[.G347]+[.H347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48]+[.B348]+[.A348])" office:value-type="float" office:value="0">
            <text:p>0,00</text:p>
          </table:table-cell>
          <table:table-cell/>
          <table:table-cell office:value-type="float" office:value="72">
            <text:p>72,00</text:p>
          </table:table-cell>
          <table:table-cell office:value-type="float" office:value="23">
            <text:p>23,00</text:p>
          </table:table-cell>
          <table:table-cell office:value-type="float" office:value="5">
            <text:p>5,00</text:p>
          </table:table-cell>
          <table:table-cell table:formula="of:=100*[.F348]/([.F348]+[.G348])" office:value-type="float" office:value="75.7894736842105">
            <text:p>75,79</text:p>
          </table:table-cell>
          <table:table-cell table:formula="of:=100*[.G348]/([.F348]+[.G348])" office:value-type="float" office:value="24.2105263157895">
            <text:p>24,21</text:p>
          </table:table-cell>
          <table:table-cell table:formula="of:=100*[.H348]/([.F348]+[.G348]+[.H348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office:value-type="float" office:value="60">
            <text:p>60,00</text:p>
          </table:table-cell>
          <table:table-cell office:value-type="float" office:value="32">
            <text:p>32,00</text:p>
          </table:table-cell>
          <table:table-cell office:value-type="float" office:value="8">
            <text:p>8,00</text:p>
          </table:table-cell>
          <table:table-cell table:formula="of:=100*[.F350]/([.F350]+[.G350])" office:value-type="float" office:value="65.2173913043478">
            <text:p>65,22</text:p>
          </table:table-cell>
          <table:table-cell table:formula="of:=100*[.G350]/([.F350]+[.G350])" office:value-type="float" office:value="34.7826086956522">
            <text:p>34,78</text:p>
          </table:table-cell>
          <table:table-cell table:formula="of:=100*[.H350]/([.F350]+[.G350]+[.H350])" office:value-type="float" office:value="8">
            <text:p>8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53]+[.B353]+[.A353])" office:value-type="float" office:value="0.3">
            <text:p>0,30</text:p>
          </table:table-cell>
          <table:table-cell/>
          <table:table-cell office:value-type="float" office:value="58">
            <text:p>58,00</text:p>
          </table:table-cell>
          <table:table-cell office:value-type="float" office:value="27">
            <text:p>27,00</text:p>
          </table:table-cell>
          <table:table-cell office:value-type="float" office:value="15">
            <text:p>15,00</text:p>
          </table:table-cell>
          <table:table-cell table:formula="of:=100*[.F353]/([.F353]+[.G353])" office:value-type="float" office:value="68.2352941176471">
            <text:p>68,24</text:p>
          </table:table-cell>
          <table:table-cell table:formula="of:=100*[.G353]/([.F353]+[.G353])" office:value-type="float" office:value="31.7647058823529">
            <text:p>31,76</text:p>
          </table:table-cell>
          <table:table-cell table:formula="of:=100*[.H353]/([.F353]+[.G353]+[.H353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4]+[.B354]+[.A354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43">
            <text:p>43,00</text:p>
          </table:table-cell>
          <table:table-cell office:value-type="float" office:value="8">
            <text:p>8,00</text:p>
          </table:table-cell>
          <table:table-cell table:formula="of:=100*[.F354]/([.F354]+[.G354])" office:value-type="float" office:value="53.2608695652174">
            <text:p>53,26</text:p>
          </table:table-cell>
          <table:table-cell table:formula="of:=100*[.G354]/([.F354]+[.G354])" office:value-type="float" office:value="46.7391304347826">
            <text:p>46,74</text:p>
          </table:table-cell>
          <table:table-cell table:formula="of:=100*[.H354]/([.F354]+[.G354]+[.H354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55]+[.B355]+[.A355])" office:value-type="float" office:value="0.0999999999999999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34">
            <text:p>34,00</text:p>
          </table:table-cell>
          <table:table-cell office:value-type="float" office:value="11">
            <text:p>11,00</text:p>
          </table:table-cell>
          <table:table-cell table:formula="of:=100*[.F355]/([.F355]+[.G355])" office:value-type="float" office:value="61.7977528089888">
            <text:p>61,80</text:p>
          </table:table-cell>
          <table:table-cell table:formula="of:=100*[.G355]/([.F355]+[.G355])" office:value-type="float" office:value="38.2022471910112">
            <text:p>38,20</text:p>
          </table:table-cell>
          <table:table-cell table:formula="of:=100*[.H355]/([.F355]+[.G355]+[.H355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56]+[.B356]+[.A356])" office:value-type="float" office:value="0">
            <text:p>0,00</text:p>
          </table:table-cell>
          <table:table-cell/>
          <table:table-cell office:value-type="float" office:value="55">
            <text:p>55,00</text:p>
          </table:table-cell>
          <table:table-cell office:value-type="float" office:value="34">
            <text:p>34,00</text:p>
          </table:table-cell>
          <table:table-cell office:value-type="float" office:value="11">
            <text:p>11,00</text:p>
          </table:table-cell>
          <table:table-cell table:formula="of:=100*[.F356]/([.F356]+[.G356])" office:value-type="float" office:value="61.7977528089888">
            <text:p>61,80</text:p>
          </table:table-cell>
          <table:table-cell table:formula="of:=100*[.G356]/([.F356]+[.G356])" office:value-type="float" office:value="38.2022471910112">
            <text:p>38,20</text:p>
          </table:table-cell>
          <table:table-cell table:formula="of:=100*[.H356]/([.F356]+[.G356]+[.H356])" office:value-type="float" office:value="11">
            <text:p>1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office:value-type="float" office:value="54">
            <text:p>54,00</text:p>
          </table:table-cell>
          <table:table-cell office:value-type="float" office:value="33">
            <text:p>33,00</text:p>
          </table:table-cell>
          <table:table-cell office:value-type="float" office:value="13">
            <text:p>13,00</text:p>
          </table:table-cell>
          <table:table-cell table:formula="of:=100*[.F358]/([.F358]+[.G358])" office:value-type="float" office:value="62.0689655172414">
            <text:p>62,07</text:p>
          </table:table-cell>
          <table:table-cell table:formula="of:=100*[.G358]/([.F358]+[.G358])" office:value-type="float" office:value="37.9310344827586">
            <text:p>37,93</text:p>
          </table:table-cell>
          <table:table-cell table:formula="of:=100*[.H358]/([.F358]+[.G358]+[.H358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59]+[.B359]+[.A359])" office:value-type="float" office:value="0.0999999999999999">
            <text:p>0,10</text:p>
          </table:table-cell>
          <table:table-cell/>
          <table:table-cell office:value-type="float" office:value="58">
            <text:p>58,00</text:p>
          </table:table-cell>
          <table:table-cell office:value-type="float" office:value="34">
            <text:p>34,00</text:p>
          </table:table-cell>
          <table:table-cell office:value-type="float" office:value="8">
            <text:p>8,00</text:p>
          </table:table-cell>
          <table:table-cell table:formula="of:=100*[.F359]/([.F359]+[.G359])" office:value-type="float" office:value="63.0434782608696">
            <text:p>63,04</text:p>
          </table:table-cell>
          <table:table-cell table:formula="of:=100*[.G359]/([.F359]+[.G359])" office:value-type="float" office:value="36.9565217391304">
            <text:p>36,96</text:p>
          </table:table-cell>
          <table:table-cell table:formula="of:=100*[.H359]/([.F359]+[.G359]+[.H359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office:value-type="float" office:value="65">
            <text:p>65,00</text:p>
          </table:table-cell>
          <table:table-cell office:value-type="float" office:value="29">
            <text:p>29,00</text:p>
          </table:table-cell>
          <table:table-cell office:value-type="float" office:value="9">
            <text:p>9,00</text:p>
          </table:table-cell>
          <table:table-cell table:formula="of:=100*[.F360]/([.F360]+[.G360])" office:value-type="float" office:value="69.1489361702128">
            <text:p>69,15</text:p>
          </table:table-cell>
          <table:table-cell table:formula="of:=100*[.G360]/([.F360]+[.G360])" office:value-type="float" office:value="30.8510638297872">
            <text:p>30,85</text:p>
          </table:table-cell>
          <table:table-cell table:formula="of:=100*[.H360]/([.F360]+[.G360]+[.H360])" office:value-type="float" office:value="8.7378640776699">
            <text:p>8,7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0999999999999999">
            <text:p>0,10</text:p>
          </table:table-cell>
          <table:table-cell/>
          <table:table-cell office:value-type="float" office:value="51">
            <text:p>51,00</text:p>
          </table:table-cell>
          <table:table-cell office:value-type="float" office:value="37">
            <text:p>37,00</text:p>
          </table:table-cell>
          <table:table-cell office:value-type="float" office:value="12">
            <text:p>12,00</text:p>
          </table:table-cell>
          <table:table-cell table:formula="of:=100*[.F362]/([.F362]+[.G362])" office:value-type="float" office:value="57.9545454545455">
            <text:p>57,95</text:p>
          </table:table-cell>
          <table:table-cell table:formula="of:=100*[.G362]/([.F362]+[.G362])" office:value-type="float" office:value="42.0454545454546">
            <text:p>42,05</text:p>
          </table:table-cell>
          <table:table-cell table:formula="of:=100*[.H362]/([.F362]+[.G362]+[.H36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office:value-type="float" office:value="70">
            <text:p>70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table:formula="of:=100*[.F363]/([.F363]+[.G363])" office:value-type="float" office:value="77.7777777777778">
            <text:p>77,78</text:p>
          </table:table-cell>
          <table:table-cell table:formula="of:=100*[.G363]/([.F363]+[.G363])" office:value-type="float" office:value="22.2222222222222">
            <text:p>22,22</text:p>
          </table:table-cell>
          <table:table-cell table:formula="of:=100*[.H363]/([.F363]+[.G363]+[.H36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office:value-type="float" office:value="64">
            <text:p>64,00</text:p>
          </table:table-cell>
          <table:table-cell office:value-type="float" office:value="25">
            <text:p>25,00</text:p>
          </table:table-cell>
          <table:table-cell office:value-type="float" office:value="11">
            <text:p>11,00</text:p>
          </table:table-cell>
          <table:table-cell table:formula="of:=100*[.F365]/([.F365]+[.G365])" office:value-type="float" office:value="71.9101123595506">
            <text:p>71,91</text:p>
          </table:table-cell>
          <table:table-cell table:formula="of:=100*[.G365]/([.F365]+[.G365])" office:value-type="float" office:value="28.0898876404494">
            <text:p>28,09</text:p>
          </table:table-cell>
          <table:table-cell table:formula="of:=100*[.H365]/([.F365]+[.G365]+[.H365])" office:value-type="float" office:value="11">
            <text:p>11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2">
            <text:p>0,20</text:p>
          </table:table-cell>
          <table:table-cell/>
          <table:table-cell office:value-type="float" office:value="52">
            <text:p>52,00</text:p>
          </table:table-cell>
          <table:table-cell office:value-type="float" office:value="41">
            <text:p>41,00</text:p>
          </table:table-cell>
          <table:table-cell office:value-type="float" office:value="7">
            <text:p>7,00</text:p>
          </table:table-cell>
          <table:table-cell table:formula="of:=100*[.F368]/([.F368]+[.G368])" office:value-type="float" office:value="55.9139784946237">
            <text:p>55,91</text:p>
          </table:table-cell>
          <table:table-cell table:formula="of:=100*[.G368]/([.F368]+[.G368])" office:value-type="float" office:value="44.0860215053763">
            <text:p>44,09</text:p>
          </table:table-cell>
          <table:table-cell table:formula="of:=100*[.H368]/([.F368]+[.G368]+[.H368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.1">
            <text:p>0,10</text:p>
          </table:table-cell>
          <table:table-cell/>
          <table:table-cell office:value-type="float" office:value="60">
            <text:p>60,00</text:p>
          </table:table-cell>
          <table:table-cell office:value-type="float" office:value="32">
            <text:p>32,00</text:p>
          </table:table-cell>
          <table:table-cell office:value-type="float" office:value="8">
            <text:p>8,00</text:p>
          </table:table-cell>
          <table:table-cell table:formula="of:=100*[.F369]/([.F369]+[.G369])" office:value-type="float" office:value="65.2173913043478">
            <text:p>65,22</text:p>
          </table:table-cell>
          <table:table-cell table:formula="of:=100*[.G369]/([.F369]+[.G369])" office:value-type="float" office:value="34.7826086956522">
            <text:p>34,78</text:p>
          </table:table-cell>
          <table:table-cell table:formula="of:=100*[.H369]/([.F369]+[.G369]+[.H369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70]+[.B370]+[.A370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4">
            <text:p>24,00</text:p>
          </table:table-cell>
          <table:table-cell office:value-type="float" office:value="8">
            <text:p>8,00</text:p>
          </table:table-cell>
          <table:table-cell table:formula="of:=100*[.F370]/([.F370]+[.G370])" office:value-type="float" office:value="73.9130434782609">
            <text:p>73,91</text:p>
          </table:table-cell>
          <table:table-cell table:formula="of:=100*[.G370]/([.F370]+[.G370])" office:value-type="float" office:value="26.0869565217391">
            <text:p>26,09</text:p>
          </table:table-cell>
          <table:table-cell table:formula="of:=100*[.H370]/([.F370]+[.G370]+[.H370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2]+[.B372]+[.A372])" office:value-type="float" office:value="0.1">
            <text:p>0,10</text:p>
          </table:table-cell>
          <table:table-cell/>
          <table:table-cell office:value-type="float" office:value="62">
            <text:p>62,00</text:p>
          </table:table-cell>
          <table:table-cell office:value-type="float" office:value="26">
            <text:p>26,00</text:p>
          </table:table-cell>
          <table:table-cell office:value-type="float" office:value="12">
            <text:p>12,00</text:p>
          </table:table-cell>
          <table:table-cell table:formula="of:=100*[.F372]/([.F372]+[.G372])" office:value-type="float" office:value="70.4545454545455">
            <text:p>70,45</text:p>
          </table:table-cell>
          <table:table-cell table:formula="of:=100*[.G372]/([.F372]+[.G372])" office:value-type="float" office:value="29.5454545454545">
            <text:p>29,55</text:p>
          </table:table-cell>
          <table:table-cell table:formula="of:=100*[.H372]/([.F372]+[.G372]+[.H372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73]+[.B373]+[.A373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4">
            <text:p>24,00</text:p>
          </table:table-cell>
          <table:table-cell office:value-type="float" office:value="8">
            <text:p>8,00</text:p>
          </table:table-cell>
          <table:table-cell table:formula="of:=100*[.F373]/([.F373]+[.G373])" office:value-type="float" office:value="73.9130434782609">
            <text:p>73,91</text:p>
          </table:table-cell>
          <table:table-cell table:formula="of:=100*[.G373]/([.F373]+[.G373])" office:value-type="float" office:value="26.0869565217391">
            <text:p>26,09</text:p>
          </table:table-cell>
          <table:table-cell table:formula="of:=100*[.H373]/([.F373]+[.G373]+[.H373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75]+[.B375]+[.A375])" office:value-type="float" office:value="0">
            <text:p>0,00</text:p>
          </table:table-cell>
          <table:table-cell/>
          <table:table-cell office:value-type="float" office:value="65">
            <text:p>65,00</text:p>
          </table:table-cell>
          <table:table-cell office:value-type="float" office:value="26">
            <text:p>26,00</text:p>
          </table:table-cell>
          <table:table-cell office:value-type="float" office:value="9">
            <text:p>9,00</text:p>
          </table:table-cell>
          <table:table-cell table:formula="of:=100*[.F375]/([.F375]+[.G375])" office:value-type="float" office:value="71.4285714285714">
            <text:p>71,43</text:p>
          </table:table-cell>
          <table:table-cell table:formula="of:=100*[.G375]/([.F375]+[.G375])" office:value-type="float" office:value="28.5714285714286">
            <text:p>28,57</text:p>
          </table:table-cell>
          <table:table-cell table:formula="of:=100*[.H375]/([.F375]+[.G375]+[.H375])" office:value-type="float" office:value="9">
            <text:p>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78]+[.B378]+[.A378])" office:value-type="float" office:value="0.1">
            <text:p>0,10</text:p>
          </table:table-cell>
          <table:table-cell/>
          <table:table-cell office:value-type="float" office:value="71">
            <text:p>71,00</text:p>
          </table:table-cell>
          <table:table-cell office:value-type="float" office:value="25">
            <text:p>25,00</text:p>
          </table:table-cell>
          <table:table-cell office:value-type="float" office:value="4">
            <text:p>4,00</text:p>
          </table:table-cell>
          <table:table-cell table:formula="of:=100*[.F378]/([.F378]+[.G378])" office:value-type="float" office:value="73.9583333333333">
            <text:p>73,96</text:p>
          </table:table-cell>
          <table:table-cell table:formula="of:=100*[.G378]/([.F378]+[.G378])" office:value-type="float" office:value="26.0416666666667">
            <text:p>26,04</text:p>
          </table:table-cell>
          <table:table-cell table:formula="of:=100*[.H378]/([.F378]+[.G378]+[.H378])" office:value-type="float" office:value="4">
            <text:p>4,00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79]+[.B379]+[.A379])" office:value-type="float" office:value="0">
            <text:p>0,00</text:p>
          </table:table-cell>
          <table:table-cell/>
          <table:table-cell office:value-type="float" office:value="77">
            <text:p>77,00</text:p>
          </table:table-cell>
          <table:table-cell office:value-type="float" office:value="15">
            <text:p>15,00</text:p>
          </table:table-cell>
          <table:table-cell office:value-type="float" office:value="8">
            <text:p>8,00</text:p>
          </table:table-cell>
          <table:table-cell table:formula="of:=100*[.F379]/([.F379]+[.G379])" office:value-type="float" office:value="83.695652173913">
            <text:p>83,70</text:p>
          </table:table-cell>
          <table:table-cell table:formula="of:=100*[.G379]/([.F379]+[.G379])" office:value-type="float" office:value="16.304347826087">
            <text:p>16,30</text:p>
          </table:table-cell>
          <table:table-cell table:formula="of:=100*[.H379]/([.F379]+[.G379]+[.H379])" office:value-type="float" office:value="8">
            <text:p>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81]+[.B381]+[.A381])" office:value-type="float" office:value="0">
            <text:p>0,00</text:p>
          </table:table-cell>
          <table:table-cell/>
          <table:table-cell office:value-type="float" office:value="69">
            <text:p>69,00</text:p>
          </table:table-cell>
          <table:table-cell office:value-type="float" office:value="24">
            <text:p>24,00</text:p>
          </table:table-cell>
          <table:table-cell office:value-type="float" office:value="7">
            <text:p>7,00</text:p>
          </table:table-cell>
          <table:table-cell table:formula="of:=100*[.F381]/([.F381]+[.G381])" office:value-type="float" office:value="74.1935483870968">
            <text:p>74,19</text:p>
          </table:table-cell>
          <table:table-cell table:formula="of:=100*[.G381]/([.F381]+[.G381])" office:value-type="float" office:value="25.8064516129032">
            <text:p>25,81</text:p>
          </table:table-cell>
          <table:table-cell table:formula="of:=100*[.H381]/([.F381]+[.G381]+[.H381])" office:value-type="float" office:value="7">
            <text:p>7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84]+[.B384]+[.A384])" office:value-type="float" office:value="0">
            <text:p>0,00</text:p>
          </table:table-cell>
          <table:table-cell/>
          <table:table-cell office:value-type="float" office:value="68">
            <text:p>68,00</text:p>
          </table:table-cell>
          <table:table-cell office:value-type="float" office:value="24">
            <text:p>24,00</text:p>
          </table:table-cell>
          <table:table-cell office:value-type="float" office:value="8">
            <text:p>8,00</text:p>
          </table:table-cell>
          <table:table-cell table:formula="of:=100*[.F384]/([.F384]+[.G384])" office:value-type="float" office:value="73.9130434782609">
            <text:p>73,91</text:p>
          </table:table-cell>
          <table:table-cell table:formula="of:=100*[.G384]/([.F384]+[.G384])" office:value-type="float" office:value="26.0869565217391">
            <text:p>26,09</text:p>
          </table:table-cell>
          <table:table-cell table:formula="of:=100*[.H384]/([.F384]+[.G384]+[.H384])" office:value-type="float" office:value="8">
            <text:p>8,00</text:p>
          </table:table-cell>
          <table:table-cell table:number-columns-repeated="1013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/12/2014</text:date>, <text:time>20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02T20:29:35.49</dc:date>
    <dc:creator>C C</dc:creator>
    <meta:editing-duration>P2DT3H33M53S</meta:editing-duration>
    <meta:editing-cycles>372</meta:editing-cycles>
    <meta:document-statistic meta:table-count="3" meta:cell-count="348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26cm" style:legend-expansion="high" chart:style-name="ch2"/>
        <chart:plot-area chart:style-name="ch3" table:cell-range-address="'DrawReset-SelectRandom'.C13:'DrawReset-SelectRandom'.D98" svg:x="0.77cm" svg:y="0.855cm" svg:width="11.658cm" svg:height="7.545cm">
          <chartooo:coordinate-region svg:x="1.682cm" svg:y="1.068cm" svg:width="10.684cm" svg:height="6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C13:'DrawReset-SelectRandom'.C98" chart:class="chart:line">
            <chart:data-point chart:repeated="86"/>
          </chart:series>
          <chart:series chart:style-name="ch8" chart:values-cell-range-address="'DrawReset-SelectRandom'.D13:'DrawReset-SelectRandom'.D98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98</svg:desc>
                </draw:g>
              </table:table-cell>
              <table:table-cell office:value-type="float" office:value="1">
                <text:p>1</text:p>
                <draw:g>
                  <svg:desc>'DrawReset-SelectRandom'.D13:'DrawReset-SelectRandom'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99999999999999">
                <text:p>0.0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499999999999989">
                <text:p>0.049999999999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0.0999999999999989">
                <text:p>0.09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22:'DrawReset-SelectRandom'.C229 'DrawReset-SelectRandom'.B222:'DrawReset-SelectRandom'.B222 'DrawReset-SelectRandom'.J222:'DrawReset-SelectRandom'.J229 'DrawReset-SelectRandom'.B232:'DrawReset-SelectRandom'.B232 'DrawReset-SelectRandom'.J232:'DrawReset-SelectRandom'.J238 'DrawReset-SelectRandom'.B240:'DrawReset-SelectRandom'.B240 'DrawReset-SelectRandom'.J240:'DrawReset-SelectRandom'.J245 'DrawReset-SelectRandom'.B247:'DrawReset-SelectRandom'.B247 'DrawReset-SelectRandom'.J247:'DrawReset-SelectRandom'.J251 'DrawReset-SelectRandom'.B253:'DrawReset-SelectRandom'.B253 'DrawReset-SelectRandom'.J253:'DrawReset-SelectRandom'.J256 'DrawReset-SelectRandom'.B258:'DrawReset-SelectRandom'.B258 'DrawReset-SelectRandom'.J258:'DrawReset-SelectRandom'.J260 'DrawReset-SelectRandom'.B262:'DrawReset-SelectRandom'.B262 'DrawReset-SelectRandom'.J262:'DrawReset-SelectRandom'.J263 'DrawReset-SelectRandom'.B265:'DrawReset-SelectRandom'.B265 'DrawReset-SelectRandom'.J265:'DrawReset-SelectRandom'.J26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22:'DrawReset-SelectRandom'.J229" chart:label-cell-address="'DrawReset-SelectRandom'.B222:'DrawReset-SelectRandom'.B222" chart:class="chart:scatter">
            <chart:domain table:cell-range-address="'DrawReset-SelectRandom'.C222:'DrawReset-SelectRandom'.C229"/>
            <chart:data-point chart:repeated="8"/>
          </chart:series>
          <chart:series chart:style-name="ch8" chart:values-cell-range-address="'DrawReset-SelectRandom'.J232:'DrawReset-SelectRandom'.J238" chart:label-cell-address="'DrawReset-SelectRandom'.B232:'DrawReset-SelectRandom'.B232" chart:class="chart:scatter">
            <chart:domain table:cell-range-address="'DrawReset-SelectRandom'.C232:'DrawReset-SelectRandom'.C238"/>
            <chart:data-point chart:repeated="7"/>
          </chart:series>
          <chart:series chart:style-name="ch9" chart:values-cell-range-address="'DrawReset-SelectRandom'.J240:'DrawReset-SelectRandom'.J245" chart:label-cell-address="'DrawReset-SelectRandom'.B240:'DrawReset-SelectRandom'.B240" chart:class="chart:scatter">
            <chart:domain table:cell-range-address="'DrawReset-SelectRandom'.C240:'DrawReset-SelectRandom'.C245"/>
            <chart:data-point chart:repeated="6"/>
          </chart:series>
          <chart:series chart:style-name="ch10" chart:values-cell-range-address="'DrawReset-SelectRandom'.J247:'DrawReset-SelectRandom'.J251" chart:label-cell-address="'DrawReset-SelectRandom'.B247:'DrawReset-SelectRandom'.B247" chart:class="chart:scatter">
            <chart:domain table:cell-range-address="'DrawReset-SelectRandom'.C247:'DrawReset-SelectRandom'.C251"/>
            <chart:data-point chart:repeated="5"/>
          </chart:series>
          <chart:series chart:style-name="ch11" chart:values-cell-range-address="'DrawReset-SelectRandom'.J253:'DrawReset-SelectRandom'.J256" chart:label-cell-address="'DrawReset-SelectRandom'.B253:'DrawReset-SelectRandom'.B253" chart:class="chart:scatter">
            <chart:domain table:cell-range-address="'DrawReset-SelectRandom'.C253:'DrawReset-SelectRandom'.C256"/>
            <chart:data-point chart:repeated="4"/>
          </chart:series>
          <chart:series chart:style-name="ch12" chart:values-cell-range-address="'DrawReset-SelectRandom'.J258:'DrawReset-SelectRandom'.J260" chart:label-cell-address="'DrawReset-SelectRandom'.B258:'DrawReset-SelectRandom'.B258" chart:class="chart:scatter">
            <chart:domain table:cell-range-address="'DrawReset-SelectRandom'.C258:'DrawReset-SelectRandom'.C260"/>
            <chart:data-point chart:repeated="3"/>
          </chart:series>
          <chart:series chart:style-name="ch13" chart:values-cell-range-address="'DrawReset-SelectRandom'.J262:'DrawReset-SelectRandom'.J263" chart:label-cell-address="'DrawReset-SelectRandom'.B262:'DrawReset-SelectRandom'.B262" chart:class="chart:scatter">
            <chart:domain table:cell-range-address="'DrawReset-SelectRandom'.C262:'DrawReset-SelectRandom'.C263"/>
            <chart:data-point chart:repeated="2"/>
          </chart:series>
          <chart:series chart:style-name="ch14" chart:values-cell-range-address="'DrawReset-SelectRandom'.J265:'DrawReset-SelectRandom'.J265" chart:label-cell-address="'DrawReset-SelectRandom'.B265:'DrawReset-SelectRandom'.B265" chart:class="chart:scatter">
            <chart:domain table:cell-range-address="'DrawReset-SelectRandom'.C265:'DrawReset-SelectRandom'.C26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32:'DrawReset-SelectRandom'.B23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40:'DrawReset-SelectRandom'.B24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47:'DrawReset-SelectRandom'.B2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53:'DrawReset-SelectRandom'.B25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62:'DrawReset-SelectRandom'.B26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65:'DrawReset-SelectRandom'.B2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22:'DrawReset-SelectRandom'.C229</svg:desc>
                </draw:g>
              </table:table-cell>
              <table:table-cell office:value-type="float" office:value="26.1363636363636">
                <text:p>26.1363636363636</text:p>
                <draw:g>
                  <svg:desc>'DrawReset-SelectRandom'.J222:'DrawReset-SelectRandom'.J229</svg:desc>
                </draw:g>
              </table:table-cell>
              <table:table-cell office:value-type="float" office:value="0">
                <text:p>0</text:p>
                <draw:g>
                  <svg:desc>'DrawReset-SelectRandom'.C232:'DrawReset-SelectRandom'.C238</svg:desc>
                </draw:g>
              </table:table-cell>
              <table:table-cell office:value-type="float" office:value="39.0243902439024">
                <text:p>39.0243902439024</text:p>
                <draw:g>
                  <svg:desc>'DrawReset-SelectRandom'.J232:'DrawReset-SelectRandom'.J238</svg:desc>
                </draw:g>
              </table:table-cell>
              <table:table-cell office:value-type="float" office:value="0">
                <text:p>0</text:p>
                <draw:g>
                  <svg:desc>'DrawReset-SelectRandom'.C240:'DrawReset-SelectRandom'.C245</svg:desc>
                </draw:g>
              </table:table-cell>
              <table:table-cell office:value-type="float" office:value="41.6666666666667">
                <text:p>41.6666666666667</text:p>
                <draw:g>
                  <svg:desc>'DrawReset-SelectRandom'.J240:'DrawReset-SelectRandom'.J245</svg:desc>
                </draw:g>
              </table:table-cell>
              <table:table-cell office:value-type="float" office:value="0">
                <text:p>0</text:p>
                <draw:g>
                  <svg:desc>'DrawReset-SelectRandom'.C247:'DrawReset-SelectRandom'.C251</svg:desc>
                </draw:g>
              </table:table-cell>
              <table:table-cell office:value-type="float" office:value="37.2093023255814">
                <text:p>37.2093023255814</text:p>
                <draw:g>
                  <svg:desc>'DrawReset-SelectRandom'.J247:'DrawReset-SelectRandom'.J251</svg:desc>
                </draw:g>
              </table:table-cell>
              <table:table-cell office:value-type="float" office:value="0">
                <text:p>0</text:p>
                <draw:g>
                  <svg:desc>'DrawReset-SelectRandom'.C253:'DrawReset-SelectRandom'.C256</svg:desc>
                </draw:g>
              </table:table-cell>
              <table:table-cell office:value-type="float" office:value="31.1111111111111">
                <text:p>31.1111111111111</text:p>
                <draw:g>
                  <svg:desc>'DrawReset-SelectRandom'.J253:'DrawReset-SelectRandom'.J256</svg:desc>
                </draw:g>
              </table:table-cell>
              <table:table-cell office:value-type="float" office:value="0">
                <text:p>0</text:p>
                <draw:g>
                  <svg:desc>'DrawReset-SelectRandom'.C258:'DrawReset-SelectRandom'.C260</svg:desc>
                </draw:g>
              </table:table-cell>
              <table:table-cell office:value-type="float" office:value="44.1860465116279">
                <text:p>44.1860465116279</text:p>
                <draw:g>
                  <svg:desc>'DrawReset-SelectRandom'.J258:'DrawReset-SelectRandom'.J260</svg:desc>
                </draw:g>
              </table:table-cell>
              <table:table-cell office:value-type="float" office:value="0">
                <text:p>0</text:p>
                <draw:g>
                  <svg:desc>'DrawReset-SelectRandom'.C262:'DrawReset-SelectRandom'.C263</svg:desc>
                </draw:g>
              </table:table-cell>
              <table:table-cell office:value-type="float" office:value="42.1052631578947">
                <text:p>42.1052631578947</text:p>
                <draw:g>
                  <svg:desc>'DrawReset-SelectRandom'.J262:'DrawReset-SelectRandom'.J263</svg:desc>
                </draw:g>
              </table:table-cell>
              <table:table-cell office:value-type="float" office:value="0">
                <text:p>0</text:p>
                <draw:g>
                  <svg:desc>'DrawReset-SelectRandom'.C265:'DrawReset-SelectRandom'.C265</svg:desc>
                </draw:g>
              </table:table-cell>
              <table:table-cell office:value-type="float" office:value="27.4725274725275">
                <text:p>27.4725274725275</text:p>
                <draw:g>
                  <svg:desc>'DrawReset-SelectRandom'.J265:'DrawReset-SelectRandom'.J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5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56.25">
                <text:p>56.25</text:p>
              </table:table-cell>
              <table:table-cell office:value-type="float" office:value="0.1">
                <text:p>0.1</text:p>
              </table:table-cell>
              <table:table-cell office:value-type="float" office:value="55.1282051282051">
                <text:p>55.1282051282051</text:p>
              </table:table-cell>
              <table:table-cell office:value-type="float" office:value="0.1">
                <text:p>0.1</text:p>
              </table:table-cell>
              <table:table-cell office:value-type="float" office:value="48.75">
                <text:p>48.75</text:p>
              </table:table-cell>
              <table:table-cell office:value-type="float" office:value="0.1">
                <text:p>0.1</text:p>
              </table:table-cell>
              <table:table-cell office:value-type="float" office:value="49.3975903614458">
                <text:p>49.3975903614458</text:p>
              </table:table-cell>
              <table:table-cell office:value-type="float" office:value="0.1">
                <text:p>0.1</text:p>
              </table:table-cell>
              <table:table-cell office:value-type="float" office:value="29.6703296703297">
                <text:p>29.6703296703297</text:p>
              </table:table-cell>
              <table:table-cell office:value-type="float" office:value="0.1">
                <text:p>0.1</text:p>
              </table:table-cell>
              <table:table-cell office:value-type="float" office:value="24.1379310344828">
                <text:p>24.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55.2941176470588">
                <text:p>55.2941176470588</text:p>
              </table:table-cell>
              <table:table-cell office:value-type="float" office:value="0.2">
                <text:p>0.2</text:p>
              </table:table-cell>
              <table:table-cell office:value-type="float" office:value="65.5172413793104">
                <text:p>65.5172413793104</text:p>
              </table:table-cell>
              <table:table-cell office:value-type="float" office:value="0.2">
                <text:p>0.2</text:p>
              </table:table-cell>
              <table:table-cell office:value-type="float" office:value="40.6976744186047">
                <text:p>40.6976744186047</text:p>
              </table:table-cell>
              <table:table-cell office:value-type="float" office:value="0.2">
                <text:p>0.2</text:p>
              </table:table-cell>
              <table:table-cell office:value-type="float" office:value="29.8850574712644">
                <text:p>29.8850574712644</text:p>
              </table:table-cell>
              <table:table-cell office:value-type="float" office:value="0.2">
                <text:p>0.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8.314606741573">
                <text:p>48.314606741573</text:p>
              </table:table-cell>
              <table:table-cell office:value-type="float" office:value="0.3">
                <text:p>0.3</text:p>
              </table:table-cell>
              <table:table-cell office:value-type="float" office:value="43.75">
                <text:p>43.75</text:p>
              </table:table-cell>
              <table:table-cell office:value-type="float" office:value="0.3">
                <text:p>0.3</text:p>
              </table:table-cell>
              <table:table-cell office:value-type="float" office:value="39.5061728395062">
                <text:p>39.5061728395062</text:p>
              </table:table-cell>
              <table:table-cell office:value-type="float" office:value="0.3">
                <text:p>0.3</text:p>
              </table:table-cell>
              <table:table-cell office:value-type="float" office:value="40.4494382022472">
                <text:p>40.4494382022472</text:p>
              </table:table-cell>
              <table:table-cell office:value-type="float" office:value="0.3">
                <text:p>0.3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8.2022471910112">
                <text:p>38.2022471910112</text:p>
              </table:table-cell>
              <table:table-cell office:value-type="float" office:value="0.4">
                <text:p>0.4</text:p>
              </table:table-cell>
              <table:table-cell office:value-type="float" office:value="40.5063291139241">
                <text:p>40.5063291139241</text:p>
              </table:table-cell>
              <table:table-cell office:value-type="float" office:value="0.4">
                <text:p>0.4</text:p>
              </table:table-cell>
              <table:table-cell office:value-type="float" office:value="44.6808510638298">
                <text:p>44.6808510638298</text:p>
              </table:table-cell>
              <table:table-cell office:value-type="float" office:value="0.4">
                <text:p>0.4</text:p>
              </table:table-cell>
              <table:table-cell office:value-type="float" office:value="22.3404255319149">
                <text:p>22.340425531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0.5">
                <text:p>0.5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0.5">
                <text:p>0.5</text:p>
              </table:table-cell>
              <table:table-cell office:value-type="float" office:value="43.6781609195402">
                <text:p>43.678160919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.6">
                <text:p>0.6</text:p>
              </table:table-cell>
              <table:table-cell office:value-type="float" office:value="27.1739130434783">
                <text:p>27.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68:'DrawReset-SelectRandom'.C274 'DrawReset-SelectRandom'.J268:'DrawReset-SelectRandom'.J274" svg:x="0.77cm" svg:y="0.855cm" svg:width="11.738cm" svg:height="7.545cm">
          <chartooo:coordinate-region svg:x="1.868cm" svg:y="1.067cm" svg:width="10.309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68:'DrawReset-SelectRandom'.J274" chart:class="chart:scatter">
            <chart:domain table:cell-range-address="'DrawReset-SelectRandom'.C268:'DrawReset-SelectRandom'.C27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68:'DrawReset-SelectRandom'.C274</svg:desc>
                </draw:g>
              </table:table-cell>
              <table:table-cell office:value-type="float" office:value="47.6744186046512">
                <text:p>47.6744186046512</text:p>
                <draw:g>
                  <svg:desc>'DrawReset-SelectRandom'.J268:'DrawReset-SelectRandom'.J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9.4936708860759">
                <text:p>59.4936708860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8.314606741573">
                <text:p>48.314606741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5.421686746988">
                <text:p>55.421686746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.7058823529412">
                <text:p>24.7058823529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3.7209302325581">
                <text:p>33.7209302325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8.7234042553191">
                <text:p>28.72340425531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68:'DrawReset-SelectRandom'.C274 'DrawReset-SelectRandom'.B268:'DrawReset-SelectRandom'.B268 'DrawReset-SelectRandom'.J268:'DrawReset-SelectRandom'.J274 'DrawReset-SelectRandom'.B276:'DrawReset-SelectRandom'.B276 'DrawReset-SelectRandom'.J276:'DrawReset-SelectRandom'.J281 'DrawReset-SelectRandom'.B283:'DrawReset-SelectRandom'.B283 'DrawReset-SelectRandom'.J283:'DrawReset-SelectRandom'.J287 'DrawReset-SelectRandom'.B289:'DrawReset-SelectRandom'.B289 'DrawReset-SelectRandom'.J289:'DrawReset-SelectRandom'.J292 'DrawReset-SelectRandom'.B294:'DrawReset-SelectRandom'.B294 'DrawReset-SelectRandom'.J294:'DrawReset-SelectRandom'.J296 'DrawReset-SelectRandom'.B298:'DrawReset-SelectRandom'.B298 'DrawReset-SelectRandom'.J298:'DrawReset-SelectRandom'.J299 'DrawReset-SelectRandom'.B301:'DrawReset-SelectRandom'.B301 'DrawReset-SelectRandom'.J301:'DrawReset-SelectRandom'.J30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68:'DrawReset-SelectRandom'.J274" chart:label-cell-address="'DrawReset-SelectRandom'.B268:'DrawReset-SelectRandom'.B268" chart:class="chart:scatter">
            <chart:domain table:cell-range-address="'DrawReset-SelectRandom'.C268:'DrawReset-SelectRandom'.C274"/>
            <chart:data-point chart:repeated="7"/>
          </chart:series>
          <chart:series chart:style-name="ch8" chart:values-cell-range-address="'DrawReset-SelectRandom'.J276:'DrawReset-SelectRandom'.J281" chart:label-cell-address="'DrawReset-SelectRandom'.B276:'DrawReset-SelectRandom'.B276" chart:class="chart:scatter">
            <chart:domain table:cell-range-address="'DrawReset-SelectRandom'.C276:'DrawReset-SelectRandom'.C281"/>
            <chart:data-point chart:repeated="6"/>
          </chart:series>
          <chart:series chart:style-name="ch9" chart:values-cell-range-address="'DrawReset-SelectRandom'.J283:'DrawReset-SelectRandom'.J287" chart:label-cell-address="'DrawReset-SelectRandom'.B283:'DrawReset-SelectRandom'.B283" chart:class="chart:scatter">
            <chart:domain table:cell-range-address="'DrawReset-SelectRandom'.C283:'DrawReset-SelectRandom'.C287"/>
            <chart:data-point chart:repeated="5"/>
          </chart:series>
          <chart:series chart:style-name="ch10" chart:values-cell-range-address="'DrawReset-SelectRandom'.J289:'DrawReset-SelectRandom'.J292" chart:label-cell-address="'DrawReset-SelectRandom'.B289:'DrawReset-SelectRandom'.B289" chart:class="chart:scatter">
            <chart:domain table:cell-range-address="'DrawReset-SelectRandom'.C289:'DrawReset-SelectRandom'.C292"/>
            <chart:data-point chart:repeated="4"/>
          </chart:series>
          <chart:series chart:style-name="ch11" chart:values-cell-range-address="'DrawReset-SelectRandom'.J294:'DrawReset-SelectRandom'.J296" chart:label-cell-address="'DrawReset-SelectRandom'.B294:'DrawReset-SelectRandom'.B294" chart:class="chart:scatter">
            <chart:domain table:cell-range-address="'DrawReset-SelectRandom'.C294:'DrawReset-SelectRandom'.C296"/>
            <chart:data-point chart:repeated="3"/>
          </chart:series>
          <chart:series chart:style-name="ch12" chart:values-cell-range-address="'DrawReset-SelectRandom'.J298:'DrawReset-SelectRandom'.J299" chart:label-cell-address="'DrawReset-SelectRandom'.B298:'DrawReset-SelectRandom'.B298" chart:class="chart:scatter">
            <chart:domain table:cell-range-address="'DrawReset-SelectRandom'.C298:'DrawReset-SelectRandom'.C299"/>
            <chart:data-point chart:repeated="2"/>
          </chart:series>
          <chart:series chart:style-name="ch13" chart:values-cell-range-address="'DrawReset-SelectRandom'.J301:'DrawReset-SelectRandom'.J301" chart:label-cell-address="'DrawReset-SelectRandom'.B301:'DrawReset-SelectRandom'.B301" chart:class="chart:scatter">
            <chart:domain table:cell-range-address="'DrawReset-SelectRandom'.C301:'DrawReset-SelectRandom'.C30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68:'DrawReset-SelectRandom'.B26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76:'DrawReset-SelectRandom'.B2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83:'DrawReset-SelectRandom'.B28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89:'DrawReset-SelectRandom'.B28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98:'DrawReset-SelectRandom'.B29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301:'DrawReset-SelectRandom'.B3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68:'DrawReset-SelectRandom'.C274</svg:desc>
                </draw:g>
              </table:table-cell>
              <table:table-cell office:value-type="float" office:value="47.6744186046512">
                <text:p>47.6744186046512</text:p>
                <draw:g>
                  <svg:desc>'DrawReset-SelectRandom'.J268:'DrawReset-SelectRandom'.J274</svg:desc>
                </draw:g>
              </table:table-cell>
              <table:table-cell office:value-type="float" office:value="0">
                <text:p>0</text:p>
                <draw:g>
                  <svg:desc>'DrawReset-SelectRandom'.C276:'DrawReset-SelectRandom'.C281</svg:desc>
                </draw:g>
              </table:table-cell>
              <table:table-cell office:value-type="float" office:value="63.4146341463415">
                <text:p>63.4146341463415</text:p>
                <draw:g>
                  <svg:desc>'DrawReset-SelectRandom'.J276:'DrawReset-SelectRandom'.J281</svg:desc>
                </draw:g>
              </table:table-cell>
              <table:table-cell office:value-type="float" office:value="0">
                <text:p>0</text:p>
                <draw:g>
                  <svg:desc>'DrawReset-SelectRandom'.C283:'DrawReset-SelectRandom'.C287</svg:desc>
                </draw:g>
              </table:table-cell>
              <table:table-cell office:value-type="float" office:value="51.6483516483517">
                <text:p>51.6483516483517</text:p>
                <draw:g>
                  <svg:desc>'DrawReset-SelectRandom'.J283:'DrawReset-SelectRandom'.J287</svg:desc>
                </draw:g>
              </table:table-cell>
              <table:table-cell office:value-type="float" office:value="0">
                <text:p>0</text:p>
                <draw:g>
                  <svg:desc>'DrawReset-SelectRandom'.C289:'DrawReset-SelectRandom'.C292</svg:desc>
                </draw:g>
              </table:table-cell>
              <table:table-cell office:value-type="float" office:value="38.0952380952381">
                <text:p>38.0952380952381</text:p>
                <draw:g>
                  <svg:desc>'DrawReset-SelectRandom'.J289:'DrawReset-SelectRandom'.J292</svg:desc>
                </draw:g>
              </table:table-cell>
              <table:table-cell office:value-type="float" office:value="0">
                <text:p>0</text:p>
                <draw:g>
                  <svg:desc>'DrawReset-SelectRandom'.C294:'DrawReset-SelectRandom'.C296</svg:desc>
                </draw:g>
              </table:table-cell>
              <table:table-cell office:value-type="float" office:value="46.0674157303371">
                <text:p>46.0674157303371</text:p>
                <draw:g>
                  <svg:desc>'DrawReset-SelectRandom'.J294:'DrawReset-SelectRandom'.J296</svg:desc>
                </draw:g>
              </table:table-cell>
              <table:table-cell office:value-type="float" office:value="0">
                <text:p>0</text:p>
                <draw:g>
                  <svg:desc>'DrawReset-SelectRandom'.C298:'DrawReset-SelectRandom'.C299</svg:desc>
                </draw:g>
              </table:table-cell>
              <table:table-cell office:value-type="float" office:value="34.4827586206897">
                <text:p>34.4827586206897</text:p>
                <draw:g>
                  <svg:desc>'DrawReset-SelectRandom'.J298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1</svg:desc>
                </draw:g>
              </table:table-cell>
              <table:table-cell office:value-type="float" office:value="31.5789473684211">
                <text:p>31.5789473684211</text:p>
                <draw:g>
                  <svg:desc>'DrawReset-SelectRandom'.J301:'DrawReset-SelectRandom'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9.4936708860759">
                <text:p>59.4936708860759</text:p>
              </table:table-cell>
              <table:table-cell office:value-type="float" office:value="0.1">
                <text:p>0.1</text:p>
              </table:table-cell>
              <table:table-cell office:value-type="float" office:value="62.0253164556962">
                <text:p>62.0253164556962</text:p>
              </table:table-cell>
              <table:table-cell office:value-type="float" office:value="0.1">
                <text:p>0.1</text:p>
              </table:table-cell>
              <table:table-cell office:value-type="float" office:value="52.8089887640449">
                <text:p>52.8089887640449</text:p>
              </table:table-cell>
              <table:table-cell office:value-type="float" office:value="0.1">
                <text:p>0.1</text:p>
              </table:table-cell>
              <table:table-cell office:value-type="float" office:value="48.8372093023256">
                <text:p>48.8372093023256</text:p>
              </table:table-cell>
              <table:table-cell office:value-type="float" office:value="0.1">
                <text:p>0.1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0.1">
                <text:p>0.1</text:p>
              </table:table-cell>
              <table:table-cell office:value-type="float" office:value="25.2747252747253">
                <text:p>25.274725274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8.314606741573">
                <text:p>48.314606741573</text:p>
              </table:table-cell>
              <table:table-cell office:value-type="float" office:value="0.2">
                <text:p>0.2</text:p>
              </table:table-cell>
              <table:table-cell office:value-type="float" office:value="47.0588235294118">
                <text:p>47.0588235294118</text:p>
              </table:table-cell>
              <table:table-cell office:value-type="float" office:value="0.2">
                <text:p>0.2</text:p>
              </table:table-cell>
              <table:table-cell office:value-type="float" office:value="47.6744186046512">
                <text:p>47.6744186046512</text:p>
              </table:table-cell>
              <table:table-cell office:value-type="float" office:value="0.2">
                <text:p>0.2</text:p>
              </table:table-cell>
              <table:table-cell office:value-type="float" office:value="35.2272727272727">
                <text:p>35.2272727272727</text:p>
              </table:table-cell>
              <table:table-cell office:value-type="float" office:value="0.2">
                <text:p>0.2</text:p>
              </table:table-cell>
              <table:table-cell office:value-type="float" office:value="26.5957446808511">
                <text:p>26.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5.421686746988">
                <text:p>55.421686746988</text:p>
              </table:table-cell>
              <table:table-cell office:value-type="float" office:value="0.3">
                <text:p>0.3</text:p>
              </table:table-cell>
              <table:table-cell office:value-type="float" office:value="56.25">
                <text:p>56.25</text:p>
              </table:table-cell>
              <table:table-cell office:value-type="float" office:value="0.3">
                <text:p>0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6.3636363636364">
                <text:p>36.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.7058823529412">
                <text:p>24.7058823529412</text:p>
              </table:table-cell>
              <table:table-cell office:value-type="float" office:value="0.4">
                <text:p>0.4</text:p>
              </table:table-cell>
              <table:table-cell office:value-type="float" office:value="32.5581395348837">
                <text:p>32.5581395348837</text:p>
              </table:table-cell>
              <table:table-cell office:value-type="float" office:value="0.4">
                <text:p>0.4</text:p>
              </table:table-cell>
              <table:table-cell office:value-type="float" office:value="34.1176470588235">
                <text:p>34.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3.7209302325581">
                <text:p>33.7209302325581</text:p>
              </table:table-cell>
              <table:table-cell office:value-type="float" office:value="0.5">
                <text:p>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8.7234042553191">
                <text:p>28.723404255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304:'DrawReset-SelectRandom'.C309 'DrawReset-SelectRandom'.J304:'DrawReset-SelectRandom'.J309" svg:x="0.77cm" svg:y="0.855cm" svg:width="11.738cm" svg:height="7.545cm">
          <chartooo:coordinate-region svg:x="1.868cm" svg:y="1.067cm" svg:width="10.30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304:'DrawReset-SelectRandom'.J309" chart:class="chart:scatter">
            <chart:domain table:cell-range-address="'DrawReset-SelectRandom'.C304:'DrawReset-SelectRandom'.C30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04:'DrawReset-SelectRandom'.C309</svg:desc>
                </draw:g>
              </table:table-cell>
              <table:table-cell office:value-type="float" office:value="46.4285714285714">
                <text:p>46.4285714285714</text:p>
                <draw:g>
                  <svg:desc>'DrawReset-SelectRandom'.J304:'DrawReset-SelectRandom'.J3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.2352941176471">
                <text:p>68.2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2.8089887640449">
                <text:p>52.8089887640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4.1860465116279">
                <text:p>44.1860465116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5.5555555555556">
                <text:p>35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7.3809523809524">
                <text:p>27.38095238095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304:'DrawReset-SelectRandom'.C309 'DrawReset-SelectRandom'.B304:'DrawReset-SelectRandom'.B304 'DrawReset-SelectRandom'.J304:'DrawReset-SelectRandom'.J309 'DrawReset-SelectRandom'.B311:'DrawReset-SelectRandom'.B311 'DrawReset-SelectRandom'.J311:'DrawReset-SelectRandom'.J315 'DrawReset-SelectRandom'.B317:'DrawReset-SelectRandom'.B317 'DrawReset-SelectRandom'.J317:'DrawReset-SelectRandom'.J320 'DrawReset-SelectRandom'.B322:'DrawReset-SelectRandom'.B322 'DrawReset-SelectRandom'.J322:'DrawReset-SelectRandom'.J324 'DrawReset-SelectRandom'.B326:'DrawReset-SelectRandom'.B326 'DrawReset-SelectRandom'.J326:'DrawReset-SelectRandom'.J327 'DrawReset-SelectRandom'.B329:'DrawReset-SelectRandom'.B329 'DrawReset-SelectRandom'.J329:'DrawReset-SelectRandom'.J32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304:'DrawReset-SelectRandom'.J309" chart:label-cell-address="'DrawReset-SelectRandom'.B304:'DrawReset-SelectRandom'.B304" chart:class="chart:scatter">
            <chart:domain table:cell-range-address="'DrawReset-SelectRandom'.C304:'DrawReset-SelectRandom'.C309"/>
            <chart:data-point chart:repeated="6"/>
          </chart:series>
          <chart:series chart:style-name="ch8" chart:values-cell-range-address="'DrawReset-SelectRandom'.J311:'DrawReset-SelectRandom'.J315" chart:label-cell-address="'DrawReset-SelectRandom'.B311:'DrawReset-SelectRandom'.B311" chart:class="chart:scatter">
            <chart:domain table:cell-range-address="'DrawReset-SelectRandom'.C311:'DrawReset-SelectRandom'.C315"/>
            <chart:data-point chart:repeated="5"/>
          </chart:series>
          <chart:series chart:style-name="ch9" chart:values-cell-range-address="'DrawReset-SelectRandom'.J317:'DrawReset-SelectRandom'.J320" chart:label-cell-address="'DrawReset-SelectRandom'.B317:'DrawReset-SelectRandom'.B317" chart:class="chart:scatter">
            <chart:domain table:cell-range-address="'DrawReset-SelectRandom'.C317:'DrawReset-SelectRandom'.C320"/>
            <chart:data-point chart:repeated="4"/>
          </chart:series>
          <chart:series chart:style-name="ch10" chart:values-cell-range-address="'DrawReset-SelectRandom'.J322:'DrawReset-SelectRandom'.J324" chart:label-cell-address="'DrawReset-SelectRandom'.B322:'DrawReset-SelectRandom'.B322" chart:class="chart:scatter">
            <chart:domain table:cell-range-address="'DrawReset-SelectRandom'.C322:'DrawReset-SelectRandom'.C324"/>
            <chart:data-point chart:repeated="3"/>
          </chart:series>
          <chart:series chart:style-name="ch11" chart:values-cell-range-address="'DrawReset-SelectRandom'.J326:'DrawReset-SelectRandom'.J327" chart:label-cell-address="'DrawReset-SelectRandom'.B326:'DrawReset-SelectRandom'.B326" chart:class="chart:scatter">
            <chart:domain table:cell-range-address="'DrawReset-SelectRandom'.C326:'DrawReset-SelectRandom'.C327"/>
            <chart:data-point chart:repeated="2"/>
          </chart:series>
          <chart:series chart:style-name="ch12" chart:values-cell-range-address="'DrawReset-SelectRandom'.J329:'DrawReset-SelectRandom'.J329" chart:label-cell-address="'DrawReset-SelectRandom'.B329:'DrawReset-SelectRandom'.B329" chart:class="chart:scatter">
            <chart:domain table:cell-range-address="'DrawReset-SelectRandom'.C329:'DrawReset-SelectRandom'.C32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04:'DrawReset-SelectRandom'.B30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11:'DrawReset-SelectRandom'.B31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17:'DrawReset-SelectRandom'.B31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26:'DrawReset-SelectRandom'.B32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29:'DrawReset-SelectRandom'.B3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04:'DrawReset-SelectRandom'.C309</svg:desc>
                </draw:g>
              </table:table-cell>
              <table:table-cell office:value-type="float" office:value="46.4285714285714">
                <text:p>46.4285714285714</text:p>
                <draw:g>
                  <svg:desc>'DrawReset-SelectRandom'.J304:'DrawReset-SelectRandom'.J309</svg:desc>
                </draw:g>
              </table:table-cell>
              <table:table-cell office:value-type="float" office:value="0">
                <text:p>0</text:p>
                <draw:g>
                  <svg:desc>'DrawReset-SelectRandom'.C311:'DrawReset-SelectRandom'.C315</svg:desc>
                </draw:g>
              </table:table-cell>
              <table:table-cell office:value-type="float" office:value="52.8089887640449">
                <text:p>52.8089887640449</text:p>
                <draw:g>
                  <svg:desc>'DrawReset-SelectRandom'.J311:'DrawReset-SelectRandom'.J315</svg:desc>
                </draw:g>
              </table:table-cell>
              <table:table-cell office:value-type="float" office:value="0">
                <text:p>0</text:p>
                <draw:g>
                  <svg:desc>'DrawReset-SelectRandom'.C317:'DrawReset-SelectRandom'.C320</svg:desc>
                </draw:g>
              </table:table-cell>
              <table:table-cell office:value-type="float" office:value="39.7849462365591">
                <text:p>39.7849462365591</text:p>
                <draw:g>
                  <svg:desc>'DrawReset-SelectRandom'.J317:'DrawReset-SelectRandom'.J320</svg:desc>
                </draw:g>
              </table:table-cell>
              <table:table-cell office:value-type="float" office:value="0">
                <text:p>0</text:p>
                <draw:g>
                  <svg:desc>'DrawReset-SelectRandom'.C322:'DrawReset-SelectRandom'.C324</svg:desc>
                </draw:g>
              </table:table-cell>
              <table:table-cell office:value-type="float" office:value="43.4782608695652">
                <text:p>43.4782608695652</text:p>
                <draw:g>
                  <svg:desc>'DrawReset-SelectRandom'.J322:'DrawReset-SelectRandom'.J324</svg:desc>
                </draw:g>
              </table:table-cell>
              <table:table-cell office:value-type="float" office:value="0">
                <text:p>0</text:p>
                <draw:g>
                  <svg:desc>'DrawReset-SelectRandom'.C326:'DrawReset-SelectRandom'.C327</svg:desc>
                </draw:g>
              </table:table-cell>
              <table:table-cell office:value-type="float" office:value="42.7083333333333">
                <text:p>42.7083333333333</text:p>
                <draw:g>
                  <svg:desc>'DrawReset-SelectRandom'.J326:'DrawReset-SelectRandom'.J327</svg:desc>
                </draw:g>
              </table:table-cell>
              <table:table-cell office:value-type="float" office:value="0">
                <text:p>0</text:p>
                <draw:g>
                  <svg:desc>'DrawReset-SelectRandom'.C329:'DrawReset-SelectRandom'.C329</svg:desc>
                </draw:g>
              </table:table-cell>
              <table:table-cell office:value-type="float" office:value="25">
                <text:p>25</text:p>
                <draw:g>
                  <svg:desc>'DrawReset-SelectRandom'.J329:'DrawReset-SelectRandom'.J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.2352941176471">
                <text:p>68.2352941176471</text:p>
              </table:table-cell>
              <table:table-cell office:value-type="float" office:value="0.1">
                <text:p>0.1</text:p>
              </table:table-cell>
              <table:table-cell office:value-type="float" office:value="42.0454545454546">
                <text:p>42.0454545454546</text:p>
              </table:table-cell>
              <table:table-cell office:value-type="float" office:value="0.1">
                <text:p>0.1</text:p>
              </table:table-cell>
              <table:table-cell office:value-type="float" office:value="55.952380952381">
                <text:p>55.952380952381</text:p>
              </table:table-cell>
              <table:table-cell office:value-type="float" office:value="0.1">
                <text:p>0.1</text:p>
              </table:table-cell>
              <table:table-cell office:value-type="float" office:value="35.4838709677419">
                <text:p>35.4838709677419</text:p>
              </table:table-cell>
              <table:table-cell office:value-type="float" office:value="0.1">
                <text:p>0.1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2.8089887640449">
                <text:p>52.8089887640449</text:p>
              </table:table-cell>
              <table:table-cell office:value-type="float" office:value="0.2">
                <text:p>0.2</text:p>
              </table:table-cell>
              <table:table-cell office:value-type="float" office:value="43.1818181818182">
                <text:p>43.1818181818182</text:p>
              </table:table-cell>
              <table:table-cell office:value-type="float" office:value="0.2">
                <text:p>0.2</text:p>
              </table:table-cell>
              <table:table-cell office:value-type="float" office:value="47.7272727272727">
                <text:p>47.7272727272727</text:p>
              </table:table-cell>
              <table:table-cell office:value-type="float" office:value="0.2">
                <text:p>0.2</text:p>
              </table:table-cell>
              <table:table-cell office:value-type="float" office:value="34.4086021505376">
                <text:p>34.408602150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4.1860465116279">
                <text:p>44.1860465116279</text:p>
              </table:table-cell>
              <table:table-cell office:value-type="float" office:value="0.3">
                <text:p>0.3</text:p>
              </table:table-cell>
              <table:table-cell office:value-type="float" office:value="41.7582417582418">
                <text:p>41.7582417582418</text:p>
              </table:table-cell>
              <table:table-cell office:value-type="float" office:value="0.3">
                <text:p>0.3</text:p>
              </table:table-cell>
              <table:table-cell office:value-type="float" office:value="40.8602150537634">
                <text:p>40.860215053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40.6593406593407">
                <text:p>40.659340659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7.3809523809524">
                <text:p>27.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32:'DrawReset-SelectRandom'.C336 'DrawReset-SelectRandom'.B332:'DrawReset-SelectRandom'.B332 'DrawReset-SelectRandom'.J332:'DrawReset-SelectRandom'.J336 'DrawReset-SelectRandom'.B338:'DrawReset-SelectRandom'.B338 'DrawReset-SelectRandom'.J338:'DrawReset-SelectRandom'.J341 'DrawReset-SelectRandom'.B343:'DrawReset-SelectRandom'.B343 'DrawReset-SelectRandom'.J343:'DrawReset-SelectRandom'.J345 'DrawReset-SelectRandom'.B347:'DrawReset-SelectRandom'.B347 'DrawReset-SelectRandom'.J347:'DrawReset-SelectRandom'.J348 'DrawReset-SelectRandom'.B350:'DrawReset-SelectRandom'.B350 'DrawReset-SelectRandom'.J350:'DrawReset-SelectRandom'.J350" chart:data-source-has-labels="row" svg:x="0.77cm" svg:y="1.538cm" svg:width="12.585cm" svg:height="6.862cm">
          <chartooo:coordinate-region svg:x="1.868cm" svg:y="1.75cm" svg:width="11.155cm" svg:height="5.9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32:'DrawReset-SelectRandom'.J336" chart:label-cell-address="'DrawReset-SelectRandom'.B332:'DrawReset-SelectRandom'.B332" chart:class="chart:scatter">
            <chart:domain table:cell-range-address="'DrawReset-SelectRandom'.C332:'DrawReset-SelectRandom'.C336"/>
            <chart:data-point chart:repeated="5"/>
          </chart:series>
          <chart:series chart:style-name="ch9" chart:values-cell-range-address="'DrawReset-SelectRandom'.J338:'DrawReset-SelectRandom'.J341" chart:label-cell-address="'DrawReset-SelectRandom'.B338:'DrawReset-SelectRandom'.B338" chart:class="chart:scatter">
            <chart:domain table:cell-range-address="'DrawReset-SelectRandom'.C338:'DrawReset-SelectRandom'.C341"/>
            <chart:data-point chart:repeated="4"/>
          </chart:series>
          <chart:series chart:style-name="ch10" chart:values-cell-range-address="'DrawReset-SelectRandom'.J343:'DrawReset-SelectRandom'.J345" chart:label-cell-address="'DrawReset-SelectRandom'.B343:'DrawReset-SelectRandom'.B343" chart:class="chart:scatter">
            <chart:domain table:cell-range-address="'DrawReset-SelectRandom'.C343:'DrawReset-SelectRandom'.C345"/>
            <chart:data-point chart:repeated="3"/>
          </chart:series>
          <chart:series chart:style-name="ch11" chart:values-cell-range-address="'DrawReset-SelectRandom'.J347:'DrawReset-SelectRandom'.J348" chart:label-cell-address="'DrawReset-SelectRandom'.B347:'DrawReset-SelectRandom'.B347" chart:class="chart:scatter">
            <chart:domain table:cell-range-address="'DrawReset-SelectRandom'.C347:'DrawReset-SelectRandom'.C348"/>
            <chart:data-point chart:repeated="2"/>
          </chart:series>
          <chart:series chart:style-name="ch12" chart:values-cell-range-address="'DrawReset-SelectRandom'.J350:'DrawReset-SelectRandom'.J350" chart:label-cell-address="'DrawReset-SelectRandom'.B350:'DrawReset-SelectRandom'.B350" chart:class="chart:scatter">
            <chart:domain table:cell-range-address="'DrawReset-SelectRandom'.C350:'DrawReset-SelectRandom'.C35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32:'DrawReset-SelectRandom'.B33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38:'DrawReset-SelectRandom'.B33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43:'DrawReset-SelectRandom'.B3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47:'DrawReset-SelectRandom'.B34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50:'DrawReset-SelectRandom'.B3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32:'DrawReset-SelectRandom'.C336</svg:desc>
                </draw:g>
              </table:table-cell>
              <table:table-cell office:value-type="float" office:value="37.6470588235294">
                <text:p>37.6470588235294</text:p>
                <draw:g>
                  <svg:desc>'DrawReset-SelectRandom'.J332:'DrawReset-SelectRandom'.J336</svg:desc>
                </draw:g>
              </table:table-cell>
              <table:table-cell office:value-type="float" office:value="0">
                <text:p>0</text:p>
                <draw:g>
                  <svg:desc>'DrawReset-SelectRandom'.C338:'DrawReset-SelectRandom'.C341</svg:desc>
                </draw:g>
              </table:table-cell>
              <table:table-cell office:value-type="float" office:value="38.8888888888889">
                <text:p>38.8888888888889</text:p>
                <draw:g>
                  <svg:desc>'DrawReset-SelectRandom'.J338:'DrawReset-SelectRandom'.J341</svg:desc>
                </draw:g>
              </table:table-cell>
              <table:table-cell office:value-type="float" office:value="0">
                <text:p>0</text:p>
                <draw:g>
                  <svg:desc>'DrawReset-SelectRandom'.C343:'DrawReset-SelectRandom'.C345</svg:desc>
                </draw:g>
              </table:table-cell>
              <table:table-cell office:value-type="float" office:value="39.5604395604396">
                <text:p>39.5604395604396</text:p>
                <draw:g>
                  <svg:desc>'DrawReset-SelectRandom'.J343:'DrawReset-SelectRandom'.J345</svg:desc>
                </draw:g>
              </table:table-cell>
              <table:table-cell office:value-type="float" office:value="0">
                <text:p>0</text:p>
                <draw:g>
                  <svg:desc>'DrawReset-SelectRandom'.C347:'DrawReset-SelectRandom'.C348</svg:desc>
                </draw:g>
              </table:table-cell>
              <table:table-cell office:value-type="float" office:value="44.0860215053763">
                <text:p>44.0860215053763</text:p>
                <draw:g>
                  <svg:desc>'DrawReset-SelectRandom'.J347:'DrawReset-SelectRandom'.J348</svg:desc>
                </draw:g>
              </table:table-cell>
              <table:table-cell office:value-type="float" office:value="0">
                <text:p>0</text:p>
                <draw:g>
                  <svg:desc>'DrawReset-SelectRandom'.C350:'DrawReset-SelectRandom'.C350</svg:desc>
                </draw:g>
              </table:table-cell>
              <table:table-cell office:value-type="float" office:value="34.7826086956522">
                <text:p>34.7826086956522</text:p>
                <draw:g>
                  <svg:desc>'DrawReset-SelectRandom'.J350:'DrawReset-SelectRandom'.J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7.0588235294118">
                <text:p>47.0588235294118</text:p>
              </table:table-cell>
              <table:table-cell office:value-type="float" office:value="0.1">
                <text:p>0.1</text:p>
              </table:table-cell>
              <table:table-cell office:value-type="float" office:value="44.7058823529412">
                <text:p>44.7058823529412</text:p>
              </table:table-cell>
              <table:table-cell office:value-type="float" office:value="0.1">
                <text:p>0.1</text:p>
              </table:table-cell>
              <table:table-cell office:value-type="float" office:value="29.7872340425532">
                <text:p>29.7872340425532</text:p>
              </table:table-cell>
              <table:table-cell office:value-type="float" office:value="0.1">
                <text:p>0.1</text:p>
              </table:table-cell>
              <table:table-cell office:value-type="float" office:value="24.2105263157895">
                <text:p>24.210526315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0.2">
                <text:p>0.2</text:p>
              </table:table-cell>
              <table:table-cell office:value-type="float" office:value="36.5591397849462">
                <text:p>36.5591397849462</text:p>
              </table:table-cell>
              <table:table-cell office:value-type="float" office:value="0.2">
                <text:p>0.2</text:p>
              </table:table-cell>
              <table:table-cell office:value-type="float" office:value="29.3478260869565">
                <text:p>29.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0.3">
                <text:p>0.3</text:p>
              </table:table-cell>
              <table:table-cell office:value-type="float" office:value="31.4606741573034">
                <text:p>31.460674157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.468085106383">
                <text:p>24.46808510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32cm" svg:height="9.187cm" xlink:href=".." xlink:type="simple" chart:class="chart:line" chart:style-name="ch1">
        <chart:legend chart:legend-position="end" svg:x="13.4cm" svg:y="4.019cm" style:legend-expansion="high" chart:style-name="ch2"/>
        <chart:plot-area chart:style-name="ch3" table:cell-range-address="'DrawReset-SelectRandom'.C13:'DrawReset-SelectRandom'.D98" svg:x="0.776cm" svg:y="0.867cm" svg:width="11.972cm" svg:height="7.717cm">
          <chartooo:coordinate-region svg:x="1.688cm" svg:y="1.08cm" svg:width="11.001cm" svg:height="6.4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C13:'DrawReset-SelectRandom'.C98" chart:class="chart:line">
            <chart:data-point chart:repeated="86"/>
          </chart:series>
          <chart:series chart:style-name="ch8" chart:values-cell-range-address="'DrawReset-SelectRandom'.D13:'DrawReset-SelectRandom'.D98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98</svg:desc>
                </draw:g>
              </table:table-cell>
              <table:table-cell office:value-type="float" office:value="1">
                <text:p>1</text:p>
                <draw:g>
                  <svg:desc>'DrawReset-SelectRandom'.D13:'DrawReset-SelectRandom'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99999999999999">
                <text:p>0.0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499999999999989">
                <text:p>0.049999999999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0.0999999999999989">
                <text:p>0.09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95cm" svg:height="12.429cm" xlink:href=".." xlink:type="simple" chart:class="chart:line" chart:style-name="ch1">
        <chart:legend chart:legend-position="end" svg:x="19.163cm" svg:y="5.64cm" style:legend-expansion="high" chart:style-name="ch2"/>
        <chart:plot-area chart:style-name="ch3" table:cell-range-address="'DrawReset-SelectRandom'.C13:'DrawReset-SelectRandom'.D98" svg:x="0.891cm" svg:y="1.127cm" svg:width="17.39cm" svg:height="10.634cm">
          <chartooo:coordinate-region svg:x="1.803cm" svg:y="1.34cm" svg:width="16.291cm" svg:height="9.3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C13:'DrawReset-SelectRandom'.C98" chart:class="chart:line">
            <chart:data-point chart:repeated="86"/>
          </chart:series>
          <chart:series chart:style-name="ch8" chart:values-cell-range-address="'DrawReset-SelectRandom'.D13:'DrawReset-SelectRandom'.D98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98</svg:desc>
                </draw:g>
              </table:table-cell>
              <table:table-cell office:value-type="float" office:value="1">
                <text:p>1</text:p>
                <draw:g>
                  <svg:desc>'DrawReset-SelectRandom'.D13:'DrawReset-SelectRandom'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99999999999999">
                <text:p>0.0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499999999999989">
                <text:p>0.049999999999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">
                <text:p>0.7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0.0999999999999989">
                <text:p>0.09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  <table:table-cell office:value-type="float" office:value="0.0999999999999999">
                <text:p>0.09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5cm" svg:height="12.429cm" xlink:href=".." xlink:type="simple" chart:class="chart:scatter" chart:style-name="ch1">
        <chart:subtitle svg:x="10.395cm" svg:y="0.631cm" chart:style-name="ch2">
          <text:p>AG 0,0</text:p>
        </chart:subtitle>
        <chart:legend chart:legend-position="end" svg:x="20.09cm" svg:y="3.282cm" style:legend-expansion="high" chart:style-name="ch3"/>
        <chart:plot-area chart:style-name="ch4" table:cell-range-address="'DrawReset-SelectRandom'.C13:'DrawReset-SelectRandom'.C33 'DrawReset-SelectRandom'.B13:'DrawReset-SelectRandom'.B13 'DrawReset-SelectRandom'.J13:'DrawReset-SelectRandom'.J33 'DrawReset-SelectRandom'.B35:'DrawReset-SelectRandom'.B35 'DrawReset-SelectRandom'.J35:'DrawReset-SelectRandom'.J44 'DrawReset-SelectRandom'.B46:'DrawReset-SelectRandom'.B46 'DrawReset-SelectRandom'.J46:'DrawReset-SelectRandom'.J54 'DrawReset-SelectRandom'.B56:'DrawReset-SelectRandom'.B56 'DrawReset-SelectRandom'.J56:'DrawReset-SelectRandom'.J63 'DrawReset-SelectRandom'.B65:'DrawReset-SelectRandom'.B65 'DrawReset-SelectRandom'.J65:'DrawReset-SelectRandom'.J71 'DrawReset-SelectRandom'.B73:'DrawReset-SelectRandom'.B73 'DrawReset-SelectRandom'.J73:'DrawReset-SelectRandom'.J78 'DrawReset-SelectRandom'.B80:'DrawReset-SelectRandom'.B80 'DrawReset-SelectRandom'.J80:'DrawReset-SelectRandom'.J84 'DrawReset-SelectRandom'.B86:'DrawReset-SelectRandom'.B86 'DrawReset-SelectRandom'.J86:'DrawReset-SelectRandom'.J89 'DrawReset-SelectRandom'.B91:'DrawReset-SelectRandom'.B91 'DrawReset-SelectRandom'.J91:'DrawReset-SelectRandom'.J93 'DrawReset-SelectRandom'.B95:'DrawReset-SelectRandom'.B95 'DrawReset-SelectRandom'.J95:'DrawReset-SelectRandom'.J96 'DrawReset-SelectRandom'.B98:'DrawReset-SelectRandom'.B98 'DrawReset-SelectRandom'.J98:'DrawReset-SelectRandom'.J98" chart:data-source-has-labels="row" svg:x="0.891cm" svg:y="1.81cm" svg:width="18.317cm" svg:height="9.951cm">
          <chartooo:coordinate-region svg:x="1.989cm" svg:y="2.022cm" svg:width="16.887cm" svg:height="9.0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33" chart:label-cell-address="'DrawReset-SelectRandom'.B13:'DrawReset-SelectRandom'.B13" chart:class="chart:scatter">
            <chart:domain table:cell-range-address="'DrawReset-SelectRandom'.C13:'DrawReset-SelectRandom'.C33"/>
            <chart:data-point chart:repeated="21"/>
          </chart:series>
          <chart:series chart:style-name="ch9" chart:values-cell-range-address="'DrawReset-SelectRandom'.J35:'DrawReset-SelectRandom'.J44" chart:label-cell-address="'DrawReset-SelectRandom'.B35:'DrawReset-SelectRandom'.B35" chart:class="chart:scatter">
            <chart:domain table:cell-range-address="'DrawReset-SelectRandom'.C35:'DrawReset-SelectRandom'.C44"/>
            <chart:data-point chart:repeated="10"/>
          </chart:series>
          <chart:series chart:style-name="ch10" chart:values-cell-range-address="'DrawReset-SelectRandom'.J46:'DrawReset-SelectRandom'.J54" chart:label-cell-address="'DrawReset-SelectRandom'.B46:'DrawReset-SelectRandom'.B46" chart:class="chart:scatter">
            <chart:domain table:cell-range-address="'DrawReset-SelectRandom'.C46:'DrawReset-SelectRandom'.C54"/>
            <chart:data-point chart:repeated="9"/>
          </chart:series>
          <chart:series chart:style-name="ch11" chart:values-cell-range-address="'DrawReset-SelectRandom'.J56:'DrawReset-SelectRandom'.J63" chart:label-cell-address="'DrawReset-SelectRandom'.B56:'DrawReset-SelectRandom'.B56" chart:class="chart:scatter">
            <chart:domain table:cell-range-address="'DrawReset-SelectRandom'.C56:'DrawReset-SelectRandom'.C63"/>
            <chart:data-point chart:repeated="8"/>
          </chart:series>
          <chart:series chart:style-name="ch12" chart:values-cell-range-address="'DrawReset-SelectRandom'.J65:'DrawReset-SelectRandom'.J71" chart:label-cell-address="'DrawReset-SelectRandom'.B65:'DrawReset-SelectRandom'.B65" chart:class="chart:scatter">
            <chart:domain table:cell-range-address="'DrawReset-SelectRandom'.C65:'DrawReset-SelectRandom'.C71"/>
            <chart:data-point chart:repeated="7"/>
          </chart:series>
          <chart:series chart:style-name="ch13" chart:values-cell-range-address="'DrawReset-SelectRandom'.J73:'DrawReset-SelectRandom'.J78" chart:label-cell-address="'DrawReset-SelectRandom'.B73:'DrawReset-SelectRandom'.B73" chart:class="chart:scatter">
            <chart:domain table:cell-range-address="'DrawReset-SelectRandom'.C73:'DrawReset-SelectRandom'.C78"/>
            <chart:data-point chart:repeated="6"/>
          </chart:series>
          <chart:series chart:style-name="ch14" chart:values-cell-range-address="'DrawReset-SelectRandom'.J80:'DrawReset-SelectRandom'.J84" chart:label-cell-address="'DrawReset-SelectRandom'.B80:'DrawReset-SelectRandom'.B80" chart:class="chart:scatter">
            <chart:domain table:cell-range-address="'DrawReset-SelectRandom'.C80:'DrawReset-SelectRandom'.C84"/>
            <chart:data-point chart:repeated="5"/>
          </chart:series>
          <chart:series chart:style-name="ch15" chart:values-cell-range-address="'DrawReset-SelectRandom'.J86:'DrawReset-SelectRandom'.J89" chart:label-cell-address="'DrawReset-SelectRandom'.B86:'DrawReset-SelectRandom'.B86" chart:class="chart:scatter">
            <chart:domain table:cell-range-address="'DrawReset-SelectRandom'.C86:'DrawReset-SelectRandom'.C89"/>
            <chart:data-point chart:repeated="4"/>
          </chart:series>
          <chart:series chart:style-name="ch16" chart:values-cell-range-address="'DrawReset-SelectRandom'.J91:'DrawReset-SelectRandom'.J93" chart:label-cell-address="'DrawReset-SelectRandom'.B91:'DrawReset-SelectRandom'.B91" chart:class="chart:scatter">
            <chart:domain table:cell-range-address="'DrawReset-SelectRandom'.C91:'DrawReset-SelectRandom'.C93"/>
            <chart:data-point chart:repeated="3"/>
          </chart:series>
          <chart:series chart:style-name="ch17" chart:values-cell-range-address="'DrawReset-SelectRandom'.J95:'DrawReset-SelectRandom'.J96" chart:label-cell-address="'DrawReset-SelectRandom'.B95:'DrawReset-SelectRandom'.B95" chart:class="chart:scatter">
            <chart:domain table:cell-range-address="'DrawReset-SelectRandom'.C95:'DrawReset-SelectRandom'.C96"/>
            <chart:data-point chart:repeated="2"/>
          </chart:series>
          <chart:series chart:style-name="ch18" chart:values-cell-range-address="'DrawReset-SelectRandom'.J98:'DrawReset-SelectRandom'.J98" chart:label-cell-address="'DrawReset-SelectRandom'.B98:'DrawReset-SelectRandom'.B98" chart:class="chart:scatter">
            <chart:domain table:cell-range-address="'DrawReset-SelectRandom'.C98:'DrawReset-SelectRandom'.C9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5:'DrawReset-SelectRandom'.B3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56:'DrawReset-SelectRandom'.B5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65:'DrawReset-SelectRandom'.B6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73:'DrawReset-SelectRandom'.B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80:'DrawReset-SelectRandom'.B8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86:'DrawReset-SelectRandom'.B8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95:'DrawReset-SelectRandom'.B9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98:'DrawReset-SelectRandom'.B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33</svg:desc>
                </draw:g>
              </table:table-cell>
              <table:table-cell office:value-type="float" office:value="5">
                <text:p>5</text:p>
                <draw:g>
                  <svg:desc>'DrawReset-SelectRandom'.J13:'DrawReset-SelectRandom'.J33</svg:desc>
                </draw:g>
              </table:table-cell>
              <table:table-cell office:value-type="float" office:value="0">
                <text:p>0</text:p>
                <draw:g>
                  <svg:desc>'DrawReset-SelectRandom'.C35:'DrawReset-SelectRandom'.C44</svg:desc>
                </draw:g>
              </table:table-cell>
              <table:table-cell office:value-type="float" office:value="10.3092783505155">
                <text:p>10.3092783505155</text:p>
                <draw:g>
                  <svg:desc>'DrawReset-SelectRandom'.J35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4</svg:desc>
                </draw:g>
              </table:table-cell>
              <table:table-cell office:value-type="float" office:value="11.8279569892473">
                <text:p>11.8279569892473</text:p>
                <draw:g>
                  <svg:desc>'DrawReset-SelectRandom'.J46:'DrawReset-SelectRandom'.J54</svg:desc>
                </draw:g>
              </table:table-cell>
              <table:table-cell office:value-type="float" office:value="0">
                <text:p>0</text:p>
                <draw:g>
                  <svg:desc>'DrawReset-SelectRandom'.C56:'DrawReset-SelectRandom'.C63</svg:desc>
                </draw:g>
              </table:table-cell>
              <table:table-cell office:value-type="float" office:value="7.05882352941176">
                <text:p>7.05882352941176</text:p>
                <draw:g>
                  <svg:desc>'DrawReset-SelectRandom'.J56:'DrawReset-SelectRandom'.J63</svg:desc>
                </draw:g>
              </table:table-cell>
              <table:table-cell office:value-type="float" office:value="0">
                <text:p>0</text:p>
                <draw:g>
                  <svg:desc>'DrawReset-SelectRandom'.C65:'DrawReset-SelectRandom'.C71</svg:desc>
                </draw:g>
              </table:table-cell>
              <table:table-cell office:value-type="float" office:value="18.8235294117647">
                <text:p>18.8235294117647</text:p>
                <draw:g>
                  <svg:desc>'DrawReset-SelectRandom'.J65:'DrawReset-SelectRandom'.J71</svg:desc>
                </draw:g>
              </table:table-cell>
              <table:table-cell office:value-type="float" office:value="0">
                <text:p>0</text:p>
                <draw:g>
                  <svg:desc>'DrawReset-SelectRandom'.C73:'DrawReset-SelectRandom'.C78</svg:desc>
                </draw:g>
              </table:table-cell>
              <table:table-cell office:value-type="float" office:value="29.6703296703297">
                <text:p>29.6703296703297</text:p>
                <draw:g>
                  <svg:desc>'DrawReset-SelectRandom'.J73:'DrawReset-SelectRandom'.J78</svg:desc>
                </draw:g>
              </table:table-cell>
              <table:table-cell office:value-type="float" office:value="0">
                <text:p>0</text:p>
                <draw:g>
                  <svg:desc>'DrawReset-SelectRandom'.C80:'DrawReset-SelectRandom'.C84</svg:desc>
                </draw:g>
              </table:table-cell>
              <table:table-cell office:value-type="float" office:value="18.2926829268293">
                <text:p>18.2926829268293</text:p>
                <draw:g>
                  <svg:desc>'DrawReset-SelectRandom'.J80:'DrawReset-SelectRandom'.J84</svg:desc>
                </draw:g>
              </table:table-cell>
              <table:table-cell office:value-type="float" office:value="0">
                <text:p>0</text:p>
                <draw:g>
                  <svg:desc>'DrawReset-SelectRandom'.C86:'DrawReset-SelectRandom'.C89</svg:desc>
                </draw:g>
              </table:table-cell>
              <table:table-cell office:value-type="float" office:value="21.5189873417721">
                <text:p>21.5189873417721</text:p>
                <draw:g>
                  <svg:desc>'DrawReset-SelectRandom'.J86:'DrawReset-SelectRandom'.J89</svg:desc>
                </draw:g>
              </table:table-cell>
              <table:table-cell office:value-type="float" office:value="0">
                <text:p>0</text:p>
                <draw:g>
                  <svg:desc>'DrawReset-SelectRandom'.C91:'DrawReset-SelectRandom'.C93</svg:desc>
                </draw:g>
              </table:table-cell>
              <table:table-cell office:value-type="float" office:value="28.9855072463768">
                <text:p>28.9855072463768</text:p>
                <draw:g>
                  <svg:desc>'DrawReset-SelectRandom'.J91:'DrawReset-SelectRandom'.J93</svg:desc>
                </draw:g>
              </table:table-cell>
              <table:table-cell office:value-type="float" office:value="0">
                <text:p>0</text:p>
                <draw:g>
                  <svg:desc>'DrawReset-SelectRandom'.C95:'DrawReset-SelectRandom'.C96</svg:desc>
                </draw:g>
              </table:table-cell>
              <table:table-cell office:value-type="float" office:value="32.9268292682927">
                <text:p>32.9268292682927</text:p>
                <draw:g>
                  <svg:desc>'DrawReset-SelectRandom'.J95:'DrawReset-SelectRandom'.J96</svg:desc>
                </draw:g>
              </table:table-cell>
              <table:table-cell office:value-type="float" office:value="0">
                <text:p>0</text:p>
                <draw:g>
                  <svg:desc>'DrawReset-SelectRandom'.C98:'DrawReset-SelectRandom'.C98</svg:desc>
                </draw:g>
              </table:table-cell>
              <table:table-cell office:value-type="float" office:value="22.9885057471264">
                <text:p>22.9885057471264</text:p>
                <draw:g>
                  <svg:desc>'DrawReset-SelectRandom'.J98:'DrawReset-SelectRandom'.J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">
                <text:p>0.1</text:p>
              </table:table-cell>
              <table:table-cell office:value-type="float" office:value="16.3265306122449">
                <text:p>16.3265306122449</text:p>
              </table:table-cell>
              <table:table-cell office:value-type="float" office:value="0.1">
                <text:p>0.1</text:p>
              </table:table-cell>
              <table:table-cell office:value-type="float" office:value="23.1578947368421">
                <text:p>23.1578947368421</text:p>
              </table:table-cell>
              <table:table-cell office:value-type="float" office:value="0.1">
                <text:p>0.1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0.1">
                <text:p>0.1</text:p>
              </table:table-cell>
              <table:table-cell office:value-type="float" office:value="25.9259259259259">
                <text:p>25.9259259259259</text:p>
              </table:table-cell>
              <table:table-cell office:value-type="float" office:value="0.1">
                <text:p>0.1</text:p>
              </table:table-cell>
              <table:table-cell office:value-type="float" office:value="30.3370786516854">
                <text:p>30.3370786516854</text:p>
              </table:table-cell>
              <table:table-cell office:value-type="float" office:value="0.1">
                <text:p>0.1</text:p>
              </table:table-cell>
              <table:table-cell office:value-type="float" office:value="32.5301204819277">
                <text:p>32.5301204819277</text:p>
              </table:table-cell>
              <table:table-cell office:value-type="float" office:value="0.1">
                <text:p>0.1</text:p>
              </table:table-cell>
              <table:table-cell office:value-type="float" office:value="23.2876712328767">
                <text:p>23.2876712328767</text:p>
              </table:table-cell>
              <table:table-cell office:value-type="float" office:value="0.1">
                <text:p>0.1</text:p>
              </table:table-cell>
              <table:table-cell office:value-type="float" office:value="23.5294117647059">
                <text:p>23.5294117647059</text:p>
              </table:table-cell>
              <table:table-cell office:value-type="float" office:value="0.1">
                <text:p>0.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0.2">
                <text:p>0.2</text:p>
              </table:table-cell>
              <table:table-cell office:value-type="float" office:value="12.9032258064516">
                <text:p>12.9032258064516</text:p>
              </table:table-cell>
              <table:table-cell office:value-type="float" office:value="0.2">
                <text:p>0.2</text:p>
              </table:table-cell>
              <table:table-cell office:value-type="float" office:value="26.3736263736264">
                <text:p>26.3736263736264</text:p>
              </table:table-cell>
              <table:table-cell office:value-type="float" office:value="0.2">
                <text:p>0.2</text:p>
              </table:table-cell>
              <table:table-cell office:value-type="float" office:value="25.3164556962025">
                <text:p>25.3164556962025</text:p>
              </table:table-cell>
              <table:table-cell office:value-type="float" office:value="0.2">
                <text:p>0.2</text:p>
              </table:table-cell>
              <table:table-cell office:value-type="float" office:value="44.5783132530121">
                <text:p>44.5783132530121</text:p>
              </table:table-cell>
              <table:table-cell office:value-type="float" office:value="0.2">
                <text:p>0.2</text:p>
              </table:table-cell>
              <table:table-cell office:value-type="float" office:value="31.3253012048193">
                <text:p>31.3253012048193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27.710843373494">
                <text:p>27.71084337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0.3">
                <text:p>0.3</text:p>
              </table:table-cell>
              <table:table-cell office:value-type="float" office:value="16.4835164835165">
                <text:p>16.4835164835165</text:p>
              </table:table-cell>
              <table:table-cell office:value-type="float" office:value="0.3">
                <text:p>0.3</text:p>
              </table:table-cell>
              <table:table-cell office:value-type="float" office:value="24.1379310344828">
                <text:p>24.1379310344828</text:p>
              </table:table-cell>
              <table:table-cell office:value-type="float" office:value="0.3">
                <text:p>0.3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0.3">
                <text:p>0.3</text:p>
              </table:table-cell>
              <table:table-cell office:value-type="float" office:value="31.4606741573034">
                <text:p>31.4606741573034</text:p>
              </table:table-cell>
              <table:table-cell office:value-type="float" office:value="0.3">
                <text:p>0.3</text:p>
              </table:table-cell>
              <table:table-cell office:value-type="float" office:value="26.5060240963855">
                <text:p>26.5060240963855</text:p>
              </table:table-cell>
              <table:table-cell office:value-type="float" office:value="0.3">
                <text:p>0.3</text:p>
              </table:table-cell>
              <table:table-cell office:value-type="float" office:value="26.7441860465116">
                <text:p>26.7441860465116</text:p>
              </table:table-cell>
              <table:table-cell office:value-type="float" office:value="0.3">
                <text:p>0.3</text:p>
              </table:table-cell>
              <table:table-cell office:value-type="float" office:value="24.7058823529412">
                <text:p>24.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3.6842105263158">
                <text:p>13.6842105263158</text:p>
              </table:table-cell>
              <table:table-cell office:value-type="float" office:value="0.4">
                <text:p>0.4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4">
                <text:p>0.4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0.4">
                <text:p>0.4</text:p>
              </table:table-cell>
              <table:table-cell office:value-type="float" office:value="33.695652173913">
                <text:p>33.695652173913</text:p>
              </table:table-cell>
              <table:table-cell office:value-type="float" office:value="0.4">
                <text:p>0.4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0.4">
                <text:p>0.4</text:p>
              </table:table-cell>
              <table:table-cell office:value-type="float" office:value="24.4186046511628">
                <text:p>24.4186046511628</text:p>
              </table:table-cell>
              <table:table-cell office:value-type="float" office:value="0.4">
                <text:p>0.4</text:p>
              </table:table-cell>
              <table:table-cell office:value-type="float" office:value="27.906976744186">
                <text:p>27.9069767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9.7916666666667">
                <text:p>19.7916666666667</text:p>
              </table:table-cell>
              <table:table-cell office:value-type="float" office:value="0.5">
                <text:p>0.5</text:p>
              </table:table-cell>
              <table:table-cell office:value-type="float" office:value="27.6595744680851">
                <text:p>27.6595744680851</text:p>
              </table:table-cell>
              <table:table-cell office:value-type="float" office:value="0.5">
                <text:p>0.5</text:p>
              </table:table-cell>
              <table:table-cell office:value-type="float" office:value="29.3478260869565">
                <text:p>29.3478260869565</text:p>
              </table:table-cell>
              <table:table-cell office:value-type="float" office:value="0.5">
                <text:p>0.5</text:p>
              </table:table-cell>
              <table:table-cell office:value-type="float" office:value="32.5842696629214">
                <text:p>32.5842696629214</text:p>
              </table:table-cell>
              <table:table-cell office:value-type="float" office:value="0.5">
                <text:p>0.5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0.5">
                <text:p>0.5</text:p>
              </table:table-cell>
              <table:table-cell office:value-type="float" office:value="19.5652173913043">
                <text:p>19.56521739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8.75">
                <text:p>18.75</text:p>
              </table:table-cell>
              <table:table-cell office:value-type="float" office:value="0.6">
                <text:p>0.6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6">
                <text:p>0.6</text:p>
              </table:table-cell>
              <table:table-cell office:value-type="float" office:value="22.4719101123596">
                <text:p>22.4719101123596</text:p>
              </table:table-cell>
              <table:table-cell office:value-type="float" office:value="0.6">
                <text:p>0.6</text:p>
              </table:table-cell>
              <table:table-cell office:value-type="float" office:value="25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0.7">
                <text:p>0.7</text:p>
              </table:table-cell>
              <table:table-cell office:value-type="float" office:value="21.875">
                <text:p>21.875</text:p>
              </table:table-cell>
              <table:table-cell office:value-type="float" office:value="0.7">
                <text:p>0.7</text:p>
              </table:table-cell>
              <table:table-cell office:value-type="float" office:value="23.5955056179775">
                <text:p>23.5955056179775</text:p>
              </table:table-cell>
              <table:table-cell office:value-type="float" office:value="0.7">
                <text:p>0.7</text:p>
              </table:table-cell>
              <table:table-cell office:value-type="float" office:value="24.1758241758242">
                <text:p>24.175824175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8.3673469387755">
                <text:p>18.3673469387755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19.5402298850575">
                <text:p>19.540229885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8.0851063829787">
                <text:p>18.085106382978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4.7368421052632">
                <text:p>14.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1.7021276595745">
                <text:p>11.702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5.3061224489796">
                <text:p>15.306122448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7.8350515463918">
                <text:p>27.835051546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6.8421052631579">
                <text:p>16.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0.6521739130435">
                <text:p>20.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8.24742268041237">
                <text:p>8.2474226804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.5416666666667">
                <text:p>13.5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101:'DrawReset-SelectRandom'.C110 'DrawReset-SelectRandom'.B101:'DrawReset-SelectRandom'.B101 'DrawReset-SelectRandom'.J101:'DrawReset-SelectRandom'.J110 'DrawReset-SelectRandom'.B112:'DrawReset-SelectRandom'.B112 'DrawReset-SelectRandom'.J112:'DrawReset-SelectRandom'.J120 'DrawReset-SelectRandom'.B122:'DrawReset-SelectRandom'.B122 'DrawReset-SelectRandom'.J122:'DrawReset-SelectRandom'.J129 'DrawReset-SelectRandom'.B131:'DrawReset-SelectRandom'.B131 'DrawReset-SelectRandom'.J131:'DrawReset-SelectRandom'.J137 'DrawReset-SelectRandom'.B139:'DrawReset-SelectRandom'.B139 'DrawReset-SelectRandom'.J139:'DrawReset-SelectRandom'.J144 'DrawReset-SelectRandom'.B146:'DrawReset-SelectRandom'.B146 'DrawReset-SelectRandom'.J146:'DrawReset-SelectRandom'.J150 'DrawReset-SelectRandom'.B152:'DrawReset-SelectRandom'.B152 'DrawReset-SelectRandom'.J152:'DrawReset-SelectRandom'.J155 'DrawReset-SelectRandom'.B157:'DrawReset-SelectRandom'.B157 'DrawReset-SelectRandom'.J157:'DrawReset-SelectRandom'.J159 'DrawReset-SelectRandom'.B161:'DrawReset-SelectRandom'.B161 'DrawReset-SelectRandom'.J161:'DrawReset-SelectRandom'.J162 'DrawReset-SelectRandom'.B164:'DrawReset-SelectRandom'.B164 'DrawReset-SelectRandom'.J164:'DrawReset-SelectRandom'.J16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01:'DrawReset-SelectRandom'.J110" chart:label-cell-address="'DrawReset-SelectRandom'.B101:'DrawReset-SelectRandom'.B101" chart:class="chart:scatter">
            <chart:domain table:cell-range-address="'DrawReset-SelectRandom'.C101:'DrawReset-SelectRandom'.C110"/>
            <chart:data-point chart:repeated="10"/>
          </chart:series>
          <chart:series chart:style-name="ch9" chart:values-cell-range-address="'DrawReset-SelectRandom'.J112:'DrawReset-SelectRandom'.J120" chart:label-cell-address="'DrawReset-SelectRandom'.B112:'DrawReset-SelectRandom'.B112" chart:class="chart:scatter">
            <chart:domain table:cell-range-address="'DrawReset-SelectRandom'.C112:'DrawReset-SelectRandom'.C120"/>
            <chart:data-point chart:repeated="9"/>
          </chart:series>
          <chart:series chart:style-name="ch10" chart:values-cell-range-address="'DrawReset-SelectRandom'.J122:'DrawReset-SelectRandom'.J129" chart:label-cell-address="'DrawReset-SelectRandom'.B122:'DrawReset-SelectRandom'.B122" chart:class="chart:scatter">
            <chart:domain table:cell-range-address="'DrawReset-SelectRandom'.C122:'DrawReset-SelectRandom'.C129"/>
            <chart:data-point chart:repeated="8"/>
          </chart:series>
          <chart:series chart:style-name="ch11" chart:values-cell-range-address="'DrawReset-SelectRandom'.J131:'DrawReset-SelectRandom'.J137" chart:label-cell-address="'DrawReset-SelectRandom'.B131:'DrawReset-SelectRandom'.B131" chart:class="chart:scatter">
            <chart:domain table:cell-range-address="'DrawReset-SelectRandom'.C131:'DrawReset-SelectRandom'.C137"/>
            <chart:data-point chart:repeated="7"/>
          </chart:series>
          <chart:series chart:style-name="ch12" chart:values-cell-range-address="'DrawReset-SelectRandom'.J139:'DrawReset-SelectRandom'.J144" chart:label-cell-address="'DrawReset-SelectRandom'.B139:'DrawReset-SelectRandom'.B139" chart:class="chart:scatter">
            <chart:domain table:cell-range-address="'DrawReset-SelectRandom'.C139:'DrawReset-SelectRandom'.C144"/>
            <chart:data-point chart:repeated="6"/>
          </chart:series>
          <chart:series chart:style-name="ch13" chart:values-cell-range-address="'DrawReset-SelectRandom'.J146:'DrawReset-SelectRandom'.J150" chart:label-cell-address="'DrawReset-SelectRandom'.B146:'DrawReset-SelectRandom'.B146" chart:class="chart:scatter">
            <chart:domain table:cell-range-address="'DrawReset-SelectRandom'.C146:'DrawReset-SelectRandom'.C150"/>
            <chart:data-point chart:repeated="5"/>
          </chart:series>
          <chart:series chart:style-name="ch14" chart:values-cell-range-address="'DrawReset-SelectRandom'.J152:'DrawReset-SelectRandom'.J155" chart:label-cell-address="'DrawReset-SelectRandom'.B152:'DrawReset-SelectRandom'.B152" chart:class="chart:scatter">
            <chart:domain table:cell-range-address="'DrawReset-SelectRandom'.C152:'DrawReset-SelectRandom'.C155"/>
            <chart:data-point chart:repeated="4"/>
          </chart:series>
          <chart:series chart:style-name="ch15" chart:values-cell-range-address="'DrawReset-SelectRandom'.J157:'DrawReset-SelectRandom'.J159" chart:label-cell-address="'DrawReset-SelectRandom'.B157:'DrawReset-SelectRandom'.B157" chart:class="chart:scatter">
            <chart:domain table:cell-range-address="'DrawReset-SelectRandom'.C157:'DrawReset-SelectRandom'.C159"/>
            <chart:data-point chart:repeated="3"/>
          </chart:series>
          <chart:series chart:style-name="ch16" chart:values-cell-range-address="'DrawReset-SelectRandom'.J161:'DrawReset-SelectRandom'.J162" chart:label-cell-address="'DrawReset-SelectRandom'.B161:'DrawReset-SelectRandom'.B161" chart:class="chart:scatter">
            <chart:domain table:cell-range-address="'DrawReset-SelectRandom'.C161:'DrawReset-SelectRandom'.C162"/>
            <chart:data-point chart:repeated="2"/>
          </chart:series>
          <chart:series chart:style-name="ch17" chart:values-cell-range-address="'DrawReset-SelectRandom'.J164:'DrawReset-SelectRandom'.J164" chart:label-cell-address="'DrawReset-SelectRandom'.B164:'DrawReset-SelectRandom'.B164" chart:class="chart:scatter">
            <chart:domain table:cell-range-address="'DrawReset-SelectRandom'.C164:'DrawReset-SelectRandom'.C164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01:'DrawReset-SelectRandom'.B1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22:'DrawReset-SelectRandom'.B1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31:'DrawReset-SelectRandom'.B13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39:'DrawReset-SelectRandom'.B13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46:'DrawReset-SelectRandom'.B1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52:'DrawReset-SelectRandom'.B15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61:'DrawReset-SelectRandom'.B16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64:'DrawReset-SelectRandom'.B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01:'DrawReset-SelectRandom'.C110</svg:desc>
                </draw:g>
              </table:table-cell>
              <table:table-cell office:value-type="float" office:value="10.5263157894737">
                <text:p>10.5263157894737</text:p>
                <draw:g>
                  <svg:desc>'DrawReset-SelectRandom'.J101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20</svg:desc>
                </draw:g>
              </table:table-cell>
              <table:table-cell office:value-type="float" office:value="13.6842105263158">
                <text:p>13.6842105263158</text:p>
                <draw:g>
                  <svg:desc>'DrawReset-SelectRandom'.J112:'DrawReset-SelectRandom'.J120</svg:desc>
                </draw:g>
              </table:table-cell>
              <table:table-cell office:value-type="float" office:value="0">
                <text:p>0</text:p>
                <draw:g>
                  <svg:desc>'DrawReset-SelectRandom'.C122:'DrawReset-SelectRandom'.C129</svg:desc>
                </draw:g>
              </table:table-cell>
              <table:table-cell office:value-type="float" office:value="14.2857142857143">
                <text:p>14.2857142857143</text:p>
                <draw:g>
                  <svg:desc>'DrawReset-SelectRandom'.J122:'DrawReset-SelectRandom'.J129</svg:desc>
                </draw:g>
              </table:table-cell>
              <table:table-cell office:value-type="float" office:value="0">
                <text:p>0</text:p>
                <draw:g>
                  <svg:desc>'DrawReset-SelectRandom'.C131:'DrawReset-SelectRandom'.C137</svg:desc>
                </draw:g>
              </table:table-cell>
              <table:table-cell office:value-type="float" office:value="28.0898876404494">
                <text:p>28.0898876404494</text:p>
                <draw:g>
                  <svg:desc>'DrawReset-SelectRandom'.J131:'DrawReset-SelectRandom'.J137</svg:desc>
                </draw:g>
              </table:table-cell>
              <table:table-cell office:value-type="float" office:value="0">
                <text:p>0</text:p>
                <draw:g>
                  <svg:desc>'DrawReset-SelectRandom'.C139:'DrawReset-SelectRandom'.C144</svg:desc>
                </draw:g>
              </table:table-cell>
              <table:table-cell office:value-type="float" office:value="27.1604938271605">
                <text:p>27.1604938271605</text:p>
                <draw:g>
                  <svg:desc>'DrawReset-SelectRandom'.J139:'DrawReset-SelectRandom'.J144</svg:desc>
                </draw:g>
              </table:table-cell>
              <table:table-cell office:value-type="float" office:value="0">
                <text:p>0</text:p>
                <draw:g>
                  <svg:desc>'DrawReset-SelectRandom'.C146:'DrawReset-SelectRandom'.C150</svg:desc>
                </draw:g>
              </table:table-cell>
              <table:table-cell office:value-type="float" office:value="27.0588235294118">
                <text:p>27.0588235294118</text:p>
                <draw:g>
                  <svg:desc>'DrawReset-SelectRandom'.J146:'DrawReset-SelectRandom'.J150</svg:desc>
                </draw:g>
              </table:table-cell>
              <table:table-cell office:value-type="float" office:value="0">
                <text:p>0</text:p>
                <draw:g>
                  <svg:desc>'DrawReset-SelectRandom'.C152:'DrawReset-SelectRandom'.C155</svg:desc>
                </draw:g>
              </table:table-cell>
              <table:table-cell office:value-type="float" office:value="31.7073170731707">
                <text:p>31.7073170731707</text:p>
                <draw:g>
                  <svg:desc>'DrawReset-SelectRandom'.J152:'DrawReset-SelectRandom'.J155</svg:desc>
                </draw:g>
              </table:table-cell>
              <table:table-cell office:value-type="float" office:value="0">
                <text:p>0</text:p>
                <draw:g>
                  <svg:desc>'DrawReset-SelectRandom'.C157:'DrawReset-SelectRandom'.C159</svg:desc>
                </draw:g>
              </table:table-cell>
              <table:table-cell office:value-type="float" office:value="30.6818181818182">
                <text:p>30.6818181818182</text:p>
                <draw:g>
                  <svg:desc>'DrawReset-SelectRandom'.J157:'DrawReset-SelectRandom'.J159</svg:desc>
                </draw:g>
              </table:table-cell>
              <table:table-cell office:value-type="float" office:value="0">
                <text:p>0</text:p>
                <draw:g>
                  <svg:desc>'DrawReset-SelectRandom'.C161:'DrawReset-SelectRandom'.C162</svg:desc>
                </draw:g>
              </table:table-cell>
              <table:table-cell office:value-type="float" office:value="29.5454545454545">
                <text:p>29.5454545454545</text:p>
                <draw:g>
                  <svg:desc>'DrawReset-SelectRandom'.J161:'DrawReset-SelectRandom'.J162</svg:desc>
                </draw:g>
              </table:table-cell>
              <table:table-cell office:value-type="float" office:value="0">
                <text:p>0</text:p>
                <draw:g>
                  <svg:desc>'DrawReset-SelectRandom'.C164:'DrawReset-SelectRandom'.C164</svg:desc>
                </draw:g>
              </table:table-cell>
              <table:table-cell office:value-type="float" office:value="30.5882352941176">
                <text:p>30.5882352941176</text:p>
                <draw:g>
                  <svg:desc>'DrawReset-SelectRandom'.J164:'DrawReset-SelectRandom'.J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0.1">
                <text:p>0.1</text:p>
              </table:table-cell>
              <table:table-cell office:value-type="float" office:value="22.6190476190476">
                <text:p>22.6190476190476</text:p>
              </table:table-cell>
              <table:table-cell office:value-type="float" office:value="0.1">
                <text:p>0.1</text:p>
              </table:table-cell>
              <table:table-cell office:value-type="float" office:value="36.8421052631579">
                <text:p>36.8421052631579</text:p>
              </table:table-cell>
              <table:table-cell office:value-type="float" office:value="0.1">
                <text:p>0.1</text:p>
              </table:table-cell>
              <table:table-cell office:value-type="float" office:value="37.8378378378378">
                <text:p>37.8378378378378</text:p>
              </table:table-cell>
              <table:table-cell office:value-type="float" office:value="0.1">
                <text:p>0.1</text:p>
              </table:table-cell>
              <table:table-cell office:value-type="float" office:value="25.3164556962025">
                <text:p>25.3164556962025</text:p>
              </table:table-cell>
              <table:table-cell office:value-type="float" office:value="0.1">
                <text:p>0.1</text:p>
              </table:table-cell>
              <table:table-cell office:value-type="float" office:value="28.9156626506024">
                <text:p>28.9156626506024</text:p>
              </table:table-cell>
              <table:table-cell office:value-type="float" office:value="0.1">
                <text:p>0.1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0.1">
                <text:p>0.1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7.2043010752688">
                <text:p>17.2043010752688</text:p>
              </table:table-cell>
              <table:table-cell office:value-type="float" office:value="0.2">
                <text:p>0.2</text:p>
              </table:table-cell>
              <table:table-cell office:value-type="float" office:value="29.6703296703297">
                <text:p>29.6703296703297</text:p>
              </table:table-cell>
              <table:table-cell office:value-type="float" office:value="0.2">
                <text:p>0.2</text:p>
              </table:table-cell>
              <table:table-cell office:value-type="float" office:value="35.9550561797753">
                <text:p>35.9550561797753</text:p>
              </table:table-cell>
              <table:table-cell office:value-type="float" office:value="0.2">
                <text:p>0.2</text:p>
              </table:table-cell>
              <table:table-cell office:value-type="float" office:value="42.1686746987952">
                <text:p>42.1686746987952</text:p>
              </table:table-cell>
              <table:table-cell office:value-type="float" office:value="0.2">
                <text:p>0.2</text:p>
              </table:table-cell>
              <table:table-cell office:value-type="float" office:value="38.75">
                <text:p>38.75</text:p>
              </table:table-cell>
              <table:table-cell office:value-type="float" office:value="0.2">
                <text:p>0.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0.6896551724138">
                <text:p>20.689655172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3.9583333333333">
                <text:p>23.9583333333333</text:p>
              </table:table-cell>
              <table:table-cell office:value-type="float" office:value="0.3">
                <text:p>0.3</text:p>
              </table:table-cell>
              <table:table-cell office:value-type="float" office:value="28.7234042553191">
                <text:p>28.7234042553191</text:p>
              </table:table-cell>
              <table:table-cell office:value-type="float" office:value="0.3">
                <text:p>0.3</text:p>
              </table:table-cell>
              <table:table-cell office:value-type="float" office:value="30.5882352941176">
                <text:p>30.5882352941176</text:p>
              </table:table-cell>
              <table:table-cell office:value-type="float" office:value="0.3">
                <text:p>0.3</text:p>
              </table:table-cell>
              <table:table-cell office:value-type="float" office:value="45.1219512195122">
                <text:p>45.1219512195122</text:p>
              </table:table-cell>
              <table:table-cell office:value-type="float" office:value="0.3">
                <text:p>0.3</text:p>
              </table:table-cell>
              <table:table-cell office:value-type="float" office:value="37.5">
                <text:p>37.5</text:p>
              </table:table-cell>
              <table:table-cell office:value-type="float" office:value="0.3">
                <text:p>0.3</text:p>
              </table:table-cell>
              <table:table-cell office:value-type="float" office:value="41.3793103448276">
                <text:p>41.3793103448276</text:p>
              </table:table-cell>
              <table:table-cell office:value-type="float" office:value="0.3">
                <text:p>0.3</text:p>
              </table:table-cell>
              <table:table-cell office:value-type="float" office:value="32.5301204819277">
                <text:p>32.530120481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0.4">
                <text:p>0.4</text:p>
              </table:table-cell>
              <table:table-cell office:value-type="float" office:value="32.5842696629214">
                <text:p>32.5842696629214</text:p>
              </table:table-cell>
              <table:table-cell office:value-type="float" office:value="0.4">
                <text:p>0.4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.4">
                <text:p>0.4</text:p>
              </table:table-cell>
              <table:table-cell office:value-type="float" office:value="39.0804597701149">
                <text:p>39.0804597701149</text:p>
              </table:table-cell>
              <table:table-cell office:value-type="float" office:value="0.4">
                <text:p>0.4</text:p>
              </table:table-cell>
              <table:table-cell office:value-type="float" office:value="27.1604938271605">
                <text:p>27.1604938271605</text:p>
              </table:table-cell>
              <table:table-cell office:value-type="float" office:value="0.4">
                <text:p>0.4</text:p>
              </table:table-cell>
              <table:table-cell office:value-type="float" office:value="26.3736263736264">
                <text:p>26.373626373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2.3404255319149">
                <text:p>22.3404255319149</text:p>
              </table:table-cell>
              <table:table-cell office:value-type="float" office:value="0.5">
                <text:p>0.5</text:p>
              </table:table-cell>
              <table:table-cell office:value-type="float" office:value="43.010752688172">
                <text:p>43.010752688172</text:p>
              </table:table-cell>
              <table:table-cell office:value-type="float" office:value="0.5">
                <text:p>0.5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0.5">
                <text:p>0.5</text:p>
              </table:table-cell>
              <table:table-cell office:value-type="float" office:value="32.5842696629214">
                <text:p>32.5842696629214</text:p>
              </table:table-cell>
              <table:table-cell office:value-type="float" office:value="0.5">
                <text:p>0.5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6.3157894736842">
                <text:p>26.3157894736842</text:p>
              </table:table-cell>
              <table:table-cell office:value-type="float" office:value="0.6">
                <text:p>0.6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0.6">
                <text:p>0.6</text:p>
              </table:table-cell>
              <table:table-cell office:value-type="float" office:value="25.2873563218391">
                <text:p>25.2873563218391</text:p>
              </table:table-cell>
              <table:table-cell office:value-type="float" office:value="0.6">
                <text:p>0.6</text:p>
              </table:table-cell>
              <table:table-cell office:value-type="float" office:value="34.4827586206897">
                <text:p>34.482758620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6.5060240963855">
                <text:p>26.5060240963855</text:p>
              </table:table-cell>
              <table:table-cell office:value-type="float" office:value="0.7">
                <text:p>0.7</text:p>
              </table:table-cell>
              <table:table-cell office:value-type="float" office:value="34.4444444444444">
                <text:p>34.444444444444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5.5555555555556">
                <text:p>25.5555555555556</text:p>
              </table:table-cell>
              <table:table-cell office:value-type="float" office:value="0.8">
                <text:p>0.8</text:p>
              </table:table-cell>
              <table:table-cell office:value-type="float" office:value="29.5454545454545">
                <text:p>29.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67:'DrawReset-SelectRandom'.C175 'DrawReset-SelectRandom'.J167:'DrawReset-SelectRandom'.J175" svg:x="0.77cm" svg:y="0.855cm" svg:width="11.738cm" svg:height="7.545cm">
          <chartooo:coordinate-region svg:x="1.868cm" svg:y="1.067cm" svg:width="10.30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67:'DrawReset-SelectRandom'.J175" chart:class="chart:scatter">
            <chart:domain table:cell-range-address="'DrawReset-SelectRandom'.C167:'DrawReset-SelectRandom'.C17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67:'DrawReset-SelectRandom'.C175</svg:desc>
                </draw:g>
              </table:table-cell>
              <table:table-cell office:value-type="float" office:value="21.5909090909091">
                <text:p>21.5909090909091</text:p>
                <draw:g>
                  <svg:desc>'DrawReset-SelectRandom'.J167:'DrawReset-SelectRandom'.J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9.7849462365591">
                <text:p>39.7849462365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0.5882352941176">
                <text:p>30.5882352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7.5862068965517">
                <text:p>27.5862068965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0.3370786516854">
                <text:p>30.3370786516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2.4719101123596">
                <text:p>22.4719101123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2.2222222222222">
                <text:p>32.2222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0.4347826086957">
                <text:p>30.4347826086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4.468085106383">
                <text:p>24.468085106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67:'DrawReset-SelectRandom'.C175 'DrawReset-SelectRandom'.B167:'DrawReset-SelectRandom'.B167 'DrawReset-SelectRandom'.J167:'DrawReset-SelectRandom'.J175 'DrawReset-SelectRandom'.B177:'DrawReset-SelectRandom'.B177 'DrawReset-SelectRandom'.J177:'DrawReset-SelectRandom'.J184 'DrawReset-SelectRandom'.B186:'DrawReset-SelectRandom'.B186 'DrawReset-SelectRandom'.J186:'DrawReset-SelectRandom'.J192 'DrawReset-SelectRandom'.B194:'DrawReset-SelectRandom'.B194 'DrawReset-SelectRandom'.J194:'DrawReset-SelectRandom'.J199 'DrawReset-SelectRandom'.B201:'DrawReset-SelectRandom'.B201 'DrawReset-SelectRandom'.J201:'DrawReset-SelectRandom'.J205 'DrawReset-SelectRandom'.B207:'DrawReset-SelectRandom'.B207 'DrawReset-SelectRandom'.J207:'DrawReset-SelectRandom'.J210 'DrawReset-SelectRandom'.B212:'DrawReset-SelectRandom'.B212 'DrawReset-SelectRandom'.J212:'DrawReset-SelectRandom'.J214 'DrawReset-SelectRandom'.B216:'DrawReset-SelectRandom'.B216 'DrawReset-SelectRandom'.J216:'DrawReset-SelectRandom'.J217 'DrawReset-SelectRandom'.B219:'DrawReset-SelectRandom'.B219 'DrawReset-SelectRandom'.J219:'DrawReset-SelectRandom'.J21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67:'DrawReset-SelectRandom'.J175" chart:label-cell-address="'DrawReset-SelectRandom'.B167:'DrawReset-SelectRandom'.B167" chart:class="chart:scatter">
            <chart:domain table:cell-range-address="'DrawReset-SelectRandom'.C167:'DrawReset-SelectRandom'.C175"/>
            <chart:data-point chart:repeated="9"/>
          </chart:series>
          <chart:series chart:style-name="ch8" chart:values-cell-range-address="'DrawReset-SelectRandom'.J177:'DrawReset-SelectRandom'.J184" chart:label-cell-address="'DrawReset-SelectRandom'.B177:'DrawReset-SelectRandom'.B177" chart:class="chart:scatter">
            <chart:domain table:cell-range-address="'DrawReset-SelectRandom'.C177:'DrawReset-SelectRandom'.C184"/>
            <chart:data-point chart:repeated="8"/>
          </chart:series>
          <chart:series chart:style-name="ch9" chart:values-cell-range-address="'DrawReset-SelectRandom'.J186:'DrawReset-SelectRandom'.J192" chart:label-cell-address="'DrawReset-SelectRandom'.B186:'DrawReset-SelectRandom'.B186" chart:class="chart:scatter">
            <chart:domain table:cell-range-address="'DrawReset-SelectRandom'.C186:'DrawReset-SelectRandom'.C192"/>
            <chart:data-point chart:repeated="7"/>
          </chart:series>
          <chart:series chart:style-name="ch10" chart:values-cell-range-address="'DrawReset-SelectRandom'.J194:'DrawReset-SelectRandom'.J199" chart:label-cell-address="'DrawReset-SelectRandom'.B194:'DrawReset-SelectRandom'.B194" chart:class="chart:scatter">
            <chart:domain table:cell-range-address="'DrawReset-SelectRandom'.C194:'DrawReset-SelectRandom'.C199"/>
            <chart:data-point chart:repeated="6"/>
          </chart:series>
          <chart:series chart:style-name="ch11" chart:values-cell-range-address="'DrawReset-SelectRandom'.J201:'DrawReset-SelectRandom'.J205" chart:label-cell-address="'DrawReset-SelectRandom'.B201:'DrawReset-SelectRandom'.B201" chart:class="chart:scatter">
            <chart:domain table:cell-range-address="'DrawReset-SelectRandom'.C201:'DrawReset-SelectRandom'.C205"/>
            <chart:data-point chart:repeated="5"/>
          </chart:series>
          <chart:series chart:style-name="ch12" chart:values-cell-range-address="'DrawReset-SelectRandom'.J207:'DrawReset-SelectRandom'.J210" chart:label-cell-address="'DrawReset-SelectRandom'.B207:'DrawReset-SelectRandom'.B207" chart:class="chart:scatter">
            <chart:domain table:cell-range-address="'DrawReset-SelectRandom'.C207:'DrawReset-SelectRandom'.C210"/>
            <chart:data-point chart:repeated="4"/>
          </chart:series>
          <chart:series chart:style-name="ch13" chart:values-cell-range-address="'DrawReset-SelectRandom'.J212:'DrawReset-SelectRandom'.J214" chart:label-cell-address="'DrawReset-SelectRandom'.B212:'DrawReset-SelectRandom'.B212" chart:class="chart:scatter">
            <chart:domain table:cell-range-address="'DrawReset-SelectRandom'.C212:'DrawReset-SelectRandom'.C214"/>
            <chart:data-point chart:repeated="3"/>
          </chart:series>
          <chart:series chart:style-name="ch14" chart:values-cell-range-address="'DrawReset-SelectRandom'.J216:'DrawReset-SelectRandom'.J217" chart:label-cell-address="'DrawReset-SelectRandom'.B216:'DrawReset-SelectRandom'.B216" chart:class="chart:scatter">
            <chart:domain table:cell-range-address="'DrawReset-SelectRandom'.C216:'DrawReset-SelectRandom'.C217"/>
            <chart:data-point chart:repeated="2"/>
          </chart:series>
          <chart:series chart:style-name="ch15" chart:values-cell-range-address="'DrawReset-SelectRandom'.J219:'DrawReset-SelectRandom'.J219" chart:label-cell-address="'DrawReset-SelectRandom'.B219:'DrawReset-SelectRandom'.B219" chart:class="chart:scatter">
            <chart:domain table:cell-range-address="'DrawReset-SelectRandom'.C219:'DrawReset-SelectRandom'.C21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77:'DrawReset-SelectRandom'.B17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86:'DrawReset-SelectRandom'.B18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94:'DrawReset-SelectRandom'.B1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01:'DrawReset-SelectRandom'.B2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07:'DrawReset-SelectRandom'.B2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16:'DrawReset-SelectRandom'.B2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19:'DrawReset-SelectRandom'.B2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67:'DrawReset-SelectRandom'.C175</svg:desc>
                </draw:g>
              </table:table-cell>
              <table:table-cell office:value-type="float" office:value="21.5909090909091">
                <text:p>21.5909090909091</text:p>
                <draw:g>
                  <svg:desc>'DrawReset-SelectRandom'.J167:'DrawReset-SelectRandom'.J175</svg:desc>
                </draw:g>
              </table:table-cell>
              <table:table-cell office:value-type="float" office:value="0">
                <text:p>0</text:p>
                <draw:g>
                  <svg:desc>'DrawReset-SelectRandom'.C177:'DrawReset-SelectRandom'.C184</svg:desc>
                </draw:g>
              </table:table-cell>
              <table:table-cell office:value-type="float" office:value="23.1707317073171">
                <text:p>23.1707317073171</text:p>
                <draw:g>
                  <svg:desc>'DrawReset-SelectRandom'.J177:'DrawReset-SelectRandom'.J184</svg:desc>
                </draw:g>
              </table:table-cell>
              <table:table-cell office:value-type="float" office:value="0">
                <text:p>0</text:p>
                <draw:g>
                  <svg:desc>'DrawReset-SelectRandom'.C186:'DrawReset-SelectRandom'.C192</svg:desc>
                </draw:g>
              </table:table-cell>
              <table:table-cell office:value-type="float" office:value="39.7590361445783">
                <text:p>39.7590361445783</text:p>
                <draw:g>
                  <svg:desc>'DrawReset-SelectRandom'.J186:'DrawReset-SelectRandom'.J192</svg:desc>
                </draw:g>
              </table:table-cell>
              <table:table-cell office:value-type="float" office:value="0">
                <text:p>0</text:p>
                <draw:g>
                  <svg:desc>'DrawReset-SelectRandom'.C194:'DrawReset-SelectRandom'.C199</svg:desc>
                </draw:g>
              </table:table-cell>
              <table:table-cell office:value-type="float" office:value="37.8048780487805">
                <text:p>37.8048780487805</text:p>
                <draw:g>
                  <svg:desc>'DrawReset-SelectRandom'.J194:'DrawReset-SelectRandom'.J199</svg:desc>
                </draw:g>
              </table:table-cell>
              <table:table-cell office:value-type="float" office:value="0">
                <text:p>0</text:p>
                <draw:g>
                  <svg:desc>'DrawReset-SelectRandom'.C201:'DrawReset-SelectRandom'.C205</svg:desc>
                </draw:g>
              </table:table-cell>
              <table:table-cell office:value-type="float" office:value="32.9113924050633">
                <text:p>32.9113924050633</text:p>
                <draw:g>
                  <svg:desc>'DrawReset-SelectRandom'.J201:'DrawReset-SelectRandom'.J205</svg:desc>
                </draw:g>
              </table:table-cell>
              <table:table-cell office:value-type="float" office:value="0">
                <text:p>0</text:p>
                <draw:g>
                  <svg:desc>'DrawReset-SelectRandom'.C207:'DrawReset-SelectRandom'.C210</svg:desc>
                </draw:g>
              </table:table-cell>
              <table:table-cell office:value-type="float" office:value="38.0952380952381">
                <text:p>38.0952380952381</text:p>
                <draw:g>
                  <svg:desc>'DrawReset-SelectRandom'.J207:'DrawReset-SelectRandom'.J210</svg:desc>
                </draw:g>
              </table:table-cell>
              <table:table-cell office:value-type="float" office:value="0">
                <text:p>0</text:p>
                <draw:g>
                  <svg:desc>'DrawReset-SelectRandom'.C212:'DrawReset-SelectRandom'.C214</svg:desc>
                </draw:g>
              </table:table-cell>
              <table:table-cell office:value-type="float" office:value="37.1794871794872">
                <text:p>37.1794871794872</text:p>
                <draw:g>
                  <svg:desc>'DrawReset-SelectRandom'.J212:'DrawReset-SelectRandom'.J214</svg:desc>
                </draw:g>
              </table:table-cell>
              <table:table-cell office:value-type="float" office:value="0">
                <text:p>0</text:p>
                <draw:g>
                  <svg:desc>'DrawReset-SelectRandom'.C216:'DrawReset-SelectRandom'.C217</svg:desc>
                </draw:g>
              </table:table-cell>
              <table:table-cell office:value-type="float" office:value="31.7647058823529">
                <text:p>31.7647058823529</text:p>
                <draw:g>
                  <svg:desc>'DrawReset-SelectRandom'.J216:'DrawReset-SelectRandom'.J217</svg:desc>
                </draw:g>
              </table:table-cell>
              <table:table-cell office:value-type="float" office:value="0">
                <text:p>0</text:p>
                <draw:g>
                  <svg:desc>'DrawReset-SelectRandom'.C219:'DrawReset-SelectRandom'.C219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219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9.7849462365591">
                <text:p>39.7849462365591</text:p>
              </table:table-cell>
              <table:table-cell office:value-type="float" office:value="0.1">
                <text:p>0.1</text:p>
              </table:table-cell>
              <table:table-cell office:value-type="float" office:value="47.6744186046512">
                <text:p>47.6744186046512</text:p>
              </table:table-cell>
              <table:table-cell office:value-type="float" office:value="0.1">
                <text:p>0.1</text:p>
              </table:table-cell>
              <table:table-cell office:value-type="float" office:value="55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44.5783132530121">
                <text:p>44.5783132530121</text:p>
              </table:table-cell>
              <table:table-cell office:value-type="float" office:value="0.1">
                <text:p>0.1</text:p>
              </table:table-cell>
              <table:table-cell office:value-type="float" office:value="43.9024390243903">
                <text:p>43.9024390243903</text:p>
              </table:table-cell>
              <table:table-cell office:value-type="float" office:value="0.1">
                <text:p>0.1</text:p>
              </table:table-cell>
              <table:table-cell office:value-type="float" office:value="34.8837209302326">
                <text:p>34.8837209302326</text:p>
              </table:table-cell>
              <table:table-cell office:value-type="float" office:value="0.1">
                <text:p>0.1</text:p>
              </table:table-cell>
              <table:table-cell office:value-type="float" office:value="28.7234042553191">
                <text:p>28.7234042553191</text:p>
              </table:table-cell>
              <table:table-cell office:value-type="float" office:value="0.1">
                <text:p>0.1</text:p>
              </table:table-cell>
              <table:table-cell office:value-type="float" office:value="13.1868131868132">
                <text:p>13.1868131868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0.5882352941176">
                <text:p>3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43.5294117647059">
                <text:p>43.5294117647059</text:p>
              </table:table-cell>
              <table:table-cell office:value-type="float" office:value="0.2">
                <text:p>0.2</text:p>
              </table:table-cell>
              <table:table-cell office:value-type="float" office:value="50.6024096385542">
                <text:p>50.6024096385542</text:p>
              </table:table-cell>
              <table:table-cell office:value-type="float" office:value="0.2">
                <text:p>0.2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0.2">
                <text:p>0.2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0.2">
                <text:p>0.2</text:p>
              </table:table-cell>
              <table:table-cell office:value-type="float" office:value="19.1489361702128">
                <text:p>19.148936170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7.5862068965517">
                <text:p>27.5862068965517</text:p>
              </table:table-cell>
              <table:table-cell office:value-type="float" office:value="0.3">
                <text:p>0.3</text:p>
              </table:table-cell>
              <table:table-cell office:value-type="float" office:value="32.9268292682927">
                <text:p>32.9268292682927</text:p>
              </table:table-cell>
              <table:table-cell office:value-type="float" office:value="0.3">
                <text:p>0.3</text:p>
              </table:table-cell>
              <table:table-cell office:value-type="float" office:value="48.1012658227848">
                <text:p>48.1012658227848</text:p>
              </table:table-cell>
              <table:table-cell office:value-type="float" office:value="0.3">
                <text:p>0.3</text:p>
              </table:table-cell>
              <table:table-cell office:value-type="float" office:value="41.304347826087">
                <text:p>41.304347826087</text:p>
              </table:table-cell>
              <table:table-cell office:value-type="float" office:value="0.3">
                <text:p>0.3</text:p>
              </table:table-cell>
              <table:table-cell office:value-type="float" office:value="41.025641025641">
                <text:p>41.025641025641</text:p>
              </table:table-cell>
              <table:table-cell office:value-type="float" office:value="0.3">
                <text:p>0.3</text:p>
              </table:table-cell>
              <table:table-cell office:value-type="float" office:value="37.1794871794872">
                <text:p>37.179487179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0.3370786516854">
                <text:p>30.3370786516854</text:p>
              </table:table-cell>
              <table:table-cell office:value-type="float" office:value="0.4">
                <text:p>0.4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48.7179487179487">
                <text:p>48.7179487179487</text:p>
              </table:table-cell>
              <table:table-cell office:value-type="float" office:value="0.4">
                <text:p>0.4</text:p>
              </table:table-cell>
              <table:table-cell office:value-type="float" office:value="35.3658536585366">
                <text:p>35.3658536585366</text:p>
              </table:table-cell>
              <table:table-cell office:value-type="float" office:value="0.4">
                <text:p>0.4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2.4719101123596">
                <text:p>22.4719101123596</text:p>
              </table:table-cell>
              <table:table-cell office:value-type="float" office:value="0.5">
                <text:p>0.5</text:p>
              </table:table-cell>
              <table:table-cell office:value-type="float" office:value="37.5">
                <text:p>37.5</text:p>
              </table:table-cell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32.183908045977">
                <text:p>32.18390804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0.6">
                <text:p>0.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0.6">
                <text:p>0.6</text:p>
              </table:table-cell>
              <table:table-cell office:value-type="float" office:value="29.6703296703297">
                <text:p>29.670329670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0.4347826086957">
                <text:p>30.4347826086957</text:p>
              </table:table-cell>
              <table:table-cell office:value-type="float" office:value="0.7">
                <text:p>0.7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4.468085106383">
                <text:p>24.46808510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22:'DrawReset-SelectRandom'.C229 'DrawReset-SelectRandom'.J222:'DrawReset-SelectRandom'.J229" svg:x="0.77cm" svg:y="0.855cm" svg:width="11.738cm" svg:height="7.545cm">
          <chartooo:coordinate-region svg:x="1.868cm" svg:y="1.067cm" svg:width="10.30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22:'DrawReset-SelectRandom'.J229" chart:class="chart:scatter">
            <chart:domain table:cell-range-address="'DrawReset-SelectRandom'.C222:'DrawReset-SelectRandom'.C22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22:'DrawReset-SelectRandom'.C229</svg:desc>
                </draw:g>
              </table:table-cell>
              <table:table-cell office:value-type="float" office:value="26.1363636363636">
                <text:p>26.1363636363636</text:p>
                <draw:g>
                  <svg:desc>'DrawReset-SelectRandom'.J222:'DrawReset-SelectRandom'.J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8.314606741573">
                <text:p>48.31460674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8.2022471910112">
                <text:p>38.202247191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8.8888888888889">
                <text:p>28.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4.4444444444444">
                <text:p>24.44444444444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22:'DrawReset-SelectRandom'.C229 'DrawReset-SelectRandom'.J222:'DrawReset-SelectRandom'.J22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22:'DrawReset-SelectRandom'.J229" chart:class="chart:scatter">
            <chart:domain table:cell-range-address="'DrawReset-SelectRandom'.C222:'DrawReset-SelectRandom'.C22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22:'DrawReset-SelectRandom'.C229</svg:desc>
                </draw:g>
              </table:table-cell>
              <table:table-cell office:value-type="float" office:value="26.1363636363636">
                <text:p>26.1363636363636</text:p>
                <draw:g>
                  <svg:desc>'DrawReset-SelectRandom'.J222:'DrawReset-SelectRandom'.J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8.314606741573">
                <text:p>48.31460674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8.2022471910112">
                <text:p>38.202247191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8.8888888888889">
                <text:p>28.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4.4444444444444">
                <text:p>24.44444444444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